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2.24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79.25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4.16mm"/>
    </style:style>
    <style:style style:name="co10" style:family="table-column">
      <style:table-column-properties fo:break-before="auto" style:column-width="54.54mm"/>
    </style:style>
    <style:style style:name="co11" style:family="table-column">
      <style:table-column-properties fo:break-before="auto" style:column-width="80.15mm"/>
    </style:style>
    <style:style style:name="co12" style:family="table-column">
      <style:table-column-properties fo:break-before="auto" style:column-width="14.78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43.37mm"/>
    </style:style>
    <style:style style:name="co15" style:family="table-column">
      <style:table-column-properties fo:break-before="auto" style:column-width="74.88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104.56mm"/>
    </style:style>
    <style:style style:name="co18" style:family="table-column">
      <style:table-column-properties fo:break-before="auto" style:column-width="31.94mm"/>
    </style:style>
    <style:style style:name="co19" style:family="table-column">
      <style:table-column-properties fo:break-before="auto" style:column-width="34.31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3">
      <style:table-cell-properties fo:border-bottom="0.99pt solid #000000" fo:border-left="0.99pt solid #000000" fo:border-right="none" fo:border-top="0.99pt solid #000000"/>
    </style:style>
    <style:style style:name="ce17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3">
      <style:table-cell-properties fo:border-bottom="0.99pt solid #000000" fo:border-left="none" fo:border-right="none" fo:border-top="0.99pt solid #000000"/>
    </style:style>
    <style:style style:name="ce23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6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3">
      <style:table-cell-properties fo:border-bottom="0.99pt solid #000000" fo:border-left="none" fo:border-right="2.01pt solid #000000" fo:border-top="0.99pt solid #000000"/>
    </style:style>
    <style:style style:name="ce30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31" style:family="table-cell" style:parent-style-name="Pivot_20_Table_20_Value" style:data-style-name="N3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3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13 val: 37427 selectAt(913) selectAtGas:3628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12 val: 37419 selectAt(912) selectAtGas:3427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42 val: 26840 selectAt(542) selectAtGas:3378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62 val: 24375 selectAt(462) selectAtGas:33668 dupes : 1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92 val: 28331 selectAt(592) selectAtGas:3366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64 val: 39044 selectAt(964) selectAtGas:3722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47 val: 32696 selectAt(747) selectAtGas:3165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74 val: 21090 selectAt(374) selectAtGas:3438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78 val: 27931 selectAt(578) selectAtGas:3124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82 val: 18435 selectAt(282) selectAtGas:3503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48 val: 38555 selectAt(948) selectAtGas:3385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37 val: 38272 selectAt(937) selectAtGas:3017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76 val: 36775 selectAt(876) selectAtGas:3366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02 val: 22004 selectAt(402) selectAtGas:3207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67 val: 39065 selectAt(967) selectAtGas:3628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78 val: 25007 selectAt(478) selectAtGas:3313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08 val: 25933 selectAt(508) selectAtGas:3438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70 val: 24617 selectAt(470) selectAtGas:3207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63 val: 20762 selectAt(363) selectAtGas:3397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92 val: 37134 selectAt(892) selectAtGas:3017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28 val: 32155 selectAt(728) selectAtGas:3533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09 val: 25988 selectAt(509) selectAtGas:3544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38 val: 32363 selectAt(738) selectAtGas:3366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10 val: 31620 selectAt(710) selectAtGas:3480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16 val: 26243 selectAt(516) selectAtGas:3343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33 val: 23183 selectAt(433) selectAtGas:2608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91 val: 28319 selectAt(591) selectAtGas:3260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69 val: 30480 selectAt(669) selectAtGas:2745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48 val: 38555 selectAt(948) selectAtGas:3385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46 val: 29913 selectAt(646) selectAtGas:3366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83 val: 18484 selectAt(283) selectAtGas:3438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01 val: 21983 selectAt(401) selectAtGas:3408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30 val: 32202 selectAt(730) selectAtGas:3188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18 val: 22655 selectAt(418) selectAtGas:3544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51 val: 30075 selectAt(651) selectAtGas:3283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84 val: 28181 selectAt(584) selectAtGas:3366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73 val: 21058 selectAt(373) selectAtGas:3503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25 val: 37914 selectAt(925) selectAtGas:3408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40 val: 29719 selectAt(640) selectAtGas:3230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11 val: 26037 selectAt(511) selectAtGas:3408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27 val: 32119 selectAt(727) selectAtGas:3427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92 val: 31190 selectAt(692) selectAtGas:3313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42 val: 23456 selectAt(442) selectAtGas:3029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56 val: 30120 selectAt(656) selectAtGas:3165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65 val: 20814 selectAt(365) selectAtGas:3420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63 val: 36410 selectAt(863) selectAtGas:3177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76 val: 36775 selectAt(876) selectAtGas:3366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93 val: 31207 selectAt(693) selectAtGas:3112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30 val: 35519 selectAt(830) selectAtGas:3249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77 val: 18252 selectAt(277) selectAtGas:3408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38 val: 29713 selectAt(638) selectAtGas:3124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71 val: 36706 selectAt(871) selectAtGas:3313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43 val: 29870 selectAt(643) selectAtGas:2934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31 val: 32206 selectAt(731) selectAtGas:3124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79 val: 18338 selectAt(279) selectAtGas:3366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44 val: 29888 selectAt(644) selectAtGas:3230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62 val: 36375 selectAt(862) selectAtGas:3071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50 val: 23871 selectAt(450) selectAtGas:3165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95 val: 21792 selectAt(395) selectAtGas:2934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20 val: 19544 selectAt(320) selectAtGas:3283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85 val: 28183 selectAt(585) selectAtGas:3165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91 val: 21645 selectAt(391) selectAtGas:30294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18 val: 19531 selectAt(318) selectAtGas:31472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29 val: 23026 selectAt(429) selectAtGas:3450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16 val: 29060 selectAt(616) selectAtGas:31658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43 val: 29870 selectAt(643) selectAtGas:29346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58 val: 27470 selectAt(558) selectAtGas:28930 dupes : 0 dupesGas: 22111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95 val: 15658 selectAt(195) selectAtGas:3349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55 val: 17531 selectAt(255) selectAtGas:34552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26 val: 13530 selectAt(126) selectAtGas:27918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0 val: 11630 selectAt(70) selectAtGas:3171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3 val: 10394 selectAt(23) selectAtGas:30762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22 val: 16483 selectAt(222) selectAtGas:32542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61 val: 11379 selectAt(61) selectAtGas:32542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9 val: 11197 selectAt(49) selectAtGas:3224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70 val: 14872 selectAt(170) selectAtGas:33604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10 val: 13037 selectAt(110) selectAtGas:3425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4 val: 10260 selectAt(14) selectAtGas:3372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 val: 10015 selectAt(2) selectAtGas:32054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95 val: 15658 selectAt(195) selectAtGas:3349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16 val: 16321 selectAt(216) selectAtGas:31178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24 val: 16561 selectAt(224) selectAtGas:34666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30 val: 10657 selectAt(30) selectAtGas:29814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96 val: 12664 selectAt(96) selectAtGas:32542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9 val: 10328 selectAt(19) selectAtGas:32356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54 val: 17500 selectAt(254) selectAtGas:3349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2 val: 11089 selectAt(42) selectAtGas:29814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87 val: 12349 selectAt(87) selectAtGas:34136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8 val: 12022 selectAt(78) selectAtGas:3349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8 val: 10585 selectAt(28) selectAtGas:3349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41 val: 17065 selectAt(241) selectAtGas:32958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50 val: 14270 selectAt(150) selectAtGas:34552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48 val: 11195 selectAt(48) selectAtGas:31178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02 val: 12822 selectAt(102) selectAtGas:33074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99 val: 15851 selectAt(199) selectAtGas:32772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512 val: 26077 selectAt(512) selectAtGas:33374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78 val: 12022 selectAt(78) selectAtGas:3349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113 val: 13129 selectAt(113) selectAtGas:30230 dupes : 0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53 val: 17496 selectAt(253) selectAtGas:34136 dupes : 1 dupesGas: 2211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delete items</text:p>
          </table:table-cell>
          <table:table-cell office:value-type="string" calcext:value-type="string">
            <text:p>delete pos: 216 val: 16321 selectAt(216) selectAtGas:31178 dupes : 0 dupesGas: 22111</text:p>
          </table:table-cell>
          <table:table-cell office:value-type="float" office:value="22098" calcext:value-type="float">
            <text:p>22098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815</text:p>
          </table:table-cell>
          <table:table-cell office:value-type="float" office:value="404193" calcext:value-type="float">
            <text:p>4041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918</text:p>
          </table:table-cell>
          <table:table-cell office:value-type="float" office:value="394773" calcext:value-type="float">
            <text:p>3947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477</text:p>
          </table:table-cell>
          <table:table-cell office:value-type="float" office:value="388424" calcext:value-type="float">
            <text:p>3884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190</text:p>
          </table:table-cell>
          <table:table-cell office:value-type="float" office:value="388414" calcext:value-type="float">
            <text:p>3884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799</text:p>
          </table:table-cell>
          <table:table-cell office:value-type="float" office:value="387397" calcext:value-type="float">
            <text:p>3873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969</text:p>
          </table:table-cell>
          <table:table-cell office:value-type="float" office:value="380800" calcext:value-type="float">
            <text:p>3808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465</text:p>
          </table:table-cell>
          <table:table-cell office:value-type="float" office:value="380790" calcext:value-type="float">
            <text:p>3807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484</text:p>
          </table:table-cell>
          <table:table-cell office:value-type="float" office:value="380790" calcext:value-type="float">
            <text:p>3807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267</text:p>
          </table:table-cell>
          <table:table-cell office:value-type="float" office:value="380011" calcext:value-type="float">
            <text:p>3800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192</text:p>
          </table:table-cell>
          <table:table-cell office:value-type="float" office:value="380011" calcext:value-type="float">
            <text:p>3800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699</text:p>
          </table:table-cell>
          <table:table-cell office:value-type="float" office:value="379763" calcext:value-type="float">
            <text:p>3797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477</text:p>
          </table:table-cell>
          <table:table-cell office:value-type="float" office:value="378984" calcext:value-type="float">
            <text:p>3789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810</text:p>
          </table:table-cell>
          <table:table-cell office:value-type="float" office:value="378984" calcext:value-type="float">
            <text:p>3789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317</text:p>
          </table:table-cell>
          <table:table-cell office:value-type="float" office:value="378984" calcext:value-type="float">
            <text:p>3789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402</text:p>
          </table:table-cell>
          <table:table-cell office:value-type="float" office:value="377967" calcext:value-type="float">
            <text:p>3779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510</text:p>
          </table:table-cell>
          <table:table-cell office:value-type="float" office:value="372397" calcext:value-type="float">
            <text:p>3723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242</text:p>
          </table:table-cell>
          <table:table-cell office:value-type="float" office:value="372387" calcext:value-type="float">
            <text:p>3723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743</text:p>
          </table:table-cell>
          <table:table-cell office:value-type="float" office:value="371618" calcext:value-type="float">
            <text:p>3716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58</text:p>
          </table:table-cell>
          <table:table-cell office:value-type="float" office:value="371618" calcext:value-type="float">
            <text:p>3716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913</text:p>
          </table:table-cell>
          <table:table-cell office:value-type="float" office:value="371618" calcext:value-type="float">
            <text:p>3716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311</text:p>
          </table:table-cell>
          <table:table-cell office:value-type="float" office:value="371608" calcext:value-type="float">
            <text:p>37160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782</text:p>
          </table:table-cell>
          <table:table-cell office:value-type="float" office:value="371370" calcext:value-type="float">
            <text:p>3713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401</text:p>
          </table:table-cell>
          <table:table-cell office:value-type="float" office:value="371370" calcext:value-type="float">
            <text:p>3713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894</text:p>
          </table:table-cell>
          <table:table-cell office:value-type="float" office:value="371370" calcext:value-type="float">
            <text:p>3713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040</text:p>
          </table:table-cell>
          <table:table-cell office:value-type="float" office:value="370591" calcext:value-type="float">
            <text:p>370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758</text:p>
          </table:table-cell>
          <table:table-cell office:value-type="float" office:value="370591" calcext:value-type="float">
            <text:p>370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066</text:p>
          </table:table-cell>
          <table:table-cell office:value-type="float" office:value="370591" calcext:value-type="float">
            <text:p>370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880</text:p>
          </table:table-cell>
          <table:table-cell office:value-type="float" office:value="370591" calcext:value-type="float">
            <text:p>370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966</text:p>
          </table:table-cell>
          <table:table-cell office:value-type="float" office:value="370591" calcext:value-type="float">
            <text:p>370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375</text:p>
          </table:table-cell>
          <table:table-cell office:value-type="float" office:value="370591" calcext:value-type="float">
            <text:p>370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210</text:p>
          </table:table-cell>
          <table:table-cell office:value-type="float" office:value="370591" calcext:value-type="float">
            <text:p>370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929</text:p>
          </table:table-cell>
          <table:table-cell office:value-type="float" office:value="370581" calcext:value-type="float">
            <text:p>3705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952</text:p>
          </table:table-cell>
          <table:table-cell office:value-type="float" office:value="370581" calcext:value-type="float">
            <text:p>3705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331</text:p>
          </table:table-cell>
          <table:table-cell office:value-type="float" office:value="370581" calcext:value-type="float">
            <text:p>3705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756</text:p>
          </table:table-cell>
          <table:table-cell office:value-type="float" office:value="370581" calcext:value-type="float">
            <text:p>3705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195</text:p>
          </table:table-cell>
          <table:table-cell office:value-type="float" office:value="370581" calcext:value-type="float">
            <text:p>3705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618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400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023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868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35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936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542</text:p>
          </table:table-cell>
          <table:table-cell office:value-type="float" office:value="369554" calcext:value-type="float">
            <text:p>369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177</text:p>
          </table:table-cell>
          <table:table-cell office:value-type="float" office:value="365021" calcext:value-type="float">
            <text:p>3650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449</text:p>
          </table:table-cell>
          <table:table-cell office:value-type="float" office:value="365021" calcext:value-type="float">
            <text:p>3650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244</text:p>
          </table:table-cell>
          <table:table-cell office:value-type="float" office:value="365021" calcext:value-type="float">
            <text:p>3650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60</text:p>
          </table:table-cell>
          <table:table-cell office:value-type="float" office:value="364242" calcext:value-type="float">
            <text:p>3642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315</text:p>
          </table:table-cell>
          <table:table-cell office:value-type="float" office:value="364232" calcext:value-type="float">
            <text:p>36423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090</text:p>
          </table:table-cell>
          <table:table-cell office:value-type="float" office:value="364232" calcext:value-type="float">
            <text:p>36423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624</text:p>
          </table:table-cell>
          <table:table-cell office:value-type="float" office:value="363994" calcext:value-type="float">
            <text:p>3639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138</text:p>
          </table:table-cell>
          <table:table-cell office:value-type="float" office:value="363994" calcext:value-type="float">
            <text:p>3639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390</text:p>
          </table:table-cell>
          <table:table-cell office:value-type="float" office:value="363984" calcext:value-type="float">
            <text:p>3639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955</text:p>
          </table:table-cell>
          <table:table-cell office:value-type="float" office:value="363984" calcext:value-type="float">
            <text:p>3639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531</text:p>
          </table:table-cell>
          <table:table-cell office:value-type="float" office:value="363984" calcext:value-type="float">
            <text:p>3639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578</text:p>
          </table:table-cell>
          <table:table-cell office:value-type="float" office:value="363984" calcext:value-type="float">
            <text:p>3639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132</text:p>
          </table:table-cell>
          <table:table-cell office:value-type="float" office:value="363215" calcext:value-type="float">
            <text:p>3632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585</text:p>
          </table:table-cell>
          <table:table-cell office:value-type="float" office:value="363205" calcext:value-type="float">
            <text:p>3632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547</text:p>
          </table:table-cell>
          <table:table-cell office:value-type="float" office:value="363205" calcext:value-type="float">
            <text:p>3632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105</text:p>
          </table:table-cell>
          <table:table-cell office:value-type="float" office:value="363205" calcext:value-type="float">
            <text:p>3632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161</text:p>
          </table:table-cell>
          <table:table-cell office:value-type="float" office:value="363205" calcext:value-type="float">
            <text:p>3632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20</text:p>
          </table:table-cell>
          <table:table-cell office:value-type="float" office:value="362967" calcext:value-type="float">
            <text:p>3629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427</text:p>
          </table:table-cell>
          <table:table-cell office:value-type="float" office:value="362967" calcext:value-type="float">
            <text:p>3629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880</text:p>
          </table:table-cell>
          <table:table-cell office:value-type="float" office:value="362967" calcext:value-type="float">
            <text:p>3629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415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232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483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360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850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01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025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754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701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319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10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492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258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004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620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408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971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639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242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877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344</text:p>
          </table:table-cell>
          <table:table-cell office:value-type="float" office:value="357883" calcext:value-type="float">
            <text:p>3578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077</text:p>
          </table:table-cell>
          <table:table-cell office:value-type="float" office:value="356866" calcext:value-type="float">
            <text:p>3568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926</text:p>
          </table:table-cell>
          <table:table-cell office:value-type="float" office:value="356618" calcext:value-type="float">
            <text:p>3566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688</text:p>
          </table:table-cell>
          <table:table-cell office:value-type="float" office:value="356608" calcext:value-type="float">
            <text:p>35660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299</text:p>
          </table:table-cell>
          <table:table-cell office:value-type="float" office:value="356608" calcext:value-type="float">
            <text:p>35660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804</text:p>
          </table:table-cell>
          <table:table-cell office:value-type="float" office:value="355829" calcext:value-type="float">
            <text:p>35582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123</text:p>
          </table:table-cell>
          <table:table-cell office:value-type="float" office:value="355829" calcext:value-type="float">
            <text:p>35582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484</text:p>
          </table:table-cell>
          <table:table-cell office:value-type="float" office:value="355829" calcext:value-type="float">
            <text:p>35582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010</text:p>
          </table:table-cell>
          <table:table-cell office:value-type="float" office:value="355829" calcext:value-type="float">
            <text:p>35582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838</text:p>
          </table:table-cell>
          <table:table-cell office:value-type="float" office:value="355829" calcext:value-type="float">
            <text:p>35582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609</text:p>
          </table:table-cell>
          <table:table-cell office:value-type="float" office:value="355591" calcext:value-type="float">
            <text:p>355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782</text:p>
          </table:table-cell>
          <table:table-cell office:value-type="float" office:value="355591" calcext:value-type="float">
            <text:p>355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284</text:p>
          </table:table-cell>
          <table:table-cell office:value-type="float" office:value="355591" calcext:value-type="float">
            <text:p>355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658</text:p>
          </table:table-cell>
          <table:table-cell office:value-type="float" office:value="355591" calcext:value-type="float">
            <text:p>3555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947</text:p>
          </table:table-cell>
          <table:table-cell office:value-type="float" office:value="355581" calcext:value-type="float">
            <text:p>3555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539</text:p>
          </table:table-cell>
          <table:table-cell office:value-type="float" office:value="355581" calcext:value-type="float">
            <text:p>3555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103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765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050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519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508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112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22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947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664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280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146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019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347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641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13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560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306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65</text:p>
          </table:table-cell>
          <table:table-cell office:value-type="float" office:value="354802" calcext:value-type="float">
            <text:p>354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316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290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877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330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500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854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94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713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657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780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971</text:p>
          </table:table-cell>
          <table:table-cell office:value-type="float" office:value="354554" calcext:value-type="float">
            <text:p>35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454</text:p>
          </table:table-cell>
          <table:table-cell office:value-type="float" office:value="349242" calcext:value-type="float">
            <text:p>3492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656</text:p>
          </table:table-cell>
          <table:table-cell office:value-type="float" office:value="348453" calcext:value-type="float">
            <text:p>34845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725</text:p>
          </table:table-cell>
          <table:table-cell office:value-type="float" office:value="348205" calcext:value-type="float">
            <text:p>3482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657</text:p>
          </table:table-cell>
          <table:table-cell office:value-type="float" office:value="348205" calcext:value-type="float">
            <text:p>3482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428</text:p>
          </table:table-cell>
          <table:table-cell office:value-type="float" office:value="348205" calcext:value-type="float">
            <text:p>3482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550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444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184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302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378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398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738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731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456</text:p>
          </table:table-cell>
          <table:table-cell office:value-type="float" office:value="347426" calcext:value-type="float">
            <text:p>347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878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247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831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734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400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705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866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888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064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175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763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696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010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922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608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946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56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555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147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581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585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001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53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356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226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631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829</text:p>
          </table:table-cell>
          <table:table-cell office:value-type="float" office:value="341856" calcext:value-type="float">
            <text:p>34185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230</text:p>
          </table:table-cell>
          <table:table-cell office:value-type="float" office:value="340050" calcext:value-type="float">
            <text:p>340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170</text:p>
          </table:table-cell>
          <table:table-cell office:value-type="float" office:value="340050" calcext:value-type="float">
            <text:p>340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971</text:p>
          </table:table-cell>
          <table:table-cell office:value-type="float" office:value="340050" calcext:value-type="float">
            <text:p>340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998</text:p>
          </table:table-cell>
          <table:table-cell office:value-type="float" office:value="340050" calcext:value-type="float">
            <text:p>340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33</text:p>
          </table:table-cell>
          <table:table-cell office:value-type="float" office:value="340050" calcext:value-type="float">
            <text:p>340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583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73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884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154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160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332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861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063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968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954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830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062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788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716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526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563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195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231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729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389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992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034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967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540</text:p>
          </table:table-cell>
          <table:table-cell office:value-type="float" office:value="339802" calcext:value-type="float">
            <text:p>33980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321</text:p>
          </table:table-cell>
          <table:table-cell office:value-type="float" office:value="332674" calcext:value-type="float">
            <text:p>33267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275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241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272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715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347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907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728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243</text:p>
          </table:table-cell>
          <table:table-cell office:value-type="float" office:value="332426" calcext:value-type="float">
            <text:p>33242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87</text:p>
          </table:table-cell>
          <table:table-cell office:value-type="float" office:value="326335" calcext:value-type="float">
            <text:p>3263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25</text:p>
          </table:table-cell>
          <table:table-cell office:value-type="float" office:value="325298" calcext:value-type="float">
            <text:p>3252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574</text:p>
          </table:table-cell>
          <table:table-cell office:value-type="float" office:value="325050" calcext:value-type="float">
            <text:p>325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254</text:p>
          </table:table-cell>
          <table:table-cell office:value-type="float" office:value="325050" calcext:value-type="float">
            <text:p>325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088</text:p>
          </table:table-cell>
          <table:table-cell office:value-type="float" office:value="325050" calcext:value-type="float">
            <text:p>325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085</text:p>
          </table:table-cell>
          <table:table-cell office:value-type="float" office:value="325050" calcext:value-type="float">
            <text:p>325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880</text:p>
          </table:table-cell>
          <table:table-cell office:value-type="float" office:value="325050" calcext:value-type="float">
            <text:p>325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657</text:p>
          </table:table-cell>
          <table:table-cell office:value-type="float" office:value="325050" calcext:value-type="float">
            <text:p>32505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555</text:p>
          </table:table-cell>
          <table:table-cell office:value-type="float" office:value="323336" calcext:value-type="float">
            <text:p>3233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719</text:p>
          </table:table-cell>
          <table:table-cell office:value-type="float" office:value="323088" calcext:value-type="float">
            <text:p>3230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834</text:p>
          </table:table-cell>
          <table:table-cell office:value-type="float" office:value="318711" calcext:value-type="float">
            <text:p>3187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712</text:p>
          </table:table-cell>
          <table:table-cell office:value-type="float" office:value="318711" calcext:value-type="float">
            <text:p>3187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580</text:p>
          </table:table-cell>
          <table:table-cell office:value-type="float" office:value="318711" calcext:value-type="float">
            <text:p>3187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065</text:p>
          </table:table-cell>
          <table:table-cell office:value-type="float" office:value="317922" calcext:value-type="float">
            <text:p>3179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070</text:p>
          </table:table-cell>
          <table:table-cell office:value-type="float" office:value="317674" calcext:value-type="float">
            <text:p>31767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771</text:p>
          </table:table-cell>
          <table:table-cell office:value-type="float" office:value="317674" calcext:value-type="float">
            <text:p>31767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026</text:p>
          </table:table-cell>
          <table:table-cell office:value-type="float" office:value="317674" calcext:value-type="float">
            <text:p>31767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531</text:p>
          </table:table-cell>
          <table:table-cell office:value-type="float" office:value="316729" calcext:value-type="float">
            <text:p>31672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656</text:p>
          </table:table-cell>
          <table:table-cell office:value-type="float" office:value="314933" calcext:value-type="float">
            <text:p>3149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196</text:p>
          </table:table-cell>
          <table:table-cell office:value-type="float" office:value="313906" calcext:value-type="float">
            <text:p>31390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968</text:p>
          </table:table-cell>
          <table:table-cell office:value-type="float" office:value="313906" calcext:value-type="float">
            <text:p>31390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967</text:p>
          </table:table-cell>
          <table:table-cell office:value-type="float" office:value="312879" calcext:value-type="float">
            <text:p>31287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579</text:p>
          </table:table-cell>
          <table:table-cell office:value-type="float" office:value="312879" calcext:value-type="float">
            <text:p>31287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38</text:p>
          </table:table-cell>
          <table:table-cell office:value-type="float" office:value="312869" calcext:value-type="float">
            <text:p>3128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553</text:p>
          </table:table-cell>
          <table:table-cell office:value-type="float" office:value="312869" calcext:value-type="float">
            <text:p>3128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617</text:p>
          </table:table-cell>
          <table:table-cell office:value-type="float" office:value="311325" calcext:value-type="float">
            <text:p>3113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178</text:p>
          </table:table-cell>
          <table:table-cell office:value-type="float" office:value="310298" calcext:value-type="float">
            <text:p>3102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190</text:p>
          </table:table-cell>
          <table:table-cell office:value-type="float" office:value="307547" calcext:value-type="float">
            <text:p>30754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823</text:p>
          </table:table-cell>
          <table:table-cell office:value-type="float" office:value="306520" calcext:value-type="float">
            <text:p>30652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609</text:p>
          </table:table-cell>
          <table:table-cell office:value-type="float" office:value="305503" calcext:value-type="float">
            <text:p>3055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297</text:p>
          </table:table-cell>
          <table:table-cell office:value-type="float" office:value="305493" calcext:value-type="float">
            <text:p>3054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951</text:p>
          </table:table-cell>
          <table:table-cell office:value-type="float" office:value="305493" calcext:value-type="float">
            <text:p>3054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902</text:p>
          </table:table-cell>
          <table:table-cell office:value-type="float" office:value="305493" calcext:value-type="float">
            <text:p>3054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127</text:p>
          </table:table-cell>
          <table:table-cell office:value-type="float" office:value="304466" calcext:value-type="float">
            <text:p>3044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141</text:p>
          </table:table-cell>
          <table:table-cell office:value-type="float" office:value="304466" calcext:value-type="float">
            <text:p>3044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221</text:p>
          </table:table-cell>
          <table:table-cell office:value-type="float" office:value="303439" calcext:value-type="float">
            <text:p>3034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938</text:p>
          </table:table-cell>
          <table:table-cell office:value-type="float" office:value="302922" calcext:value-type="float">
            <text:p>3029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681</text:p>
          </table:table-cell>
          <table:table-cell office:value-type="float" office:value="302922" calcext:value-type="float">
            <text:p>3029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485</text:p>
          </table:table-cell>
          <table:table-cell office:value-type="float" office:value="299144" calcext:value-type="float">
            <text:p>29914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029</text:p>
          </table:table-cell>
          <table:table-cell office:value-type="float" office:value="298127" calcext:value-type="float">
            <text:p>29812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028</text:p>
          </table:table-cell>
          <table:table-cell office:value-type="float" office:value="298117" calcext:value-type="float">
            <text:p>29811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168</text:p>
          </table:table-cell>
          <table:table-cell office:value-type="float" office:value="298117" calcext:value-type="float">
            <text:p>29811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480</text:p>
          </table:table-cell>
          <table:table-cell office:value-type="float" office:value="297869" calcext:value-type="float">
            <text:p>2978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971</text:p>
          </table:table-cell>
          <table:table-cell office:value-type="float" office:value="297100" calcext:value-type="float">
            <text:p>297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723</text:p>
          </table:table-cell>
          <table:table-cell office:value-type="float" office:value="297100" calcext:value-type="float">
            <text:p>297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726</text:p>
          </table:table-cell>
          <table:table-cell office:value-type="float" office:value="297100" calcext:value-type="float">
            <text:p>297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504</text:p>
          </table:table-cell>
          <table:table-cell office:value-type="float" office:value="297100" calcext:value-type="float">
            <text:p>297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142</text:p>
          </table:table-cell>
          <table:table-cell office:value-type="float" office:value="297100" calcext:value-type="float">
            <text:p>297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108</text:p>
          </table:table-cell>
          <table:table-cell office:value-type="float" office:value="297090" calcext:value-type="float">
            <text:p>297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227</text:p>
          </table:table-cell>
          <table:table-cell office:value-type="float" office:value="297090" calcext:value-type="float">
            <text:p>297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196</text:p>
          </table:table-cell>
          <table:table-cell office:value-type="float" office:value="297090" calcext:value-type="float">
            <text:p>297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587</text:p>
          </table:table-cell>
          <table:table-cell office:value-type="float" office:value="297090" calcext:value-type="float">
            <text:p>297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34</text:p>
          </table:table-cell>
          <table:table-cell office:value-type="float" office:value="297090" calcext:value-type="float">
            <text:p>297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202</text:p>
          </table:table-cell>
          <table:table-cell office:value-type="float" office:value="297090" calcext:value-type="float">
            <text:p>297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419</text:p>
          </table:table-cell>
          <table:table-cell office:value-type="float" office:value="296073" calcext:value-type="float">
            <text:p>2960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725</text:p>
          </table:table-cell>
          <table:table-cell office:value-type="float" office:value="296073" calcext:value-type="float">
            <text:p>2960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359</text:p>
          </table:table-cell>
          <table:table-cell office:value-type="float" office:value="296073" calcext:value-type="float">
            <text:p>2960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356</text:p>
          </table:table-cell>
          <table:table-cell office:value-type="float" office:value="296073" calcext:value-type="float">
            <text:p>2960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914</text:p>
          </table:table-cell>
          <table:table-cell office:value-type="float" office:value="296063" calcext:value-type="float">
            <text:p>296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634</text:p>
          </table:table-cell>
          <table:table-cell office:value-type="float" office:value="296063" calcext:value-type="float">
            <text:p>296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678</text:p>
          </table:table-cell>
          <table:table-cell office:value-type="float" office:value="296063" calcext:value-type="float">
            <text:p>296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344</text:p>
          </table:table-cell>
          <table:table-cell office:value-type="float" office:value="296063" calcext:value-type="float">
            <text:p>296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075</text:p>
          </table:table-cell>
          <table:table-cell office:value-type="float" office:value="295546" calcext:value-type="float">
            <text:p>2955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414</text:p>
          </table:table-cell>
          <table:table-cell office:value-type="float" office:value="291520" calcext:value-type="float">
            <text:p>29152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475</text:p>
          </table:table-cell>
          <table:table-cell office:value-type="float" office:value="290751" calcext:value-type="float">
            <text:p>29075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439</text:p>
          </table:table-cell>
          <table:table-cell office:value-type="float" office:value="290741" calcext:value-type="float">
            <text:p>29074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279</text:p>
          </table:table-cell>
          <table:table-cell office:value-type="float" office:value="290493" calcext:value-type="float">
            <text:p>2904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370</text:p>
          </table:table-cell>
          <table:table-cell office:value-type="float" office:value="289724" calcext:value-type="float">
            <text:p>289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269</text:p>
          </table:table-cell>
          <table:table-cell office:value-type="float" office:value="289724" calcext:value-type="float">
            <text:p>289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855</text:p>
          </table:table-cell>
          <table:table-cell office:value-type="float" office:value="289724" calcext:value-type="float">
            <text:p>289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675</text:p>
          </table:table-cell>
          <table:table-cell office:value-type="float" office:value="289724" calcext:value-type="float">
            <text:p>289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994</text:p>
          </table:table-cell>
          <table:table-cell office:value-type="float" office:value="289724" calcext:value-type="float">
            <text:p>289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158</text:p>
          </table:table-cell>
          <table:table-cell office:value-type="float" office:value="289724" calcext:value-type="float">
            <text:p>289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064</text:p>
          </table:table-cell>
          <table:table-cell office:value-type="float" office:value="289724" calcext:value-type="float">
            <text:p>289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235</text:p>
          </table:table-cell>
          <table:table-cell office:value-type="float" office:value="289714" calcext:value-type="float">
            <text:p>2897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373</text:p>
          </table:table-cell>
          <table:table-cell office:value-type="float" office:value="289714" calcext:value-type="float">
            <text:p>2897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452</text:p>
          </table:table-cell>
          <table:table-cell office:value-type="float" office:value="289476" calcext:value-type="float">
            <text:p>28947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091</text:p>
          </table:table-cell>
          <table:table-cell office:value-type="float" office:value="289466" calcext:value-type="float">
            <text:p>2894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196</text:p>
          </table:table-cell>
          <table:table-cell office:value-type="float" office:value="289466" calcext:value-type="float">
            <text:p>2894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144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581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86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606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146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241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915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164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278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504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363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379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86</text:p>
          </table:table-cell>
          <table:table-cell office:value-type="float" office:value="288697" calcext:value-type="float">
            <text:p>288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893</text:p>
          </table:table-cell>
          <table:table-cell office:value-type="float" office:value="288687" calcext:value-type="float">
            <text:p>288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006</text:p>
          </table:table-cell>
          <table:table-cell office:value-type="float" office:value="288687" calcext:value-type="float">
            <text:p>288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774</text:p>
          </table:table-cell>
          <table:table-cell office:value-type="float" office:value="288687" calcext:value-type="float">
            <text:p>288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854</text:p>
          </table:table-cell>
          <table:table-cell office:value-type="float" office:value="288687" calcext:value-type="float">
            <text:p>288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498</text:p>
          </table:table-cell>
          <table:table-cell office:value-type="float" office:value="288687" calcext:value-type="float">
            <text:p>288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520</text:p>
          </table:table-cell>
          <table:table-cell office:value-type="float" office:value="288687" calcext:value-type="float">
            <text:p>288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229</text:p>
          </table:table-cell>
          <table:table-cell office:value-type="float" office:value="288643" calcext:value-type="float">
            <text:p>2886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53</text:p>
          </table:table-cell>
          <table:table-cell office:value-type="float" office:value="287864" calcext:value-type="float">
            <text:p>28786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156</text:p>
          </table:table-cell>
          <table:table-cell office:value-type="float" office:value="284144" calcext:value-type="float">
            <text:p>28414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480</text:p>
          </table:table-cell>
          <table:table-cell office:value-type="float" office:value="283375" calcext:value-type="float">
            <text:p>28337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782</text:p>
          </table:table-cell>
          <table:table-cell office:value-type="float" office:value="283127" calcext:value-type="float">
            <text:p>28312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994</text:p>
          </table:table-cell>
          <table:table-cell office:value-type="float" office:value="283127" calcext:value-type="float">
            <text:p>28312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578</text:p>
          </table:table-cell>
          <table:table-cell office:value-type="float" office:value="282348" calcext:value-type="float">
            <text:p>28234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897</text:p>
          </table:table-cell>
          <table:table-cell office:value-type="float" office:value="282348" calcext:value-type="float">
            <text:p>28234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06</text:p>
          </table:table-cell>
          <table:table-cell office:value-type="float" office:value="282348" calcext:value-type="float">
            <text:p>28234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22</text:p>
          </table:table-cell>
          <table:table-cell office:value-type="float" office:value="282338" calcext:value-type="float">
            <text:p>28233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285</text:p>
          </table:table-cell>
          <table:table-cell office:value-type="float" office:value="282100" calcext:value-type="float">
            <text:p>282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031</text:p>
          </table:table-cell>
          <table:table-cell office:value-type="float" office:value="282100" calcext:value-type="float">
            <text:p>282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983</text:p>
          </table:table-cell>
          <table:table-cell office:value-type="float" office:value="282100" calcext:value-type="float">
            <text:p>2821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875</text:p>
          </table:table-cell>
          <table:table-cell office:value-type="float" office:value="282090" calcext:value-type="float">
            <text:p>282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301</text:p>
          </table:table-cell>
          <table:table-cell office:value-type="float" office:value="282090" calcext:value-type="float">
            <text:p>282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479</text:p>
          </table:table-cell>
          <table:table-cell office:value-type="float" office:value="282090" calcext:value-type="float">
            <text:p>282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082</text:p>
          </table:table-cell>
          <table:table-cell office:value-type="float" office:value="282090" calcext:value-type="float">
            <text:p>2820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44</text:p>
          </table:table-cell>
          <table:table-cell office:value-type="float" office:value="281901" calcext:value-type="float">
            <text:p>28190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462</text:p>
          </table:table-cell>
          <table:table-cell office:value-type="float" office:value="281321" calcext:value-type="float">
            <text:p>281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711</text:p>
          </table:table-cell>
          <table:table-cell office:value-type="float" office:value="281321" calcext:value-type="float">
            <text:p>281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545</text:p>
          </table:table-cell>
          <table:table-cell office:value-type="float" office:value="281321" calcext:value-type="float">
            <text:p>281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496</text:p>
          </table:table-cell>
          <table:table-cell office:value-type="float" office:value="281321" calcext:value-type="float">
            <text:p>281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638</text:p>
          </table:table-cell>
          <table:table-cell office:value-type="float" office:value="281321" calcext:value-type="float">
            <text:p>281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992</text:p>
          </table:table-cell>
          <table:table-cell office:value-type="float" office:value="281321" calcext:value-type="float">
            <text:p>281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441</text:p>
          </table:table-cell>
          <table:table-cell office:value-type="float" office:value="281321" calcext:value-type="float">
            <text:p>281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40</text:p>
          </table:table-cell>
          <table:table-cell office:value-type="float" office:value="281311" calcext:value-type="float">
            <text:p>281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556</text:p>
          </table:table-cell>
          <table:table-cell office:value-type="float" office:value="281311" calcext:value-type="float">
            <text:p>281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28</text:p>
          </table:table-cell>
          <table:table-cell office:value-type="float" office:value="281311" calcext:value-type="float">
            <text:p>281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774</text:p>
          </table:table-cell>
          <table:table-cell office:value-type="float" office:value="281311" calcext:value-type="float">
            <text:p>281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284</text:p>
          </table:table-cell>
          <table:table-cell office:value-type="float" office:value="281311" calcext:value-type="float">
            <text:p>281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765</text:p>
          </table:table-cell>
          <table:table-cell office:value-type="float" office:value="281073" calcext:value-type="float">
            <text:p>2810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988</text:p>
          </table:table-cell>
          <table:table-cell office:value-type="float" office:value="281073" calcext:value-type="float">
            <text:p>2810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511</text:p>
          </table:table-cell>
          <table:table-cell office:value-type="float" office:value="281063" calcext:value-type="float">
            <text:p>281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427</text:p>
          </table:table-cell>
          <table:table-cell office:value-type="float" office:value="281063" calcext:value-type="float">
            <text:p>281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65</text:p>
          </table:table-cell>
          <table:table-cell office:value-type="float" office:value="281063" calcext:value-type="float">
            <text:p>281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655</text:p>
          </table:table-cell>
          <table:table-cell office:value-type="float" office:value="281063" calcext:value-type="float">
            <text:p>281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759</text:p>
          </table:table-cell>
          <table:table-cell office:value-type="float" office:value="281063" calcext:value-type="float">
            <text:p>2810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100</text:p>
          </table:table-cell>
          <table:table-cell office:value-type="float" office:value="275751" calcext:value-type="float">
            <text:p>27575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161</text:p>
          </table:table-cell>
          <table:table-cell office:value-type="float" office:value="275751" calcext:value-type="float">
            <text:p>27575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235</text:p>
          </table:table-cell>
          <table:table-cell office:value-type="float" office:value="275741" calcext:value-type="float">
            <text:p>27574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463</text:p>
          </table:table-cell>
          <table:table-cell office:value-type="float" office:value="275741" calcext:value-type="float">
            <text:p>27574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120</text:p>
          </table:table-cell>
          <table:table-cell office:value-type="float" office:value="274724" calcext:value-type="float">
            <text:p>274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464</text:p>
          </table:table-cell>
          <table:table-cell office:value-type="float" office:value="274724" calcext:value-type="float">
            <text:p>274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076</text:p>
          </table:table-cell>
          <table:table-cell office:value-type="float" office:value="274724" calcext:value-type="float">
            <text:p>274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006</text:p>
          </table:table-cell>
          <table:table-cell office:value-type="float" office:value="274724" calcext:value-type="float">
            <text:p>2747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822</text:p>
          </table:table-cell>
          <table:table-cell office:value-type="float" office:value="274714" calcext:value-type="float">
            <text:p>2747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735</text:p>
          </table:table-cell>
          <table:table-cell office:value-type="float" office:value="274714" calcext:value-type="float">
            <text:p>2747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65</text:p>
          </table:table-cell>
          <table:table-cell office:value-type="float" office:value="274714" calcext:value-type="float">
            <text:p>2747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329</text:p>
          </table:table-cell>
          <table:table-cell office:value-type="float" office:value="274714" calcext:value-type="float">
            <text:p>2747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684</text:p>
          </table:table-cell>
          <table:table-cell office:value-type="float" office:value="274714" calcext:value-type="float">
            <text:p>27471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281</text:p>
          </table:table-cell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16</text:p>
          </table:table-cell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004</text:p>
          </table:table-cell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355</text:p>
          </table:table-cell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375</text:p>
          </table:table-cell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476</text:p>
          </table:table-cell>
          <table:table-cell office:value-type="float" office:value="273935" calcext:value-type="float">
            <text:p>273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447</text:p>
          </table:table-cell>
          <table:table-cell office:value-type="float" office:value="273935" calcext:value-type="float">
            <text:p>273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167</text:p>
          </table:table-cell>
          <table:table-cell office:value-type="float" office:value="273935" calcext:value-type="float">
            <text:p>273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141</text:p>
          </table:table-cell>
          <table:table-cell office:value-type="float" office:value="273935" calcext:value-type="float">
            <text:p>273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343</text:p>
          </table:table-cell>
          <table:table-cell office:value-type="float" office:value="273935" calcext:value-type="float">
            <text:p>273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474</text:p>
          </table:table-cell>
          <table:table-cell office:value-type="float" office:value="273935" calcext:value-type="float">
            <text:p>273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115</text:p>
          </table:table-cell>
          <table:table-cell office:value-type="float" office:value="273935" calcext:value-type="float">
            <text:p>273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830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037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390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673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587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095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011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655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090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147</text:p>
          </table:table-cell>
          <table:table-cell office:value-type="float" office:value="273697" calcext:value-type="float">
            <text:p>2736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449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844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210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353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92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058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372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913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573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119</text:p>
          </table:table-cell>
          <table:table-cell office:value-type="float" office:value="273687" calcext:value-type="float">
            <text:p>2736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305</text:p>
          </table:table-cell>
          <table:table-cell office:value-type="float" office:value="272709" calcext:value-type="float">
            <text:p>2727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557</text:p>
          </table:table-cell>
          <table:table-cell office:value-type="float" office:value="272085" calcext:value-type="float">
            <text:p>2720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862</text:p>
          </table:table-cell>
          <table:table-cell office:value-type="float" office:value="267586" calcext:value-type="float">
            <text:p>26758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54</text:p>
          </table:table-cell>
          <table:table-cell office:value-type="float" office:value="267348" calcext:value-type="float">
            <text:p>26734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281</text:p>
          </table:table-cell>
          <table:table-cell office:value-type="float" office:value="267338" calcext:value-type="float">
            <text:p>26733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931</text:p>
          </table:table-cell>
          <table:table-cell office:value-type="float" office:value="266569" calcext:value-type="float">
            <text:p>2665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346</text:p>
          </table:table-cell>
          <table:table-cell office:value-type="float" office:value="266569" calcext:value-type="float">
            <text:p>2665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519</text:p>
          </table:table-cell>
          <table:table-cell office:value-type="float" office:value="266559" calcext:value-type="float">
            <text:p>2665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043</text:p>
          </table:table-cell>
          <table:table-cell office:value-type="float" office:value="266321" calcext:value-type="float">
            <text:p>266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914</text:p>
          </table:table-cell>
          <table:table-cell office:value-type="float" office:value="266321" calcext:value-type="float">
            <text:p>266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729</text:p>
          </table:table-cell>
          <table:table-cell office:value-type="float" office:value="266321" calcext:value-type="float">
            <text:p>266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770</text:p>
          </table:table-cell>
          <table:table-cell office:value-type="float" office:value="266321" calcext:value-type="float">
            <text:p>266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410</text:p>
          </table:table-cell>
          <table:table-cell office:value-type="float" office:value="266321" calcext:value-type="float">
            <text:p>266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595</text:p>
          </table:table-cell>
          <table:table-cell office:value-type="float" office:value="266321" calcext:value-type="float">
            <text:p>266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935</text:p>
          </table:table-cell>
          <table:table-cell office:value-type="float" office:value="266321" calcext:value-type="float">
            <text:p>2663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757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524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001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294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348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812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535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158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071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119</text:p>
          </table:table-cell>
          <table:table-cell office:value-type="float" office:value="266311" calcext:value-type="float">
            <text:p>2663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218</text:p>
          </table:table-cell>
          <table:table-cell office:value-type="float" office:value="266112" calcext:value-type="float">
            <text:p>2661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488</text:p>
          </table:table-cell>
          <table:table-cell office:value-type="float" office:value="265333" calcext:value-type="float">
            <text:p>2653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531</text:p>
          </table:table-cell>
          <table:table-cell office:value-type="float" office:value="264316" calcext:value-type="float">
            <text:p>26431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933</text:p>
          </table:table-cell>
          <table:table-cell office:value-type="float" office:value="264316" calcext:value-type="float">
            <text:p>26431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493</text:p>
          </table:table-cell>
          <table:table-cell office:value-type="float" office:value="264316" calcext:value-type="float">
            <text:p>26431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894</text:p>
          </table:table-cell>
          <table:table-cell office:value-type="float" office:value="259972" calcext:value-type="float">
            <text:p>25997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736</text:p>
          </table:table-cell>
          <table:table-cell office:value-type="float" office:value="259972" calcext:value-type="float">
            <text:p>25997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593</text:p>
          </table:table-cell>
          <table:table-cell office:value-type="float" office:value="259962" calcext:value-type="float">
            <text:p>25996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133</text:p>
          </table:table-cell>
          <table:table-cell office:value-type="float" office:value="259193" calcext:value-type="float">
            <text:p>2591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097</text:p>
          </table:table-cell>
          <table:table-cell office:value-type="float" office:value="259193" calcext:value-type="float">
            <text:p>2591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470</text:p>
          </table:table-cell>
          <table:table-cell office:value-type="float" office:value="259183" calcext:value-type="float">
            <text:p>2591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414</text:p>
          </table:table-cell>
          <table:table-cell office:value-type="float" office:value="259183" calcext:value-type="float">
            <text:p>2591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148</text:p>
          </table:table-cell>
          <table:table-cell office:value-type="float" office:value="259183" calcext:value-type="float">
            <text:p>2591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515</text:p>
          </table:table-cell>
          <table:table-cell office:value-type="float" office:value="258945" calcext:value-type="float">
            <text:p>258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28</text:p>
          </table:table-cell>
          <table:table-cell office:value-type="float" office:value="258945" calcext:value-type="float">
            <text:p>258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583</text:p>
          </table:table-cell>
          <table:table-cell office:value-type="float" office:value="258945" calcext:value-type="float">
            <text:p>258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268</text:p>
          </table:table-cell>
          <table:table-cell office:value-type="float" office:value="258945" calcext:value-type="float">
            <text:p>258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137</text:p>
          </table:table-cell>
          <table:table-cell office:value-type="float" office:value="258945" calcext:value-type="float">
            <text:p>258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067</text:p>
          </table:table-cell>
          <table:table-cell office:value-type="float" office:value="258945" calcext:value-type="float">
            <text:p>258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966</text:p>
          </table:table-cell>
          <table:table-cell office:value-type="float" office:value="258945" calcext:value-type="float">
            <text:p>2589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438</text:p>
          </table:table-cell>
          <table:table-cell office:value-type="float" office:value="258935" calcext:value-type="float">
            <text:p>258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144</text:p>
          </table:table-cell>
          <table:table-cell office:value-type="float" office:value="258935" calcext:value-type="float">
            <text:p>258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488</text:p>
          </table:table-cell>
          <table:table-cell office:value-type="float" office:value="258935" calcext:value-type="float">
            <text:p>258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722</text:p>
          </table:table-cell>
          <table:table-cell office:value-type="float" office:value="258935" calcext:value-type="float">
            <text:p>258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033</text:p>
          </table:table-cell>
          <table:table-cell office:value-type="float" office:value="258935" calcext:value-type="float">
            <text:p>258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837</text:p>
          </table:table-cell>
          <table:table-cell office:value-type="float" office:value="258935" calcext:value-type="float">
            <text:p>2589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814</text:p>
          </table:table-cell>
          <table:table-cell office:value-type="float" office:value="257719" calcext:value-type="float">
            <text:p>2577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847</text:p>
          </table:table-cell>
          <table:table-cell office:value-type="float" office:value="256930" calcext:value-type="float">
            <text:p>25693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583</text:p>
          </table:table-cell>
          <table:table-cell office:value-type="float" office:value="256930" calcext:value-type="float">
            <text:p>25693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446</text:p>
          </table:table-cell>
          <table:table-cell office:value-type="float" office:value="256306" calcext:value-type="float">
            <text:p>25630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293</text:p>
          </table:table-cell>
          <table:table-cell office:value-type="float" office:value="255903" calcext:value-type="float">
            <text:p>2559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406</text:p>
          </table:table-cell>
          <table:table-cell office:value-type="float" office:value="255903" calcext:value-type="float">
            <text:p>2559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274</text:p>
          </table:table-cell>
          <table:table-cell office:value-type="float" office:value="255903" calcext:value-type="float">
            <text:p>2559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644</text:p>
          </table:table-cell>
          <table:table-cell office:value-type="float" office:value="253623" calcext:value-type="float">
            <text:p>25362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760</text:p>
          </table:table-cell>
          <table:table-cell office:value-type="float" office:value="252065" calcext:value-type="float">
            <text:p>25206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153</text:p>
          </table:table-cell>
          <table:table-cell office:value-type="float" office:value="251817" calcext:value-type="float">
            <text:p>25181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183</text:p>
          </table:table-cell>
          <table:table-cell office:value-type="float" office:value="251807" calcext:value-type="float">
            <text:p>2518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474</text:p>
          </table:table-cell>
          <table:table-cell office:value-type="float" office:value="251569" calcext:value-type="float">
            <text:p>2515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873</text:p>
          </table:table-cell>
          <table:table-cell office:value-type="float" office:value="251569" calcext:value-type="float">
            <text:p>2515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265</text:p>
          </table:table-cell>
          <table:table-cell office:value-type="float" office:value="251569" calcext:value-type="float">
            <text:p>2515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836</text:p>
          </table:table-cell>
          <table:table-cell office:value-type="float" office:value="251559" calcext:value-type="float">
            <text:p>2515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813</text:p>
          </table:table-cell>
          <table:table-cell office:value-type="float" office:value="251559" calcext:value-type="float">
            <text:p>2515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115</text:p>
          </table:table-cell>
          <table:table-cell office:value-type="float" office:value="249306" calcext:value-type="float">
            <text:p>24930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523</text:p>
          </table:table-cell>
          <table:table-cell office:value-type="float" office:value="248537" calcext:value-type="float">
            <text:p>24853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494</text:p>
          </table:table-cell>
          <table:table-cell office:value-type="float" office:value="248537" calcext:value-type="float">
            <text:p>24853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69</text:p>
          </table:table-cell>
          <table:table-cell office:value-type="float" office:value="248527" calcext:value-type="float">
            <text:p>24852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912</text:p>
          </table:table-cell>
          <table:table-cell office:value-type="float" office:value="248527" calcext:value-type="float">
            <text:p>24852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14</text:p>
          </table:table-cell>
          <table:table-cell office:value-type="float" office:value="248289" calcext:value-type="float">
            <text:p>24828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506</text:p>
          </table:table-cell>
          <table:table-cell office:value-type="float" office:value="247510" calcext:value-type="float">
            <text:p>24751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499</text:p>
          </table:table-cell>
          <table:table-cell office:value-type="float" office:value="247510" calcext:value-type="float">
            <text:p>24751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910</text:p>
          </table:table-cell>
          <table:table-cell office:value-type="float" office:value="247500" calcext:value-type="float">
            <text:p>2475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296</text:p>
          </table:table-cell>
          <table:table-cell office:value-type="float" office:value="244193" calcext:value-type="float">
            <text:p>2441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225</text:p>
          </table:table-cell>
          <table:table-cell office:value-type="float" office:value="244193" calcext:value-type="float">
            <text:p>2441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241</text:p>
          </table:table-cell>
          <table:table-cell office:value-type="float" office:value="244193" calcext:value-type="float">
            <text:p>24419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670</text:p>
          </table:table-cell>
          <table:table-cell office:value-type="float" office:value="240913" calcext:value-type="float">
            <text:p>24091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710</text:p>
          </table:table-cell>
          <table:table-cell office:value-type="float" office:value="240903" calcext:value-type="float">
            <text:p>2409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106</text:p>
          </table:table-cell>
          <table:table-cell office:value-type="float" office:value="240903" calcext:value-type="float">
            <text:p>2409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955</text:p>
          </table:table-cell>
          <table:table-cell office:value-type="float" office:value="240134" calcext:value-type="float">
            <text:p>24013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947</text:p>
          </table:table-cell>
          <table:table-cell office:value-type="float" office:value="240124" calcext:value-type="float">
            <text:p>2401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502</text:p>
          </table:table-cell>
          <table:table-cell office:value-type="float" office:value="240124" calcext:value-type="float">
            <text:p>2401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873</text:p>
          </table:table-cell>
          <table:table-cell office:value-type="float" office:value="239107" calcext:value-type="float">
            <text:p>2391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854</text:p>
          </table:table-cell>
          <table:table-cell office:value-type="float" office:value="239107" calcext:value-type="float">
            <text:p>2391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051</text:p>
          </table:table-cell>
          <table:table-cell office:value-type="float" office:value="239107" calcext:value-type="float">
            <text:p>2391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118</text:p>
          </table:table-cell>
          <table:table-cell office:value-type="float" office:value="239097" calcext:value-type="float">
            <text:p>2390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561</text:p>
          </table:table-cell>
          <table:table-cell office:value-type="float" office:value="239097" calcext:value-type="float">
            <text:p>2390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597</text:p>
          </table:table-cell>
          <table:table-cell office:value-type="float" office:value="239097" calcext:value-type="float">
            <text:p>2390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766</text:p>
          </table:table-cell>
          <table:table-cell office:value-type="float" office:value="239097" calcext:value-type="float">
            <text:p>2390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120</text:p>
          </table:table-cell>
          <table:table-cell office:value-type="float" office:value="239033" calcext:value-type="float">
            <text:p>2390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432</text:p>
          </table:table-cell>
          <table:table-cell office:value-type="float" office:value="238080" calcext:value-type="float">
            <text:p>23808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494</text:p>
          </table:table-cell>
          <table:table-cell office:value-type="float" office:value="238080" calcext:value-type="float">
            <text:p>23808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771</text:p>
          </table:table-cell>
          <table:table-cell office:value-type="float" office:value="238070" calcext:value-type="float">
            <text:p>2380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399</text:p>
          </table:table-cell>
          <table:table-cell office:value-type="float" office:value="234554" calcext:value-type="float">
            <text:p>23455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839</text:p>
          </table:table-cell>
          <table:table-cell office:value-type="float" office:value="232748" calcext:value-type="float">
            <text:p>23274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362</text:p>
          </table:table-cell>
          <table:table-cell office:value-type="float" office:value="232510" calcext:value-type="float">
            <text:p>23251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728</text:p>
          </table:table-cell>
          <table:table-cell office:value-type="float" office:value="232510" calcext:value-type="float">
            <text:p>23251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834</text:p>
          </table:table-cell>
          <table:table-cell office:value-type="float" office:value="232510" calcext:value-type="float">
            <text:p>23251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615</text:p>
          </table:table-cell>
          <table:table-cell office:value-type="float" office:value="232510" calcext:value-type="float">
            <text:p>23251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914</text:p>
          </table:table-cell>
          <table:table-cell office:value-type="float" office:value="231721" calcext:value-type="float">
            <text:p>2317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376</text:p>
          </table:table-cell>
          <table:table-cell office:value-type="float" office:value="231721" calcext:value-type="float">
            <text:p>2317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287</text:p>
          </table:table-cell>
          <table:table-cell office:value-type="float" office:value="231721" calcext:value-type="float">
            <text:p>2317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451</text:p>
          </table:table-cell>
          <table:table-cell office:value-type="float" office:value="231721" calcext:value-type="float">
            <text:p>2317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085</text:p>
          </table:table-cell>
          <table:table-cell office:value-type="float" office:value="231483" calcext:value-type="float">
            <text:p>2314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314</text:p>
          </table:table-cell>
          <table:table-cell office:value-type="float" office:value="230704" calcext:value-type="float">
            <text:p>23070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57</text:p>
          </table:table-cell>
          <table:table-cell office:value-type="float" office:value="230704" calcext:value-type="float">
            <text:p>23070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204</text:p>
          </table:table-cell>
          <table:table-cell office:value-type="float" office:value="230704" calcext:value-type="float">
            <text:p>23070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386</text:p>
          </table:table-cell>
          <table:table-cell office:value-type="float" office:value="230694" calcext:value-type="float">
            <text:p>230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11</text:p>
          </table:table-cell>
          <table:table-cell office:value-type="float" office:value="230694" calcext:value-type="float">
            <text:p>230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693</text:p>
          </table:table-cell>
          <table:table-cell office:value-type="float" office:value="230694" calcext:value-type="float">
            <text:p>230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920</text:p>
          </table:table-cell>
          <table:table-cell office:value-type="float" office:value="230640" calcext:value-type="float">
            <text:p>23064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781</text:p>
          </table:table-cell>
          <table:table-cell office:value-type="float" office:value="226161" calcext:value-type="float">
            <text:p>22616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330</text:p>
          </table:table-cell>
          <table:table-cell office:value-type="float" office:value="225527" calcext:value-type="float">
            <text:p>22552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514</text:p>
          </table:table-cell>
          <table:table-cell office:value-type="float" office:value="225382" calcext:value-type="float">
            <text:p>22538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193</text:p>
          </table:table-cell>
          <table:table-cell office:value-type="float" office:value="225134" calcext:value-type="float">
            <text:p>22513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428</text:p>
          </table:table-cell>
          <table:table-cell office:value-type="float" office:value="225134" calcext:value-type="float">
            <text:p>22513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146</text:p>
          </table:table-cell>
          <table:table-cell office:value-type="float" office:value="225134" calcext:value-type="float">
            <text:p>22513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098</text:p>
          </table:table-cell>
          <table:table-cell office:value-type="float" office:value="225124" calcext:value-type="float">
            <text:p>2251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379</text:p>
          </table:table-cell>
          <table:table-cell office:value-type="float" office:value="224345" calcext:value-type="float">
            <text:p>2243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928</text:p>
          </table:table-cell>
          <table:table-cell office:value-type="float" office:value="224107" calcext:value-type="float">
            <text:p>2241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91</text:p>
          </table:table-cell>
          <table:table-cell office:value-type="float" office:value="224107" calcext:value-type="float">
            <text:p>2241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658</text:p>
          </table:table-cell>
          <table:table-cell office:value-type="float" office:value="224107" calcext:value-type="float">
            <text:p>2241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504</text:p>
          </table:table-cell>
          <table:table-cell office:value-type="float" office:value="224107" calcext:value-type="float">
            <text:p>2241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695</text:p>
          </table:table-cell>
          <table:table-cell office:value-type="float" office:value="224097" calcext:value-type="float">
            <text:p>2240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116</text:p>
          </table:table-cell>
          <table:table-cell office:value-type="float" office:value="224097" calcext:value-type="float">
            <text:p>2240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381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270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932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155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319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026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374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017</text:p>
          </table:table-cell>
          <table:table-cell office:value-type="float" office:value="223328" calcext:value-type="float">
            <text:p>223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80</text:p>
          </table:table-cell>
          <table:table-cell office:value-type="float" office:value="223318" calcext:value-type="float">
            <text:p>223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034</text:p>
          </table:table-cell>
          <table:table-cell office:value-type="float" office:value="223318" calcext:value-type="float">
            <text:p>223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332</text:p>
          </table:table-cell>
          <table:table-cell office:value-type="float" office:value="223318" calcext:value-type="float">
            <text:p>223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875</text:p>
          </table:table-cell>
          <table:table-cell office:value-type="float" office:value="223080" calcext:value-type="float">
            <text:p>22308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986</text:p>
          </table:table-cell>
          <table:table-cell office:value-type="float" office:value="222301" calcext:value-type="float">
            <text:p>22230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714</text:p>
          </table:table-cell>
          <table:table-cell office:value-type="float" office:value="222301" calcext:value-type="float">
            <text:p>22230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549</text:p>
          </table:table-cell>
          <table:table-cell office:value-type="float" office:value="222301" calcext:value-type="float">
            <text:p>22230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037</text:p>
          </table:table-cell>
          <table:table-cell office:value-type="float" office:value="222301" calcext:value-type="float">
            <text:p>22230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697</text:p>
          </table:table-cell>
          <table:table-cell office:value-type="float" office:value="222291" calcext:value-type="float">
            <text:p>222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128</text:p>
          </table:table-cell>
          <table:table-cell office:value-type="float" office:value="222291" calcext:value-type="float">
            <text:p>222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352</text:p>
          </table:table-cell>
          <table:table-cell office:value-type="float" office:value="218775" calcext:value-type="float">
            <text:p>21877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349</text:p>
          </table:table-cell>
          <table:table-cell office:value-type="float" office:value="217996" calcext:value-type="float">
            <text:p>21799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620</text:p>
          </table:table-cell>
          <table:table-cell office:value-type="float" office:value="217758" calcext:value-type="float">
            <text:p>21775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597</text:p>
          </table:table-cell>
          <table:table-cell office:value-type="float" office:value="217748" calcext:value-type="float">
            <text:p>21774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995</text:p>
          </table:table-cell>
          <table:table-cell office:value-type="float" office:value="216969" calcext:value-type="float">
            <text:p>2169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636</text:p>
          </table:table-cell>
          <table:table-cell office:value-type="float" office:value="216731" calcext:value-type="float">
            <text:p>21673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491</text:p>
          </table:table-cell>
          <table:table-cell office:value-type="float" office:value="216731" calcext:value-type="float">
            <text:p>21673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536</text:p>
          </table:table-cell>
          <table:table-cell office:value-type="float" office:value="216731" calcext:value-type="float">
            <text:p>21673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279</text:p>
          </table:table-cell>
          <table:table-cell office:value-type="float" office:value="216731" calcext:value-type="float">
            <text:p>21673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748</text:p>
          </table:table-cell>
          <table:table-cell office:value-type="float" office:value="216731" calcext:value-type="float">
            <text:p>21673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335</text:p>
          </table:table-cell>
          <table:table-cell office:value-type="float" office:value="216721" calcext:value-type="float">
            <text:p>2167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938</text:p>
          </table:table-cell>
          <table:table-cell office:value-type="float" office:value="216721" calcext:value-type="float">
            <text:p>2167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955</text:p>
          </table:table-cell>
          <table:table-cell office:value-type="float" office:value="216721" calcext:value-type="float">
            <text:p>2167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248</text:p>
          </table:table-cell>
          <table:table-cell office:value-type="float" office:value="215952" calcext:value-type="float">
            <text:p>21595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310</text:p>
          </table:table-cell>
          <table:table-cell office:value-type="float" office:value="215952" calcext:value-type="float">
            <text:p>21595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985</text:p>
          </table:table-cell>
          <table:table-cell office:value-type="float" office:value="215952" calcext:value-type="float">
            <text:p>21595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192</text:p>
          </table:table-cell>
          <table:table-cell office:value-type="float" office:value="215942" calcext:value-type="float">
            <text:p>2159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616</text:p>
          </table:table-cell>
          <table:table-cell office:value-type="float" office:value="215942" calcext:value-type="float">
            <text:p>2159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678</text:p>
          </table:table-cell>
          <table:table-cell office:value-type="float" office:value="215942" calcext:value-type="float">
            <text:p>2159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719</text:p>
          </table:table-cell>
          <table:table-cell office:value-type="float" office:value="215942" calcext:value-type="float">
            <text:p>2159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018</text:p>
          </table:table-cell>
          <table:table-cell office:value-type="float" office:value="215942" calcext:value-type="float">
            <text:p>2159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353</text:p>
          </table:table-cell>
          <table:table-cell office:value-type="float" office:value="215704" calcext:value-type="float">
            <text:p>21570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876</text:p>
          </table:table-cell>
          <table:table-cell office:value-type="float" office:value="215704" calcext:value-type="float">
            <text:p>21570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647</text:p>
          </table:table-cell>
          <table:table-cell office:value-type="float" office:value="215704" calcext:value-type="float">
            <text:p>21570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60</text:p>
          </table:table-cell>
          <table:table-cell office:value-type="float" office:value="215704" calcext:value-type="float">
            <text:p>21570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822</text:p>
          </table:table-cell>
          <table:table-cell office:value-type="float" office:value="215694" calcext:value-type="float">
            <text:p>215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113</text:p>
          </table:table-cell>
          <table:table-cell office:value-type="float" office:value="215694" calcext:value-type="float">
            <text:p>215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25</text:p>
          </table:table-cell>
          <table:table-cell office:value-type="float" office:value="215694" calcext:value-type="float">
            <text:p>215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776</text:p>
          </table:table-cell>
          <table:table-cell office:value-type="float" office:value="215694" calcext:value-type="float">
            <text:p>215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840</text:p>
          </table:table-cell>
          <table:table-cell office:value-type="float" office:value="215694" calcext:value-type="float">
            <text:p>215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177</text:p>
          </table:table-cell>
          <table:table-cell office:value-type="float" office:value="215694" calcext:value-type="float">
            <text:p>215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12</text:p>
          </table:table-cell>
          <table:table-cell office:value-type="float" office:value="215694" calcext:value-type="float">
            <text:p>2156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55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68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071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023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568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935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255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704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065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656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672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969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993</text:p>
          </table:table-cell>
          <table:table-cell office:value-type="float" office:value="214925" calcext:value-type="float">
            <text:p>214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743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14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12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780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849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365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466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252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127</text:p>
          </table:table-cell>
          <table:table-cell office:value-type="float" office:value="214915" calcext:value-type="float">
            <text:p>214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841</text:p>
          </table:table-cell>
          <table:table-cell office:value-type="float" office:value="214677" calcext:value-type="float">
            <text:p>21467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476</text:p>
          </table:table-cell>
          <table:table-cell office:value-type="float" office:value="213898" calcext:value-type="float">
            <text:p>213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958</text:p>
          </table:table-cell>
          <table:table-cell office:value-type="float" office:value="213898" calcext:value-type="float">
            <text:p>213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025</text:p>
          </table:table-cell>
          <table:table-cell office:value-type="float" office:value="213898" calcext:value-type="float">
            <text:p>213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793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273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700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542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835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438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584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525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191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835</text:p>
          </table:table-cell>
          <table:table-cell office:value-type="float" office:value="213888" calcext:value-type="float">
            <text:p>213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948</text:p>
          </table:table-cell>
          <table:table-cell office:value-type="float" office:value="212871" calcext:value-type="float">
            <text:p>21287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470</text:p>
          </table:table-cell>
          <table:table-cell office:value-type="float" office:value="210382" calcext:value-type="float">
            <text:p>21038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725</text:p>
          </table:table-cell>
          <table:table-cell office:value-type="float" office:value="209748" calcext:value-type="float">
            <text:p>20974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511</text:p>
          </table:table-cell>
          <table:table-cell office:value-type="float" office:value="209603" calcext:value-type="float">
            <text:p>2096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937</text:p>
          </table:table-cell>
          <table:table-cell office:value-type="float" office:value="209355" calcext:value-type="float">
            <text:p>20935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880</text:p>
          </table:table-cell>
          <table:table-cell office:value-type="float" office:value="209345" calcext:value-type="float">
            <text:p>2093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872</text:p>
          </table:table-cell>
          <table:table-cell office:value-type="float" office:value="209345" calcext:value-type="float">
            <text:p>2093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998</text:p>
          </table:table-cell>
          <table:table-cell office:value-type="float" office:value="209345" calcext:value-type="float">
            <text:p>2093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542</text:p>
          </table:table-cell>
          <table:table-cell office:value-type="float" office:value="208969" calcext:value-type="float">
            <text:p>2089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326</text:p>
          </table:table-cell>
          <table:table-cell office:value-type="float" office:value="208566" calcext:value-type="float">
            <text:p>2085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411</text:p>
          </table:table-cell>
          <table:table-cell office:value-type="float" office:value="208566" calcext:value-type="float">
            <text:p>2085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857</text:p>
          </table:table-cell>
          <table:table-cell office:value-type="float" office:value="208328" calcext:value-type="float">
            <text:p>208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676</text:p>
          </table:table-cell>
          <table:table-cell office:value-type="float" office:value="208328" calcext:value-type="float">
            <text:p>208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696</text:p>
          </table:table-cell>
          <table:table-cell office:value-type="float" office:value="208328" calcext:value-type="float">
            <text:p>208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397</text:p>
          </table:table-cell>
          <table:table-cell office:value-type="float" office:value="208328" calcext:value-type="float">
            <text:p>208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964</text:p>
          </table:table-cell>
          <table:table-cell office:value-type="float" office:value="208328" calcext:value-type="float">
            <text:p>20832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041</text:p>
          </table:table-cell>
          <table:table-cell office:value-type="float" office:value="208318" calcext:value-type="float">
            <text:p>208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635</text:p>
          </table:table-cell>
          <table:table-cell office:value-type="float" office:value="208318" calcext:value-type="float">
            <text:p>208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106</text:p>
          </table:table-cell>
          <table:table-cell office:value-type="float" office:value="208318" calcext:value-type="float">
            <text:p>208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633</text:p>
          </table:table-cell>
          <table:table-cell office:value-type="float" office:value="208318" calcext:value-type="float">
            <text:p>208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199</text:p>
          </table:table-cell>
          <table:table-cell office:value-type="float" office:value="208318" calcext:value-type="float">
            <text:p>2083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637</text:p>
          </table:table-cell>
          <table:table-cell office:value-type="float" office:value="207549" calcext:value-type="float">
            <text:p>207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645</text:p>
          </table:table-cell>
          <table:table-cell office:value-type="float" office:value="207549" calcext:value-type="float">
            <text:p>207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119</text:p>
          </table:table-cell>
          <table:table-cell office:value-type="float" office:value="207549" calcext:value-type="float">
            <text:p>207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129</text:p>
          </table:table-cell>
          <table:table-cell office:value-type="float" office:value="207549" calcext:value-type="float">
            <text:p>207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986</text:p>
          </table:table-cell>
          <table:table-cell office:value-type="float" office:value="207549" calcext:value-type="float">
            <text:p>207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023</text:p>
          </table:table-cell>
          <table:table-cell office:value-type="float" office:value="207549" calcext:value-type="float">
            <text:p>207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197</text:p>
          </table:table-cell>
          <table:table-cell office:value-type="float" office:value="207539" calcext:value-type="float">
            <text:p>207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183</text:p>
          </table:table-cell>
          <table:table-cell office:value-type="float" office:value="207539" calcext:value-type="float">
            <text:p>207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095</text:p>
          </table:table-cell>
          <table:table-cell office:value-type="float" office:value="207539" calcext:value-type="float">
            <text:p>207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855</text:p>
          </table:table-cell>
          <table:table-cell office:value-type="float" office:value="207291" calcext:value-type="float">
            <text:p>207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103</text:p>
          </table:table-cell>
          <table:table-cell office:value-type="float" office:value="207291" calcext:value-type="float">
            <text:p>207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713</text:p>
          </table:table-cell>
          <table:table-cell office:value-type="float" office:value="207291" calcext:value-type="float">
            <text:p>207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29</text:p>
          </table:table-cell>
          <table:table-cell office:value-type="float" office:value="207291" calcext:value-type="float">
            <text:p>207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193</text:p>
          </table:table-cell>
          <table:table-cell office:value-type="float" office:value="207291" calcext:value-type="float">
            <text:p>207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651</text:p>
          </table:table-cell>
          <table:table-cell office:value-type="float" office:value="207291" calcext:value-type="float">
            <text:p>2072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582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967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410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068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640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043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798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245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852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732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473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216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875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330</text:p>
          </table:table-cell>
          <table:table-cell office:value-type="float" office:value="206522" calcext:value-type="float">
            <text:p>206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348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415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344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015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940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287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831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728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920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086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675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234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415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525</text:p>
          </table:table-cell>
          <table:table-cell office:value-type="float" office:value="206512" calcext:value-type="float">
            <text:p>206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992</text:p>
          </table:table-cell>
          <table:table-cell office:value-type="float" office:value="206264" calcext:value-type="float">
            <text:p>20626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352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138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285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715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191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762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590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211</text:p>
          </table:table-cell>
          <table:table-cell office:value-type="float" office:value="205495" calcext:value-type="float">
            <text:p>20549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270</text:p>
          </table:table-cell>
          <table:table-cell office:value-type="float" office:value="201979" calcext:value-type="float">
            <text:p>20197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410</text:p>
          </table:table-cell>
          <table:table-cell office:value-type="float" office:value="201969" calcext:value-type="float">
            <text:p>2019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674</text:p>
          </table:table-cell>
          <table:table-cell office:value-type="float" office:value="201190" calcext:value-type="float">
            <text:p>2011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45</text:p>
          </table:table-cell>
          <table:table-cell office:value-type="float" office:value="200952" calcext:value-type="float">
            <text:p>20095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513</text:p>
          </table:table-cell>
          <table:table-cell office:value-type="float" office:value="200952" calcext:value-type="float">
            <text:p>20095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84</text:p>
          </table:table-cell>
          <table:table-cell office:value-type="float" office:value="200942" calcext:value-type="float">
            <text:p>2009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541</text:p>
          </table:table-cell>
          <table:table-cell office:value-type="float" office:value="200942" calcext:value-type="float">
            <text:p>2009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867</text:p>
          </table:table-cell>
          <table:table-cell office:value-type="float" office:value="200173" calcext:value-type="float">
            <text:p>2001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262</text:p>
          </table:table-cell>
          <table:table-cell office:value-type="float" office:value="200173" calcext:value-type="float">
            <text:p>2001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246</text:p>
          </table:table-cell>
          <table:table-cell office:value-type="float" office:value="200173" calcext:value-type="float">
            <text:p>2001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379</text:p>
          </table:table-cell>
          <table:table-cell office:value-type="float" office:value="199925" calcext:value-type="float">
            <text:p>199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410</text:p>
          </table:table-cell>
          <table:table-cell office:value-type="float" office:value="199925" calcext:value-type="float">
            <text:p>199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132</text:p>
          </table:table-cell>
          <table:table-cell office:value-type="float" office:value="199925" calcext:value-type="float">
            <text:p>199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353</text:p>
          </table:table-cell>
          <table:table-cell office:value-type="float" office:value="199925" calcext:value-type="float">
            <text:p>199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584</text:p>
          </table:table-cell>
          <table:table-cell office:value-type="float" office:value="199925" calcext:value-type="float">
            <text:p>19992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615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652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613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926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971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124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244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191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544</text:p>
          </table:table-cell>
          <table:table-cell office:value-type="float" office:value="199915" calcext:value-type="float">
            <text:p>1999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932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423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92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767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474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469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134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368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255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075</text:p>
          </table:table-cell>
          <table:table-cell office:value-type="float" office:value="199146" calcext:value-type="float">
            <text:p>199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100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636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290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617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258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288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463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916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246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871</text:p>
          </table:table-cell>
          <table:table-cell office:value-type="float" office:value="199136" calcext:value-type="float">
            <text:p>199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73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013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546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384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172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195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309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742</text:p>
          </table:table-cell>
          <table:table-cell office:value-type="float" office:value="198898" calcext:value-type="float">
            <text:p>19889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512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897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669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764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610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435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617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055</text:p>
          </table:table-cell>
          <table:table-cell office:value-type="float" office:value="198888" calcext:value-type="float">
            <text:p>19888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470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929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577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290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654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117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684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983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022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175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799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567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823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844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255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372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356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219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524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19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218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247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379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842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181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100</text:p>
          </table:table-cell>
          <table:table-cell office:value-type="float" office:value="198119" calcext:value-type="float">
            <text:p>19811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418</text:p>
          </table:table-cell>
          <table:table-cell office:value-type="float" office:value="197861" calcext:value-type="float">
            <text:p>19786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610</text:p>
          </table:table-cell>
          <table:table-cell office:value-type="float" office:value="194603" calcext:value-type="float">
            <text:p>19460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975</text:p>
          </table:table-cell>
          <table:table-cell office:value-type="float" office:value="193824" calcext:value-type="float">
            <text:p>19382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834</text:p>
          </table:table-cell>
          <table:table-cell office:value-type="float" office:value="193566" calcext:value-type="float">
            <text:p>19356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248</text:p>
          </table:table-cell>
          <table:table-cell office:value-type="float" office:value="192797" calcext:value-type="float">
            <text:p>1927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402</text:p>
          </table:table-cell>
          <table:table-cell office:value-type="float" office:value="192787" calcext:value-type="float">
            <text:p>1927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706</text:p>
          </table:table-cell>
          <table:table-cell office:value-type="float" office:value="192549" calcext:value-type="float">
            <text:p>192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914</text:p>
          </table:table-cell>
          <table:table-cell office:value-type="float" office:value="192549" calcext:value-type="float">
            <text:p>192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002</text:p>
          </table:table-cell>
          <table:table-cell office:value-type="float" office:value="192549" calcext:value-type="float">
            <text:p>192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073</text:p>
          </table:table-cell>
          <table:table-cell office:value-type="float" office:value="192549" calcext:value-type="float">
            <text:p>192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138</text:p>
          </table:table-cell>
          <table:table-cell office:value-type="float" office:value="192549" calcext:value-type="float">
            <text:p>19254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388</text:p>
          </table:table-cell>
          <table:table-cell office:value-type="float" office:value="192539" calcext:value-type="float">
            <text:p>192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049</text:p>
          </table:table-cell>
          <table:table-cell office:value-type="float" office:value="192539" calcext:value-type="float">
            <text:p>192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862</text:p>
          </table:table-cell>
          <table:table-cell office:value-type="float" office:value="192539" calcext:value-type="float">
            <text:p>192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262</text:p>
          </table:table-cell>
          <table:table-cell office:value-type="float" office:value="192539" calcext:value-type="float">
            <text:p>192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111</text:p>
          </table:table-cell>
          <table:table-cell office:value-type="float" office:value="192539" calcext:value-type="float">
            <text:p>1925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482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925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279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394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29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598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207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083</text:p>
          </table:table-cell>
          <table:table-cell office:value-type="float" office:value="191770" calcext:value-type="float">
            <text:p>191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018</text:p>
          </table:table-cell>
          <table:table-cell office:value-type="float" office:value="191760" calcext:value-type="float">
            <text:p>19176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605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950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596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679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982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090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528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750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898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281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235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113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024</text:p>
          </table:table-cell>
          <table:table-cell office:value-type="float" office:value="191522" calcext:value-type="float">
            <text:p>19152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343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585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129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340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338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542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796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269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106</text:p>
          </table:table-cell>
          <table:table-cell office:value-type="float" office:value="191512" calcext:value-type="float">
            <text:p>19151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704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142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336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483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773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895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758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146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687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718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060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503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109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944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998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007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15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217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668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487</text:p>
          </table:table-cell>
          <table:table-cell office:value-type="float" office:value="190743" calcext:value-type="float">
            <text:p>19074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001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296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505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414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492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993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903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755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75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438</text:p>
          </table:table-cell>
          <table:table-cell office:value-type="float" office:value="190485" calcext:value-type="float">
            <text:p>19048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147</text:p>
          </table:table-cell>
          <table:table-cell office:value-type="float" office:value="187217" calcext:value-type="float">
            <text:p>18721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100</text:p>
          </table:table-cell>
          <table:table-cell office:value-type="float" office:value="186200" calcext:value-type="float">
            <text:p>1862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335</text:p>
          </table:table-cell>
          <table:table-cell office:value-type="float" office:value="186200" calcext:value-type="float">
            <text:p>18620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792</text:p>
          </table:table-cell>
          <table:table-cell office:value-type="float" office:value="186190" calcext:value-type="float">
            <text:p>1861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756</text:p>
          </table:table-cell>
          <table:table-cell office:value-type="float" office:value="185173" calcext:value-type="float">
            <text:p>1851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680</text:p>
          </table:table-cell>
          <table:table-cell office:value-type="float" office:value="185173" calcext:value-type="float">
            <text:p>18517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688</text:p>
          </table:table-cell>
          <table:table-cell office:value-type="float" office:value="185163" calcext:value-type="float">
            <text:p>18516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851</text:p>
          </table:table-cell>
          <table:table-cell office:value-type="float" office:value="184394" calcext:value-type="float">
            <text:p>1843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661</text:p>
          </table:table-cell>
          <table:table-cell office:value-type="float" office:value="184394" calcext:value-type="float">
            <text:p>1843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038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802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918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056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547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037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415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044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247</text:p>
          </table:table-cell>
          <table:table-cell office:value-type="float" office:value="184146" calcext:value-type="float">
            <text:p>18414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981</text:p>
          </table:table-cell>
          <table:table-cell office:value-type="float" office:value="184136" calcext:value-type="float">
            <text:p>184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223</text:p>
          </table:table-cell>
          <table:table-cell office:value-type="float" office:value="184136" calcext:value-type="float">
            <text:p>184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781</text:p>
          </table:table-cell>
          <table:table-cell office:value-type="float" office:value="184136" calcext:value-type="float">
            <text:p>184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863</text:p>
          </table:table-cell>
          <table:table-cell office:value-type="float" office:value="184136" calcext:value-type="float">
            <text:p>184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907</text:p>
          </table:table-cell>
          <table:table-cell office:value-type="float" office:value="184136" calcext:value-type="float">
            <text:p>184136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416</text:p>
          </table:table-cell>
          <table:table-cell office:value-type="float" office:value="184072" calcext:value-type="float">
            <text:p>18407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21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096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933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54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642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598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805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168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839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719</text:p>
          </table:table-cell>
          <table:table-cell office:value-type="float" office:value="183367" calcext:value-type="float">
            <text:p>18336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258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448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672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753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155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100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872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243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408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049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958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681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247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057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829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198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083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963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341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653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648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775</text:p>
          </table:table-cell>
          <table:table-cell office:value-type="float" office:value="183109" calcext:value-type="float">
            <text:p>18310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024</text:p>
          </table:table-cell>
          <table:table-cell office:value-type="float" office:value="183045" calcext:value-type="float">
            <text:p>18304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4004</text:p>
          </table:table-cell>
          <table:table-cell office:value-type="float" office:value="178190" calcext:value-type="float">
            <text:p>17819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599</text:p>
          </table:table-cell>
          <table:table-cell office:value-type="float" office:value="178035" calcext:value-type="float">
            <text:p>17803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107</text:p>
          </table:table-cell>
          <table:table-cell office:value-type="float" office:value="177797" calcext:value-type="float">
            <text:p>17779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215</text:p>
          </table:table-cell>
          <table:table-cell office:value-type="float" office:value="177787" calcext:value-type="float">
            <text:p>17778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429</text:p>
          </table:table-cell>
          <table:table-cell office:value-type="float" office:value="177411" calcext:value-type="float">
            <text:p>1774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295</text:p>
          </table:table-cell>
          <table:table-cell office:value-type="float" office:value="177018" calcext:value-type="float">
            <text:p>1770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789</text:p>
          </table:table-cell>
          <table:table-cell office:value-type="float" office:value="177018" calcext:value-type="float">
            <text:p>1770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54</text:p>
          </table:table-cell>
          <table:table-cell office:value-type="float" office:value="177008" calcext:value-type="float">
            <text:p>17700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3983</text:p>
          </table:table-cell>
          <table:table-cell office:value-type="float" office:value="177008" calcext:value-type="float">
            <text:p>17700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935</text:p>
          </table:table-cell>
          <table:table-cell office:value-type="float" office:value="177008" calcext:value-type="float">
            <text:p>17700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134</text:p>
          </table:table-cell>
          <table:table-cell office:value-type="float" office:value="177008" calcext:value-type="float">
            <text:p>17700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688</text:p>
          </table:table-cell>
          <table:table-cell office:value-type="float" office:value="176770" calcext:value-type="float">
            <text:p>176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411</text:p>
          </table:table-cell>
          <table:table-cell office:value-type="float" office:value="176770" calcext:value-type="float">
            <text:p>176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895</text:p>
          </table:table-cell>
          <table:table-cell office:value-type="float" office:value="176770" calcext:value-type="float">
            <text:p>176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612</text:p>
          </table:table-cell>
          <table:table-cell office:value-type="float" office:value="176770" calcext:value-type="float">
            <text:p>176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379</text:p>
          </table:table-cell>
          <table:table-cell office:value-type="float" office:value="176770" calcext:value-type="float">
            <text:p>176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693</text:p>
          </table:table-cell>
          <table:table-cell office:value-type="float" office:value="176770" calcext:value-type="float">
            <text:p>17677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713</text:p>
          </table:table-cell>
          <table:table-cell office:value-type="float" office:value="176760" calcext:value-type="float">
            <text:p>17676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634</text:p>
          </table:table-cell>
          <table:table-cell office:value-type="float" office:value="176760" calcext:value-type="float">
            <text:p>17676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8255</text:p>
          </table:table-cell>
          <table:table-cell office:value-type="float" office:value="176760" calcext:value-type="float">
            <text:p>17676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530</text:p>
          </table:table-cell>
          <table:table-cell office:value-type="float" office:value="176760" calcext:value-type="float">
            <text:p>17676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982</text:p>
          </table:table-cell>
          <table:table-cell office:value-type="float" office:value="176760" calcext:value-type="float">
            <text:p>17676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771</text:p>
          </table:table-cell>
          <table:table-cell office:value-type="float" office:value="175991" calcext:value-type="float">
            <text:p>1759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734</text:p>
          </table:table-cell>
          <table:table-cell office:value-type="float" office:value="175991" calcext:value-type="float">
            <text:p>1759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730</text:p>
          </table:table-cell>
          <table:table-cell office:value-type="float" office:value="175991" calcext:value-type="float">
            <text:p>1759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441</text:p>
          </table:table-cell>
          <table:table-cell office:value-type="float" office:value="175991" calcext:value-type="float">
            <text:p>17599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870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9313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822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742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111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445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538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886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397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288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787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852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314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960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202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1120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045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5643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209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888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950</text:p>
          </table:table-cell>
          <table:table-cell office:value-type="float" office:value="175733" calcext:value-type="float">
            <text:p>17573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174</text:p>
          </table:table-cell>
          <table:table-cell office:value-type="float" office:value="171438" calcext:value-type="float">
            <text:p>17143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629</text:p>
          </table:table-cell>
          <table:table-cell office:value-type="float" office:value="170669" calcext:value-type="float">
            <text:p>17066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268</text:p>
          </table:table-cell>
          <table:table-cell office:value-type="float" office:value="170421" calcext:value-type="float">
            <text:p>17042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728</text:p>
          </table:table-cell>
          <table:table-cell office:value-type="float" office:value="170411" calcext:value-type="float">
            <text:p>1704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398</text:p>
          </table:table-cell>
          <table:table-cell office:value-type="float" office:value="170411" calcext:value-type="float">
            <text:p>1704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647</text:p>
          </table:table-cell>
          <table:table-cell office:value-type="float" office:value="170411" calcext:value-type="float">
            <text:p>1704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089</text:p>
          </table:table-cell>
          <table:table-cell office:value-type="float" office:value="169394" calcext:value-type="float">
            <text:p>1693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448</text:p>
          </table:table-cell>
          <table:table-cell office:value-type="float" office:value="169394" calcext:value-type="float">
            <text:p>1693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2949</text:p>
          </table:table-cell>
          <table:table-cell office:value-type="float" office:value="169394" calcext:value-type="float">
            <text:p>16939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022</text:p>
          </table:table-cell>
          <table:table-cell office:value-type="float" office:value="169384" calcext:value-type="float">
            <text:p>1693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5851</text:p>
          </table:table-cell>
          <table:table-cell office:value-type="float" office:value="169384" calcext:value-type="float">
            <text:p>1693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531</text:p>
          </table:table-cell>
          <table:table-cell office:value-type="float" office:value="169384" calcext:value-type="float">
            <text:p>1693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232</text:p>
          </table:table-cell>
          <table:table-cell office:value-type="float" office:value="169384" calcext:value-type="float">
            <text:p>16938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026</text:p>
          </table:table-cell>
          <table:table-cell office:value-type="float" office:value="168615" calcext:value-type="float">
            <text:p>16861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255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074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7517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278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069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8795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927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836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206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060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5615</text:p>
          </table:table-cell>
          <table:table-cell office:value-type="float" office:value="162018" calcext:value-type="float">
            <text:p>162018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026</text:p>
          </table:table-cell>
          <table:table-cell office:value-type="float" office:value="161632" calcext:value-type="float">
            <text:p>16163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585</text:p>
          </table:table-cell>
          <table:table-cell office:value-type="float" office:value="161239" calcext:value-type="float">
            <text:p>1612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2719</text:p>
          </table:table-cell>
          <table:table-cell office:value-type="float" office:value="161239" calcext:value-type="float">
            <text:p>16123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3754</text:p>
          </table:table-cell>
          <table:table-cell office:value-type="float" office:value="160981" calcext:value-type="float">
            <text:p>1609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630</text:p>
          </table:table-cell>
          <table:table-cell office:value-type="float" office:value="160981" calcext:value-type="float">
            <text:p>1609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218</text:p>
          </table:table-cell>
          <table:table-cell office:value-type="float" office:value="160981" calcext:value-type="float">
            <text:p>1609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962</text:p>
          </table:table-cell>
          <table:table-cell office:value-type="float" office:value="160981" calcext:value-type="float">
            <text:p>16098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9502</text:p>
          </table:table-cell>
          <table:table-cell office:value-type="float" office:value="154880" calcext:value-type="float">
            <text:p>154880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272</text:p>
          </table:table-cell>
          <table:table-cell office:value-type="float" office:value="154642" calcext:value-type="float">
            <text:p>154642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375</text:p>
          </table:table-cell>
          <table:table-cell office:value-type="float" office:value="153605" calcext:value-type="float">
            <text:p>1536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3890</text:p>
          </table:table-cell>
          <table:table-cell office:value-type="float" office:value="153605" calcext:value-type="float">
            <text:p>15360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447</text:p>
          </table:table-cell>
          <table:table-cell office:value-type="float" office:value="139111" calcext:value-type="float">
            <text:p>139111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9100</text:p>
          </table:table-cell>
          <table:table-cell office:value-type="float" office:value="138853" calcext:value-type="float">
            <text:p>13885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752</text:p>
          </table:table-cell>
          <table:table-cell office:value-type="float" office:value="130789" calcext:value-type="float">
            <text:p>13078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348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496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0408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6982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092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2810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375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466</text:p>
          </table:table-cell>
          <table:table-cell office:value-type="float" office:value="116059" calcext:value-type="float">
            <text:p>116059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727</text:p>
          </table:table-cell>
          <table:table-cell office:value-type="float" office:value="115074" calcext:value-type="float">
            <text:p>115074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4475</text:p>
          </table:table-cell>
          <table:table-cell office:value-type="float" office:value="108683" calcext:value-type="float">
            <text:p>1086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7373</text:p>
          </table:table-cell>
          <table:table-cell office:value-type="float" office:value="108683" calcext:value-type="float">
            <text:p>1086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0192</text:p>
          </table:table-cell>
          <table:table-cell office:value-type="float" office:value="108683" calcext:value-type="float">
            <text:p>1086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0001</text:p>
          </table:table-cell>
          <table:table-cell office:value-type="float" office:value="108683" calcext:value-type="float">
            <text:p>108683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11937</text:p>
          </table:table-cell>
          <table:table-cell office:value-type="float" office:value="101307" calcext:value-type="float">
            <text:p>1013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7232</text:p>
          </table:table-cell>
          <table:table-cell office:value-type="float" office:value="101307" calcext:value-type="float">
            <text:p>1013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1454</text:p>
          </table:table-cell>
          <table:table-cell office:value-type="float" office:value="101307" calcext:value-type="float">
            <text:p>1013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8148</text:p>
          </table:table-cell>
          <table:table-cell office:value-type="float" office:value="101307" calcext:value-type="float">
            <text:p>1013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36132</text:p>
          </table:table-cell>
          <table:table-cell office:value-type="float" office:value="101307" calcext:value-type="float">
            <text:p>101307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4511</text:p>
          </table:table-cell>
          <table:table-cell office:value-type="float" office:value="86555" calcext:value-type="float">
            <text:p>86555</text:p>
          </table:table-cell>
        </table:table-row>
        <table:table-row table:style-name="ro1">
          <table:table-cell office:value-type="string" calcext:value-type="string">
            <text:p>Contract: OrderStatisticTree tests</text:p>
          </table:table-cell>
          <table:table-cell office:value-type="string" calcext:value-type="string">
            <text:p>Contract: OrderStatisticTree tests insert x item</text:p>
          </table:table-cell>
          <table:table-cell office:value-type="string" calcext:value-type="string">
            <text:p>insert val: 26727</text:p>
          </table:table-cell>
          <table:table-cell office:value-type="float" office:value="49675" calcext:value-type="float">
            <text:p>49675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At(965)</text:p>
          </table:table-cell>
          <table:table-cell office:value-type="string" calcext:value-type="string">
            <text:p>gas:</text:p>
          </table:table-cell>
          <table:table-cell office:value-type="float" office:value="36582" calcext:value-type="float">
            <text:p>36582</text:p>
          </table:table-cell>
          <table:table-cell office:value-type="string" calcext:value-type="string">
            <text:p>val:</text:p>
          </table:table-cell>
          <table:table-cell office:value-type="float" office:value="39053" calcext:value-type="float">
            <text:p>3905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91)</text:p>
          </table:table-cell>
          <table:table-cell office:value-type="string" calcext:value-type="string">
            <text:p>gas:</text:p>
          </table:table-cell>
          <table:table-cell office:value-type="float" office:value="36280" calcext:value-type="float">
            <text:p>36280</text:p>
          </table:table-cell>
          <table:table-cell office:value-type="string" calcext:value-type="string">
            <text:p>val:</text:p>
          </table:table-cell>
          <table:table-cell office:value-type="float" office:value="39774" calcext:value-type="float">
            <text:p>3977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20)</text:p>
          </table:table-cell>
          <table:table-cell office:value-type="string" calcext:value-type="string">
            <text:p>gas:</text:p>
          </table:table-cell>
          <table:table-cell office:value-type="float" office:value="35864" calcext:value-type="float">
            <text:p>35864</text:p>
          </table:table-cell>
          <table:table-cell office:value-type="string" calcext:value-type="string">
            <text:p>val:</text:p>
          </table:table-cell>
          <table:table-cell office:value-type="float" office:value="22730" calcext:value-type="float">
            <text:p>2273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92)</text:p>
          </table:table-cell>
          <table:table-cell office:value-type="string" calcext:value-type="string">
            <text:p>gas:</text:p>
          </table:table-cell>
          <table:table-cell office:value-type="float" office:value="35634" calcext:value-type="float">
            <text:p>35634</text:p>
          </table:table-cell>
          <table:table-cell office:value-type="string" calcext:value-type="string">
            <text:p>val:</text:p>
          </table:table-cell>
          <table:table-cell office:value-type="float" office:value="39780" calcext:value-type="float">
            <text:p>3978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5)</text:p>
          </table:table-cell>
          <table:table-cell office:value-type="string" calcext:value-type="string">
            <text:p>gas:</text:p>
          </table:table-cell>
          <table:table-cell office:value-type="float" office:value="35500" calcext:value-type="float">
            <text:p>35500</text:p>
          </table:table-cell>
          <table:table-cell office:value-type="string" calcext:value-type="string">
            <text:p>val:</text:p>
          </table:table-cell>
          <table:table-cell office:value-type="float" office:value="12285" calcext:value-type="float">
            <text:p>1228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42)</text:p>
          </table:table-cell>
          <table:table-cell office:value-type="string" calcext:value-type="string">
            <text:p>gas:</text:p>
          </table:table-cell>
          <table:table-cell office:value-type="float" office:value="35448" calcext:value-type="float">
            <text:p>35448</text:p>
          </table:table-cell>
          <table:table-cell office:value-type="string" calcext:value-type="string">
            <text:p>val:</text:p>
          </table:table-cell>
          <table:table-cell office:value-type="float" office:value="38402" calcext:value-type="float">
            <text:p>3840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03)</text:p>
          </table:table-cell>
          <table:table-cell office:value-type="string" calcext:value-type="string">
            <text:p>gas:</text:p>
          </table:table-cell>
          <table:table-cell office:value-type="float" office:value="35218" calcext:value-type="float">
            <text:p>35218</text:p>
          </table:table-cell>
          <table:table-cell office:value-type="string" calcext:value-type="string">
            <text:p>val: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63)</text:p>
          </table:table-cell>
          <table:table-cell office:value-type="string" calcext:value-type="string">
            <text:p>gas:</text:p>
          </table:table-cell>
          <table:table-cell office:value-type="float" office:value="35218" calcext:value-type="float">
            <text:p>35218</text:p>
          </table:table-cell>
          <table:table-cell office:value-type="string" calcext:value-type="string">
            <text:p>val:</text:p>
          </table:table-cell>
          <table:table-cell office:value-type="float" office:value="39040" calcext:value-type="float">
            <text:p>3904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26)</text:p>
          </table:table-cell>
          <table:table-cell office:value-type="string" calcext:value-type="string">
            <text:p>gas:</text:p>
          </table:table-cell>
          <table:table-cell office:value-type="float" office:value="35146" calcext:value-type="float">
            <text:p>35146</text:p>
          </table:table-cell>
          <table:table-cell office:value-type="string" calcext:value-type="string">
            <text:p>val:</text:p>
          </table:table-cell>
          <table:table-cell office:value-type="float" office:value="37918" calcext:value-type="float">
            <text:p>37918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37)</text:p>
          </table:table-cell>
          <table:table-cell office:value-type="string" calcext:value-type="string">
            <text:p>gas:</text:p>
          </table:table-cell>
          <table:table-cell office:value-type="float" office:value="35146" calcext:value-type="float">
            <text:p>35146</text:p>
          </table:table-cell>
          <table:table-cell office:value-type="string" calcext:value-type="string">
            <text:p>val:</text:p>
          </table:table-cell>
          <table:table-cell office:value-type="float" office:value="35697" calcext:value-type="float">
            <text:p>35697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35)</text:p>
          </table:table-cell>
          <table:table-cell office:value-type="string" calcext:value-type="string">
            <text:p>gas:</text:p>
          </table:table-cell>
          <table:table-cell office:value-type="float" office:value="34916" calcext:value-type="float">
            <text:p>34916</text:p>
          </table:table-cell>
          <table:table-cell office:value-type="string" calcext:value-type="string">
            <text:p>val:</text:p>
          </table:table-cell>
          <table:table-cell office:value-type="float" office:value="38265" calcext:value-type="float">
            <text:p>3826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45)</text:p>
          </table:table-cell>
          <table:table-cell office:value-type="string" calcext:value-type="string">
            <text:p>gas:</text:p>
          </table:table-cell>
          <table:table-cell office:value-type="float" office:value="34916" calcext:value-type="float">
            <text:p>34916</text:p>
          </table:table-cell>
          <table:table-cell office:value-type="string" calcext:value-type="string">
            <text:p>val: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19)</text:p>
          </table:table-cell>
          <table:table-cell office:value-type="string" calcext:value-type="string">
            <text:p>gas:</text:p>
          </table:table-cell>
          <table:table-cell office:value-type="float" office:value="34614" calcext:value-type="float">
            <text:p>34614</text:p>
          </table:table-cell>
          <table:table-cell office:value-type="string" calcext:value-type="string">
            <text:p>val:</text:p>
          </table:table-cell>
          <table:table-cell office:value-type="float" office:value="31875" calcext:value-type="float">
            <text:p>3187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39)</text:p>
          </table:table-cell>
          <table:table-cell office:value-type="string" calcext:value-type="string">
            <text:p>gas:</text:p>
          </table:table-cell>
          <table:table-cell office:value-type="float" office:value="34500" calcext:value-type="float">
            <text:p>34500</text:p>
          </table:table-cell>
          <table:table-cell office:value-type="string" calcext:value-type="string">
            <text:p>val:</text:p>
          </table:table-cell>
          <table:table-cell office:value-type="float" office:value="35799" calcext:value-type="float">
            <text:p>3579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12)</text:p>
          </table:table-cell>
          <table:table-cell office:value-type="string" calcext:value-type="string">
            <text:p>gas:</text:p>
          </table:table-cell>
          <table:table-cell office:value-type="float" office:value="34500" calcext:value-type="float">
            <text:p>34500</text:p>
          </table:table-cell>
          <table:table-cell office:value-type="string" calcext:value-type="string">
            <text:p>val:</text:p>
          </table:table-cell>
          <table:table-cell office:value-type="float" office:value="19353" calcext:value-type="float">
            <text:p>1935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99)</text:p>
          </table:table-cell>
          <table:table-cell office:value-type="string" calcext:value-type="string">
            <text:p>gas:</text:p>
          </table:table-cell>
          <table:table-cell office:value-type="float" office:value="34500" calcext:value-type="float">
            <text:p>34500</text:p>
          </table:table-cell>
          <table:table-cell office:value-type="string" calcext:value-type="string">
            <text:p>val:</text:p>
          </table:table-cell>
          <table:table-cell office:value-type="float" office:value="37232" calcext:value-type="float">
            <text:p>3723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518)</text:p>
          </table:table-cell>
          <table:table-cell office:value-type="string" calcext:value-type="string">
            <text:p>gas:</text:p>
          </table:table-cell>
          <table:table-cell office:value-type="float" office:value="34500" calcext:value-type="float">
            <text:p>34500</text:p>
          </table:table-cell>
          <table:table-cell office:value-type="string" calcext:value-type="string">
            <text:p>val:</text:p>
          </table:table-cell>
          <table:table-cell office:value-type="float" office:value="26281" calcext:value-type="float">
            <text:p>2628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79)</text:p>
          </table:table-cell>
          <table:table-cell office:value-type="string" calcext:value-type="string">
            <text:p>gas:</text:p>
          </table:table-cell>
          <table:table-cell office:value-type="float" office:value="34500" calcext:value-type="float">
            <text:p>34500</text:p>
          </table:table-cell>
          <table:table-cell office:value-type="string" calcext:value-type="string">
            <text:p>val:</text:p>
          </table:table-cell>
          <table:table-cell office:value-type="float" office:value="33913" calcext:value-type="float">
            <text:p>3391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69)</text:p>
          </table:table-cell>
          <table:table-cell office:value-type="string" calcext:value-type="string">
            <text:p>gas:</text:p>
          </table:table-cell>
          <table:table-cell office:value-type="float" office:value="34386" calcext:value-type="float">
            <text:p>34386</text:p>
          </table:table-cell>
          <table:table-cell office:value-type="string" calcext:value-type="string">
            <text:p>val: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90)</text:p>
          </table:table-cell>
          <table:table-cell office:value-type="string" calcext:value-type="string">
            <text:p>gas: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val:</text:p>
          </table:table-cell>
          <table:table-cell office:value-type="float" office:value="39760" calcext:value-type="float">
            <text:p>3976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110)</text:p>
          </table:table-cell>
          <table:table-cell office:value-type="string" calcext:value-type="string">
            <text:p>gas:</text:p>
          </table:table-cell>
          <table:table-cell office:value-type="float" office:value="34250" calcext:value-type="float">
            <text:p>34250</text:p>
          </table:table-cell>
          <table:table-cell office:value-type="string" calcext:value-type="string">
            <text:p>val: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56)</text:p>
          </table:table-cell>
          <table:table-cell office:value-type="string" calcext:value-type="string">
            <text:p>gas:</text:p>
          </table:table-cell>
          <table:table-cell office:value-type="float" office:value="34084" calcext:value-type="float">
            <text:p>34084</text:p>
          </table:table-cell>
          <table:table-cell office:value-type="string" calcext:value-type="string">
            <text:p>val:</text:p>
          </table:table-cell>
          <table:table-cell office:value-type="float" office:value="24113" calcext:value-type="float">
            <text:p>2411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94)</text:p>
          </table:table-cell>
          <table:table-cell office:value-type="string" calcext:value-type="string">
            <text:p>gas:</text:p>
          </table:table-cell>
          <table:table-cell office:value-type="float" office:value="34084" calcext:value-type="float">
            <text:p>34084</text:p>
          </table:table-cell>
          <table:table-cell office:value-type="string" calcext:value-type="string">
            <text:p>val:</text:p>
          </table:table-cell>
          <table:table-cell office:value-type="float" office:value="34317" calcext:value-type="float">
            <text:p>34317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84)</text:p>
          </table:table-cell>
          <table:table-cell office:value-type="string" calcext:value-type="string">
            <text:p>gas:</text:p>
          </table:table-cell>
          <table:table-cell office:value-type="float" office:value="34084" calcext:value-type="float">
            <text:p>34084</text:p>
          </table:table-cell>
          <table:table-cell office:value-type="string" calcext:value-type="string">
            <text:p>val:</text:p>
          </table:table-cell>
          <table:table-cell office:value-type="float" office:value="36969" calcext:value-type="float">
            <text:p>3696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27)</text:p>
          </table:table-cell>
          <table:table-cell office:value-type="string" calcext:value-type="string">
            <text:p>gas:</text:p>
          </table:table-cell>
          <table:table-cell office:value-type="float" office:value="34084" calcext:value-type="float">
            <text:p>34084</text:p>
          </table:table-cell>
          <table:table-cell office:value-type="string" calcext:value-type="string">
            <text:p>val:</text:p>
          </table:table-cell>
          <table:table-cell office:value-type="float" office:value="23002" calcext:value-type="float">
            <text:p>2300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48)</text:p>
          </table:table-cell>
          <table:table-cell office:value-type="string" calcext:value-type="string">
            <text:p>gas:</text:p>
          </table:table-cell>
          <table:table-cell office:value-type="float" office:value="34084" calcext:value-type="float">
            <text:p>34084</text:p>
          </table:table-cell>
          <table:table-cell office:value-type="string" calcext:value-type="string">
            <text:p>val: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524)</text:p>
          </table:table-cell>
          <table:table-cell office:value-type="string" calcext:value-type="string">
            <text:p>gas:</text:p>
          </table:table-cell>
          <table:table-cell office:value-type="float" office:value="34084" calcext:value-type="float">
            <text:p>34084</text:p>
          </table:table-cell>
          <table:table-cell office:value-type="string" calcext:value-type="string">
            <text:p>val:</text:p>
          </table:table-cell>
          <table:table-cell office:value-type="float" office:value="26390" calcext:value-type="float">
            <text:p>2639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35)</text:p>
          </table:table-cell>
          <table:table-cell office:value-type="string" calcext:value-type="string">
            <text:p>gas:</text:p>
          </table:table-cell>
          <table:table-cell office:value-type="float" office:value="33898" calcext:value-type="float">
            <text:p>33898</text:p>
          </table:table-cell>
          <table:table-cell office:value-type="string" calcext:value-type="string">
            <text:p>val:</text:p>
          </table:table-cell>
          <table:table-cell office:value-type="float" office:value="23274" calcext:value-type="float">
            <text:p>2327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80)</text:p>
          </table:table-cell>
          <table:table-cell office:value-type="string" calcext:value-type="string">
            <text:p>gas: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val:</text:p>
          </table:table-cell>
          <table:table-cell office:value-type="float" office:value="21375" calcext:value-type="float">
            <text:p>2137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62)</text:p>
          </table:table-cell>
          <table:table-cell office:value-type="string" calcext:value-type="string">
            <text:p>gas: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val:</text:p>
          </table:table-cell>
          <table:table-cell office:value-type="float" office:value="24375" calcext:value-type="float">
            <text:p>2437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31)</text:p>
          </table:table-cell>
          <table:table-cell office:value-type="string" calcext:value-type="string">
            <text:p>gas: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val:</text:p>
          </table:table-cell>
          <table:table-cell office:value-type="float" office:value="19880" calcext:value-type="float">
            <text:p>1988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34)</text:p>
          </table:table-cell>
          <table:table-cell office:value-type="string" calcext:value-type="string">
            <text:p>gas: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val:</text:p>
          </table:table-cell>
          <table:table-cell office:value-type="float" office:value="32247" calcext:value-type="float">
            <text:p>32247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41)</text:p>
          </table:table-cell>
          <table:table-cell office:value-type="string" calcext:value-type="string">
            <text:p>gas: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val: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92)</text:p>
          </table:table-cell>
          <table:table-cell office:value-type="string" calcext:value-type="string">
            <text:p>gas: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val:</text:p>
          </table:table-cell>
          <table:table-cell office:value-type="float" office:value="25335" calcext:value-type="float">
            <text:p>2533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79)</text:p>
          </table:table-cell>
          <table:table-cell office:value-type="string" calcext:value-type="string">
            <text:p>gas: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val: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35)</text:p>
          </table:table-cell>
          <table:table-cell office:value-type="string" calcext:value-type="string">
            <text:p>gas:</text:p>
          </table:table-cell>
          <table:table-cell office:value-type="float" office:value="33604" calcext:value-type="float">
            <text:p>33604</text:p>
          </table:table-cell>
          <table:table-cell office:value-type="string" calcext:value-type="string">
            <text:p>val:</text:p>
          </table:table-cell>
          <table:table-cell office:value-type="float" office:value="16982" calcext:value-type="float">
            <text:p>1698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36)</text:p>
          </table:table-cell>
          <table:table-cell office:value-type="string" calcext:value-type="string">
            <text:p>gas:</text:p>
          </table:table-cell>
          <table:table-cell office:value-type="float" office:value="33604" calcext:value-type="float">
            <text:p>33604</text:p>
          </table:table-cell>
          <table:table-cell office:value-type="string" calcext:value-type="string">
            <text:p>val:</text:p>
          </table:table-cell>
          <table:table-cell office:value-type="float" office:value="16982" calcext:value-type="float">
            <text:p>1698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19)</text:p>
          </table:table-cell>
          <table:table-cell office:value-type="string" calcext:value-type="string">
            <text:p>gas:</text:p>
          </table:table-cell>
          <table:table-cell office:value-type="float" office:value="33604" calcext:value-type="float">
            <text:p>33604</text:p>
          </table:table-cell>
          <table:table-cell office:value-type="string" calcext:value-type="string">
            <text:p>val:</text:p>
          </table:table-cell>
          <table:table-cell office:value-type="float" office:value="16399" calcext:value-type="float">
            <text:p>1639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87)</text:p>
          </table:table-cell>
          <table:table-cell office:value-type="string" calcext:value-type="string">
            <text:p>gas:</text:p>
          </table:table-cell>
          <table:table-cell office:value-type="float" office:value="33554" calcext:value-type="float">
            <text:p>33554</text:p>
          </table:table-cell>
          <table:table-cell office:value-type="string" calcext:value-type="string">
            <text:p>val:</text:p>
          </table:table-cell>
          <table:table-cell office:value-type="float" office:value="34100" calcext:value-type="float">
            <text:p>3410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84)</text:p>
          </table:table-cell>
          <table:table-cell office:value-type="string" calcext:value-type="string">
            <text:p>gas:</text:p>
          </table:table-cell>
          <table:table-cell office:value-type="float" office:value="33552" calcext:value-type="float">
            <text:p>33552</text:p>
          </table:table-cell>
          <table:table-cell office:value-type="string" calcext:value-type="string">
            <text:p>val:</text:p>
          </table:table-cell>
          <table:table-cell office:value-type="float" office:value="33994" calcext:value-type="float">
            <text:p>3399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97)</text:p>
          </table:table-cell>
          <table:table-cell office:value-type="string" calcext:value-type="string">
            <text:p>gas:</text:p>
          </table:table-cell>
          <table:table-cell office:value-type="float" office:value="33552" calcext:value-type="float">
            <text:p>33552</text:p>
          </table:table-cell>
          <table:table-cell office:value-type="string" calcext:value-type="string">
            <text:p>val:</text:p>
          </table:table-cell>
          <table:table-cell office:value-type="float" office:value="31368" calcext:value-type="float">
            <text:p>31368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06)</text:p>
          </table:table-cell>
          <table:table-cell office:value-type="string" calcext:value-type="string">
            <text:p>gas:</text:p>
          </table:table-cell>
          <table:table-cell office:value-type="float" office:value="33438" calcext:value-type="float">
            <text:p>33438</text:p>
          </table:table-cell>
          <table:table-cell office:value-type="string" calcext:value-type="string">
            <text:p>val:</text:p>
          </table:table-cell>
          <table:table-cell office:value-type="float" office:value="19196" calcext:value-type="float">
            <text:p>19196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23)</text:p>
          </table:table-cell>
          <table:table-cell office:value-type="string" calcext:value-type="string">
            <text:p>gas:</text:p>
          </table:table-cell>
          <table:table-cell office:value-type="float" office:value="33438" calcext:value-type="float">
            <text:p>33438</text:p>
          </table:table-cell>
          <table:table-cell office:value-type="string" calcext:value-type="string">
            <text:p>val:</text:p>
          </table:table-cell>
          <table:table-cell office:value-type="float" office:value="37834" calcext:value-type="float">
            <text:p>3783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23)</text:p>
          </table:table-cell>
          <table:table-cell office:value-type="string" calcext:value-type="string">
            <text:p>gas:</text:p>
          </table:table-cell>
          <table:table-cell office:value-type="float" office:value="33438" calcext:value-type="float">
            <text:p>33438</text:p>
          </table:table-cell>
          <table:table-cell office:value-type="string" calcext:value-type="string">
            <text:p>val:</text:p>
          </table:table-cell>
          <table:table-cell office:value-type="float" office:value="37834" calcext:value-type="float">
            <text:p>3783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85)</text:p>
          </table:table-cell>
          <table:table-cell office:value-type="string" calcext:value-type="string">
            <text:p>gas:</text:p>
          </table:table-cell>
          <table:table-cell office:value-type="float" office:value="33438" calcext:value-type="float">
            <text:p>33438</text:p>
          </table:table-cell>
          <table:table-cell office:value-type="string" calcext:value-type="string">
            <text:p>val:</text:p>
          </table:table-cell>
          <table:table-cell office:value-type="float" office:value="36971" calcext:value-type="float">
            <text:p>3697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09)</text:p>
          </table:table-cell>
          <table:table-cell office:value-type="string" calcext:value-type="string">
            <text:p>gas:</text:p>
          </table:table-cell>
          <table:table-cell office:value-type="float" office:value="33438" calcext:value-type="float">
            <text:p>33438</text:p>
          </table:table-cell>
          <table:table-cell office:value-type="string" calcext:value-type="string">
            <text:p>val:</text:p>
          </table:table-cell>
          <table:table-cell office:value-type="float" office:value="34799" calcext:value-type="float">
            <text:p>3479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36)</text:p>
          </table:table-cell>
          <table:table-cell office:value-type="string" calcext:value-type="string">
            <text:p>gas:</text:p>
          </table:table-cell>
          <table:table-cell office:value-type="float" office:value="33252" calcext:value-type="float">
            <text:p>33252</text:p>
          </table:table-cell>
          <table:table-cell office:value-type="string" calcext:value-type="string">
            <text:p>val: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01)</text:p>
          </table:table-cell>
          <table:table-cell office:value-type="string" calcext:value-type="string">
            <text:p>gas:</text:p>
          </table:table-cell>
          <table:table-cell office:value-type="float" office:value="33188" calcext:value-type="float">
            <text:p>33188</text:p>
          </table:table-cell>
          <table:table-cell office:value-type="string" calcext:value-type="string">
            <text:p>val:</text:p>
          </table:table-cell>
          <table:table-cell office:value-type="float" office:value="15947" calcext:value-type="float">
            <text:p>15947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63)</text:p>
          </table:table-cell>
          <table:table-cell office:value-type="string" calcext:value-type="string">
            <text:p>gas: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val:</text:p>
          </table:table-cell>
          <table:table-cell office:value-type="float" office:value="30330" calcext:value-type="float">
            <text:p>3033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15)</text:p>
          </table:table-cell>
          <table:table-cell office:value-type="string" calcext:value-type="string">
            <text:p>gas:</text:p>
          </table:table-cell>
          <table:table-cell office:value-type="float" office:value="33074" calcext:value-type="float">
            <text:p>33074</text:p>
          </table:table-cell>
          <table:table-cell office:value-type="string" calcext:value-type="string">
            <text:p>val:</text:p>
          </table:table-cell>
          <table:table-cell office:value-type="float" office:value="10280" calcext:value-type="float">
            <text:p>1028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67)</text:p>
          </table:table-cell>
          <table:table-cell office:value-type="string" calcext:value-type="string">
            <text:p>gas:</text:p>
          </table:table-cell>
          <table:table-cell office:value-type="float" office:value="33022" calcext:value-type="float">
            <text:p>33022</text:p>
          </table:table-cell>
          <table:table-cell office:value-type="string" calcext:value-type="string">
            <text:p>val:</text:p>
          </table:table-cell>
          <table:table-cell office:value-type="float" office:value="36635" calcext:value-type="float">
            <text:p>3663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72)</text:p>
          </table:table-cell>
          <table:table-cell office:value-type="string" calcext:value-type="string">
            <text:p>gas:</text:p>
          </table:table-cell>
          <table:table-cell office:value-type="float" office:value="33022" calcext:value-type="float">
            <text:p>33022</text:p>
          </table:table-cell>
          <table:table-cell office:value-type="string" calcext:value-type="string">
            <text:p>val:</text:p>
          </table:table-cell>
          <table:table-cell office:value-type="float" office:value="21031" calcext:value-type="float">
            <text:p>2103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172)</text:p>
          </table:table-cell>
          <table:table-cell office:value-type="string" calcext:value-type="string">
            <text:p>gas:</text:p>
          </table:table-cell>
          <table:table-cell office:value-type="float" office:value="32958" calcext:value-type="float">
            <text:p>32958</text:p>
          </table:table-cell>
          <table:table-cell office:value-type="string" calcext:value-type="string">
            <text:p>val:</text:p>
          </table:table-cell>
          <table:table-cell office:value-type="float" office:value="14886" calcext:value-type="float">
            <text:p>14886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156)</text:p>
          </table:table-cell>
          <table:table-cell office:value-type="string" calcext:value-type="string">
            <text:p>gas:</text:p>
          </table:table-cell>
          <table:table-cell office:value-type="float" office:value="32958" calcext:value-type="float">
            <text:p>32958</text:p>
          </table:table-cell>
          <table:table-cell office:value-type="string" calcext:value-type="string">
            <text:p>val:</text:p>
          </table:table-cell>
          <table:table-cell office:value-type="float" office:value="14475" calcext:value-type="float">
            <text:p>1447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27)</text:p>
          </table:table-cell>
          <table:table-cell office:value-type="string" calcext:value-type="string">
            <text:p>gas:</text:p>
          </table:table-cell>
          <table:table-cell office:value-type="float" office:value="32958" calcext:value-type="float">
            <text:p>32958</text:p>
          </table:table-cell>
          <table:table-cell office:value-type="string" calcext:value-type="string">
            <text:p>val:</text:p>
          </table:table-cell>
          <table:table-cell office:value-type="float" office:value="16620" calcext:value-type="float">
            <text:p>1662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79)</text:p>
          </table:table-cell>
          <table:table-cell office:value-type="string" calcext:value-type="string">
            <text:p>gas:</text:p>
          </table:table-cell>
          <table:table-cell office:value-type="float" office:value="32906" calcext:value-type="float">
            <text:p>32906</text:p>
          </table:table-cell>
          <table:table-cell office:value-type="string" calcext:value-type="string">
            <text:p>val:</text:p>
          </table:table-cell>
          <table:table-cell office:value-type="float" office:value="39400" calcext:value-type="float">
            <text:p>3940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86)</text:p>
          </table:table-cell>
          <table:table-cell office:value-type="string" calcext:value-type="string">
            <text:p>gas:</text:p>
          </table:table-cell>
          <table:table-cell office:value-type="float" office:value="32906" calcext:value-type="float">
            <text:p>32906</text:p>
          </table:table-cell>
          <table:table-cell office:value-type="string" calcext:value-type="string">
            <text:p>val:</text:p>
          </table:table-cell>
          <table:table-cell office:value-type="float" office:value="39605" calcext:value-type="float">
            <text:p>3960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23)</text:p>
          </table:table-cell>
          <table:table-cell office:value-type="string" calcext:value-type="string">
            <text:p>gas:</text:p>
          </table:table-cell>
          <table:table-cell office:value-type="float" office:value="32906" calcext:value-type="float">
            <text:p>32906</text:p>
          </table:table-cell>
          <table:table-cell office:value-type="string" calcext:value-type="string">
            <text:p>val:</text:p>
          </table:table-cell>
          <table:table-cell office:value-type="float" office:value="31954" calcext:value-type="float">
            <text:p>3195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199)</text:p>
          </table:table-cell>
          <table:table-cell office:value-type="string" calcext:value-type="string">
            <text:p>gas: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val:</text:p>
          </table:table-cell>
          <table:table-cell office:value-type="float" office:value="15851" calcext:value-type="float">
            <text:p>1585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42)</text:p>
          </table:table-cell>
          <table:table-cell office:value-type="string" calcext:value-type="string">
            <text:p>gas:</text:p>
          </table:table-cell>
          <table:table-cell office:value-type="float" office:value="32720" calcext:value-type="float">
            <text:p>32720</text:p>
          </table:table-cell>
          <table:table-cell office:value-type="string" calcext:value-type="string">
            <text:p>val:</text:p>
          </table:table-cell>
          <table:table-cell office:value-type="float" office:value="29838" calcext:value-type="float">
            <text:p>29838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68)</text:p>
          </table:table-cell>
          <table:table-cell office:value-type="string" calcext:value-type="string">
            <text:p>gas:</text:p>
          </table:table-cell>
          <table:table-cell office:value-type="float" office:value="32720" calcext:value-type="float">
            <text:p>32720</text:p>
          </table:table-cell>
          <table:table-cell office:value-type="string" calcext:value-type="string">
            <text:p>val:</text:p>
          </table:table-cell>
          <table:table-cell office:value-type="float" office:value="24519" calcext:value-type="float">
            <text:p>2451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19)</text:p>
          </table:table-cell>
          <table:table-cell office:value-type="string" calcext:value-type="string">
            <text:p>gas:</text:p>
          </table:table-cell>
          <table:table-cell office:value-type="float" office:value="32720" calcext:value-type="float">
            <text:p>32720</text:p>
          </table:table-cell>
          <table:table-cell office:value-type="string" calcext:value-type="string">
            <text:p>val:</text:p>
          </table:table-cell>
          <table:table-cell office:value-type="float" office:value="29146" calcext:value-type="float">
            <text:p>29146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67)</text:p>
          </table:table-cell>
          <table:table-cell office:value-type="string" calcext:value-type="string">
            <text:p>gas:</text:p>
          </table:table-cell>
          <table:table-cell office:value-type="float" office:value="32606" calcext:value-type="float">
            <text:p>32606</text:p>
          </table:table-cell>
          <table:table-cell office:value-type="string" calcext:value-type="string">
            <text:p>val:</text:p>
          </table:table-cell>
          <table:table-cell office:value-type="float" office:value="20831" calcext:value-type="float">
            <text:p>2083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45)</text:p>
          </table:table-cell>
          <table:table-cell office:value-type="string" calcext:value-type="string">
            <text:p>gas:</text:p>
          </table:table-cell>
          <table:table-cell office:value-type="float" office:value="32606" calcext:value-type="float">
            <text:p>32606</text:p>
          </table:table-cell>
          <table:table-cell office:value-type="string" calcext:value-type="string">
            <text:p>val:</text:p>
          </table:table-cell>
          <table:table-cell office:value-type="float" office:value="32669" calcext:value-type="float">
            <text:p>3266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04)</text:p>
          </table:table-cell>
          <table:table-cell office:value-type="string" calcext:value-type="string">
            <text:p>gas:</text:p>
          </table:table-cell>
          <table:table-cell office:value-type="float" office:value="32542" calcext:value-type="float">
            <text:p>32542</text:p>
          </table:table-cell>
          <table:table-cell office:value-type="string" calcext:value-type="string">
            <text:p>val:</text:p>
          </table:table-cell>
          <table:table-cell office:value-type="float" office:value="16011" calcext:value-type="float">
            <text:p>1601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96)</text:p>
          </table:table-cell>
          <table:table-cell office:value-type="string" calcext:value-type="string">
            <text:p>gas:</text:p>
          </table:table-cell>
          <table:table-cell office:value-type="float" office:value="32490" calcext:value-type="float">
            <text:p>32490</text:p>
          </table:table-cell>
          <table:table-cell office:value-type="string" calcext:value-type="string">
            <text:p>val:</text:p>
          </table:table-cell>
          <table:table-cell office:value-type="float" office:value="31355" calcext:value-type="float">
            <text:p>3135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74)</text:p>
          </table:table-cell>
          <table:table-cell office:value-type="string" calcext:value-type="string">
            <text:p>gas:</text:p>
          </table:table-cell>
          <table:table-cell office:value-type="float" office:value="32490" calcext:value-type="float">
            <text:p>32490</text:p>
          </table:table-cell>
          <table:table-cell office:value-type="string" calcext:value-type="string">
            <text:p>val:</text:p>
          </table:table-cell>
          <table:table-cell office:value-type="float" office:value="39255" calcext:value-type="float">
            <text:p>3925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09)</text:p>
          </table:table-cell>
          <table:table-cell office:value-type="string" calcext:value-type="string">
            <text:p>gas:</text:p>
          </table:table-cell>
          <table:table-cell office:value-type="float" office:value="32304" calcext:value-type="float">
            <text:p>32304</text:p>
          </table:table-cell>
          <table:table-cell office:value-type="string" calcext:value-type="string">
            <text:p>val:</text:p>
          </table:table-cell>
          <table:table-cell office:value-type="float" office:value="28926" calcext:value-type="float">
            <text:p>28926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57)</text:p>
          </table:table-cell>
          <table:table-cell office:value-type="string" calcext:value-type="string">
            <text:p>gas:</text:p>
          </table:table-cell>
          <table:table-cell office:value-type="float" office:value="32190" calcext:value-type="float">
            <text:p>32190</text:p>
          </table:table-cell>
          <table:table-cell office:value-type="string" calcext:value-type="string">
            <text:p>val: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25)</text:p>
          </table:table-cell>
          <table:table-cell office:value-type="string" calcext:value-type="string">
            <text:p>gas:</text:p>
          </table:table-cell>
          <table:table-cell office:value-type="float" office:value="32190" calcext:value-type="float">
            <text:p>32190</text:p>
          </table:table-cell>
          <table:table-cell office:value-type="string" calcext:value-type="string">
            <text:p>val:</text:p>
          </table:table-cell>
          <table:table-cell office:value-type="float" office:value="19688" calcext:value-type="float">
            <text:p>19688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5)</text:p>
          </table:table-cell>
          <table:table-cell office:value-type="string" calcext:value-type="string">
            <text:p>gas:</text:p>
          </table:table-cell>
          <table:table-cell office:value-type="float" office:value="32126" calcext:value-type="float">
            <text:p>32126</text:p>
          </table:table-cell>
          <table:table-cell office:value-type="string" calcext:value-type="string">
            <text:p>val:</text:p>
          </table:table-cell>
          <table:table-cell office:value-type="float" office:value="11937" calcext:value-type="float">
            <text:p>11937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129)</text:p>
          </table:table-cell>
          <table:table-cell office:value-type="string" calcext:value-type="string">
            <text:p>gas:</text:p>
          </table:table-cell>
          <table:table-cell office:value-type="float" office:value="32126" calcext:value-type="float">
            <text:p>32126</text:p>
          </table:table-cell>
          <table:table-cell office:value-type="string" calcext:value-type="string">
            <text:p>val:</text:p>
          </table:table-cell>
          <table:table-cell office:value-type="float" office:value="13711" calcext:value-type="float">
            <text:p>1371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62)</text:p>
          </table:table-cell>
          <table:table-cell office:value-type="string" calcext:value-type="string">
            <text:p>gas:</text:p>
          </table:table-cell>
          <table:table-cell office:value-type="float" office:value="32074" calcext:value-type="float">
            <text:p>32074</text:p>
          </table:table-cell>
          <table:table-cell office:value-type="string" calcext:value-type="string">
            <text:p>val: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01)</text:p>
          </table:table-cell>
          <table:table-cell office:value-type="string" calcext:value-type="string">
            <text:p>gas:</text:p>
          </table:table-cell>
          <table:table-cell office:value-type="float" office:value="32074" calcext:value-type="float">
            <text:p>32074</text:p>
          </table:table-cell>
          <table:table-cell office:value-type="string" calcext:value-type="string">
            <text:p>val:</text:p>
          </table:table-cell>
          <table:table-cell office:value-type="float" office:value="31454" calcext:value-type="float">
            <text:p>3145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23)</text:p>
          </table:table-cell>
          <table:table-cell office:value-type="string" calcext:value-type="string">
            <text:p>gas:</text:p>
          </table:table-cell>
          <table:table-cell office:value-type="float" office:value="32074" calcext:value-type="float">
            <text:p>32074</text:p>
          </table:table-cell>
          <table:table-cell office:value-type="string" calcext:value-type="string">
            <text:p>val:</text:p>
          </table:table-cell>
          <table:table-cell office:value-type="float" office:value="22837" calcext:value-type="float">
            <text:p>22837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)</text:p>
          </table:table-cell>
          <table:table-cell office:value-type="string" calcext:value-type="string">
            <text:p>gas:</text:p>
          </table:table-cell>
          <table:table-cell office:value-type="float" office:value="32054" calcext:value-type="float">
            <text:p>32054</text:p>
          </table:table-cell>
          <table:table-cell office:value-type="string" calcext:value-type="string">
            <text:p>val: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994)</text:p>
          </table:table-cell>
          <table:table-cell office:value-type="string" calcext:value-type="string">
            <text:p>gas:</text:p>
          </table:table-cell>
          <table:table-cell office:value-type="float" office:value="31958" calcext:value-type="float">
            <text:p>31958</text:p>
          </table:table-cell>
          <table:table-cell office:value-type="string" calcext:value-type="string">
            <text:p>val:</text:p>
          </table:table-cell>
          <table:table-cell office:value-type="float" office:value="39895" calcext:value-type="float">
            <text:p>3989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8)</text:p>
          </table:table-cell>
          <table:table-cell office:value-type="string" calcext:value-type="string">
            <text:p>gas:</text:p>
          </table:table-cell>
          <table:table-cell office:value-type="float" office:value="31710" calcext:value-type="float">
            <text:p>31710</text:p>
          </table:table-cell>
          <table:table-cell office:value-type="string" calcext:value-type="string">
            <text:p>val:</text:p>
          </table:table-cell>
          <table:table-cell office:value-type="float" office:value="10981" calcext:value-type="float">
            <text:p>1098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63)</text:p>
          </table:table-cell>
          <table:table-cell office:value-type="string" calcext:value-type="string">
            <text:p>gas:</text:p>
          </table:table-cell>
          <table:table-cell office:value-type="float" office:value="31658" calcext:value-type="float">
            <text:p>31658</text:p>
          </table:table-cell>
          <table:table-cell office:value-type="string" calcext:value-type="string">
            <text:p>val:</text:p>
          </table:table-cell>
          <table:table-cell office:value-type="float" office:value="24483" calcext:value-type="float">
            <text:p>2448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47)</text:p>
          </table:table-cell>
          <table:table-cell office:value-type="string" calcext:value-type="string">
            <text:p>gas:</text:p>
          </table:table-cell>
          <table:table-cell office:value-type="float" office:value="31658" calcext:value-type="float">
            <text:p>31658</text:p>
          </table:table-cell>
          <table:table-cell office:value-type="string" calcext:value-type="string">
            <text:p>val:</text:p>
          </table:table-cell>
          <table:table-cell office:value-type="float" office:value="32696" calcext:value-type="float">
            <text:p>32696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92)</text:p>
          </table:table-cell>
          <table:table-cell office:value-type="string" calcext:value-type="string">
            <text:p>gas:</text:p>
          </table:table-cell>
          <table:table-cell office:value-type="float" office:value="31658" calcext:value-type="float">
            <text:p>31658</text:p>
          </table:table-cell>
          <table:table-cell office:value-type="string" calcext:value-type="string">
            <text:p>val:</text:p>
          </table:table-cell>
          <table:table-cell office:value-type="float" office:value="18705" calcext:value-type="float">
            <text:p>1870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75)</text:p>
          </table:table-cell>
          <table:table-cell office:value-type="string" calcext:value-type="string">
            <text:p>gas:</text:p>
          </table:table-cell>
          <table:table-cell office:value-type="float" office:value="31658" calcext:value-type="float">
            <text:p>31658</text:p>
          </table:table-cell>
          <table:table-cell office:value-type="string" calcext:value-type="string">
            <text:p>val:</text:p>
          </table:table-cell>
          <table:table-cell office:value-type="float" office:value="30616" calcext:value-type="float">
            <text:p>30616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44)</text:p>
          </table:table-cell>
          <table:table-cell office:value-type="string" calcext:value-type="string">
            <text:p>gas:</text:p>
          </table:table-cell>
          <table:table-cell office:value-type="float" office:value="31658" calcext:value-type="float">
            <text:p>31658</text:p>
          </table:table-cell>
          <table:table-cell office:value-type="string" calcext:value-type="string">
            <text:p>val:</text:p>
          </table:table-cell>
          <table:table-cell office:value-type="float" office:value="23563" calcext:value-type="float">
            <text:p>23563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64)</text:p>
          </table:table-cell>
          <table:table-cell office:value-type="string" calcext:value-type="string">
            <text:p>gas: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val:</text:p>
          </table:table-cell>
          <table:table-cell office:value-type="float" office:value="11469" calcext:value-type="float">
            <text:p>11469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720)</text:p>
          </table:table-cell>
          <table:table-cell office:value-type="string" calcext:value-type="string">
            <text:p>gas:</text:p>
          </table:table-cell>
          <table:table-cell office:value-type="float" office:value="31542" calcext:value-type="float">
            <text:p>31542</text:p>
          </table:table-cell>
          <table:table-cell office:value-type="string" calcext:value-type="string">
            <text:p>val:</text:p>
          </table:table-cell>
          <table:table-cell office:value-type="float" office:value="31894" calcext:value-type="float">
            <text:p>3189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578)</text:p>
          </table:table-cell>
          <table:table-cell office:value-type="string" calcext:value-type="string">
            <text:p>gas:</text:p>
          </table:table-cell>
          <table:table-cell office:value-type="float" office:value="31242" calcext:value-type="float">
            <text:p>31242</text:p>
          </table:table-cell>
          <table:table-cell office:value-type="string" calcext:value-type="string">
            <text:p>val:</text:p>
          </table:table-cell>
          <table:table-cell office:value-type="float" office:value="27931" calcext:value-type="float">
            <text:p>2793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59)</text:p>
          </table:table-cell>
          <table:table-cell office:value-type="string" calcext:value-type="string">
            <text:p>gas:</text:p>
          </table:table-cell>
          <table:table-cell office:value-type="float" office:value="31242" calcext:value-type="float">
            <text:p>31242</text:p>
          </table:table-cell>
          <table:table-cell office:value-type="string" calcext:value-type="string">
            <text:p>val:</text:p>
          </table:table-cell>
          <table:table-cell office:value-type="float" office:value="20584" calcext:value-type="float">
            <text:p>2058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2)</text:p>
          </table:table-cell>
          <table:table-cell office:value-type="string" calcext:value-type="string">
            <text:p>gas:</text:p>
          </table:table-cell>
          <table:table-cell office:value-type="float" office:value="31178" calcext:value-type="float">
            <text:p>31178</text:p>
          </table:table-cell>
          <table:table-cell office:value-type="string" calcext:value-type="string">
            <text:p>val:</text:p>
          </table:table-cell>
          <table:table-cell office:value-type="float" office:value="10752" calcext:value-type="float">
            <text:p>1075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047" calcext:value-type="float">
            <text:p>22047</text:p>
          </table:table-cell>
        </table:table-row>
        <table:table-row table:style-name="ro1">
          <table:table-cell office:value-type="string" calcext:value-type="string">
            <text:p>selectAt(48)</text:p>
          </table:table-cell>
          <table:table-cell office:value-type="string" calcext:value-type="string">
            <text:p>gas:</text:p>
          </table:table-cell>
          <table:table-cell office:value-type="float" office:value="31178" calcext:value-type="float">
            <text:p>31178</text:p>
          </table:table-cell>
          <table:table-cell office:value-type="string" calcext:value-type="string">
            <text:p>val:</text:p>
          </table:table-cell>
          <table:table-cell office:value-type="float" office:value="11195" calcext:value-type="float">
            <text:p>1119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02)</text:p>
          </table:table-cell>
          <table:table-cell office:value-type="string" calcext:value-type="string">
            <text:p>gas:</text:p>
          </table:table-cell>
          <table:table-cell office:value-type="float" office:value="31178" calcext:value-type="float">
            <text:p>31178</text:p>
          </table:table-cell>
          <table:table-cell office:value-type="string" calcext:value-type="string">
            <text:p>val:</text:p>
          </table:table-cell>
          <table:table-cell office:value-type="float" office:value="15951" calcext:value-type="float">
            <text:p>1595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883)</text:p>
          </table:table-cell>
          <table:table-cell office:value-type="string" calcext:value-type="string">
            <text:p>gas:</text:p>
          </table:table-cell>
          <table:table-cell office:value-type="float" office:value="31126" calcext:value-type="float">
            <text:p>31126</text:p>
          </table:table-cell>
          <table:table-cell office:value-type="string" calcext:value-type="string">
            <text:p>val:</text:p>
          </table:table-cell>
          <table:table-cell office:value-type="float" office:value="36962" calcext:value-type="float">
            <text:p>3696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0)</text:p>
          </table:table-cell>
          <table:table-cell office:value-type="string" calcext:value-type="string">
            <text:p>gas:</text:p>
          </table:table-cell>
          <table:table-cell office:value-type="float" office:value="30928" calcext:value-type="float">
            <text:p>30928</text:p>
          </table:table-cell>
          <table:table-cell office:value-type="string" calcext:value-type="string">
            <text:p>val: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19)</text:p>
          </table:table-cell>
          <table:table-cell office:value-type="string" calcext:value-type="string">
            <text:p>gas:</text:p>
          </table:table-cell>
          <table:table-cell office:value-type="float" office:value="30826" calcext:value-type="float">
            <text:p>30826</text:p>
          </table:table-cell>
          <table:table-cell office:value-type="string" calcext:value-type="string">
            <text:p>val: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596)</text:p>
          </table:table-cell>
          <table:table-cell office:value-type="string" calcext:value-type="string">
            <text:p>gas:</text:p>
          </table:table-cell>
          <table:table-cell office:value-type="float" office:value="30710" calcext:value-type="float">
            <text:p>30710</text:p>
          </table:table-cell>
          <table:table-cell office:value-type="string" calcext:value-type="string">
            <text:p>val:</text:p>
          </table:table-cell>
          <table:table-cell office:value-type="float" office:value="28482" calcext:value-type="float">
            <text:p>2848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91)</text:p>
          </table:table-cell>
          <table:table-cell office:value-type="string" calcext:value-type="string">
            <text:p>gas:</text:p>
          </table:table-cell>
          <table:table-cell office:value-type="float" office:value="30294" calcext:value-type="float">
            <text:p>30294</text:p>
          </table:table-cell>
          <table:table-cell office:value-type="string" calcext:value-type="string">
            <text:p>val:</text:p>
          </table:table-cell>
          <table:table-cell office:value-type="float" office:value="21645" calcext:value-type="float">
            <text:p>2164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189)</text:p>
          </table:table-cell>
          <table:table-cell office:value-type="string" calcext:value-type="string">
            <text:p>gas:</text:p>
          </table:table-cell>
          <table:table-cell office:value-type="float" office:value="29814" calcext:value-type="float">
            <text:p>29814</text:p>
          </table:table-cell>
          <table:table-cell office:value-type="string" calcext:value-type="string">
            <text:p>val:</text:p>
          </table:table-cell>
          <table:table-cell office:value-type="float" office:value="15485" calcext:value-type="float">
            <text:p>1548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332)</text:p>
          </table:table-cell>
          <table:table-cell office:value-type="string" calcext:value-type="string">
            <text:p>gas:</text:p>
          </table:table-cell>
          <table:table-cell office:value-type="float" office:value="28930" calcext:value-type="float">
            <text:p>28930</text:p>
          </table:table-cell>
          <table:table-cell office:value-type="string" calcext:value-type="string">
            <text:p>val:</text:p>
          </table:table-cell>
          <table:table-cell office:value-type="float" office:value="19884" calcext:value-type="float">
            <text:p>19884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04)</text:p>
          </table:table-cell>
          <table:table-cell office:value-type="string" calcext:value-type="string">
            <text:p>gas:</text:p>
          </table:table-cell>
          <table:table-cell office:value-type="float" office:value="28398" calcext:value-type="float">
            <text:p>28398</text:p>
          </table:table-cell>
          <table:table-cell office:value-type="string" calcext:value-type="string">
            <text:p>val:</text:p>
          </table:table-cell>
          <table:table-cell office:value-type="float" office:value="22065" calcext:value-type="float">
            <text:p>2206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212)</text:p>
          </table:table-cell>
          <table:table-cell office:value-type="string" calcext:value-type="string">
            <text:p>gas:</text:p>
          </table:table-cell>
          <table:table-cell office:value-type="float" office:value="27918" calcext:value-type="float">
            <text:p>27918</text:p>
          </table:table-cell>
          <table:table-cell office:value-type="string" calcext:value-type="string">
            <text:p>val:</text:p>
          </table:table-cell>
          <table:table-cell office:value-type="float" office:value="16262" calcext:value-type="float">
            <text:p>16262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string" calcext:value-type="string">
            <text:p>selectAt(482)</text:p>
          </table:table-cell>
          <table:table-cell office:value-type="string" calcext:value-type="string">
            <text:p>gas:</text:p>
          </table:table-cell>
          <table:table-cell office:value-type="float" office:value="27450" calcext:value-type="float">
            <text:p>27450</text:p>
          </table:table-cell>
          <table:table-cell office:value-type="string" calcext:value-type="string">
            <text:p>val:</text:p>
          </table:table-cell>
          <table:table-cell office:value-type="float" office:value="25085" calcext:value-type="float">
            <text:p>25085</text:p>
          </table:table-cell>
          <table:table-cell office:value-type="string" calcext:value-type="string">
            <text:p>dupes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esGas:</text:p>
          </table:table-cell>
          <table:table-cell office:value-type="float" office:value="22111" calcext:value-type="float">
            <text:p>22111</text:p>
          </table:table-cell>
        </table:table-row>
      </table:table>
      <table:table table:name="heap results noid 1000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Test contract</text:p>
          </table:table-cell>
          <table:table-cell table:style-name="ce1" office:value-type="string" calcext:value-type="string">
            <text:p><text:s/>Test</text:p>
          </table:table-cell>
          <table:table-cell table:style-name="ce1" office:value-type="string" calcext:value-type="string">
            <text:p><text:s/>Tx</text:p>
          </table:table-cell>
          <table:table-cell table:style-name="ce1" office:value-type="string" calcext:value-type="string">
            <text:p><text:s/>Gas used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75608" calcext:value-type="float">
            <text:p>756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0672" calcext:value-type="float">
            <text:p>9067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02243" calcext:value-type="float">
            <text:p>102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3759" calcext:value-type="float">
            <text:p>1337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703" calcext:value-type="float">
            <text:p>1137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88350" calcext:value-type="float">
            <text:p>883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88370" calcext:value-type="float">
            <text:p>883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09789" calcext:value-type="float">
            <text:p>1097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469" calcext:value-type="float">
            <text:p>1354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89477" calcext:value-type="float">
            <text:p>89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6207" calcext:value-type="float">
            <text:p>1662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09799" calcext:value-type="float">
            <text:p>1097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017" calcext:value-type="float">
            <text:p>1370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6192" calcext:value-type="float">
            <text:p>1661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219" calcext:value-type="float">
            <text:p>1362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0594" calcext:value-type="float">
            <text:p>9059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89497" calcext:value-type="float">
            <text:p>894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0906" calcext:value-type="float">
            <text:p>1109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9598" calcext:value-type="float">
            <text:p>1995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047" calcext:value-type="float">
            <text:p>1370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299" calcext:value-type="float">
            <text:p>1672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8134" calcext:value-type="float">
            <text:p>1381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2295" calcext:value-type="float">
            <text:p>1322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4145" calcext:value-type="float">
            <text:p>1641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0584" calcext:value-type="float">
            <text:p>905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693" calcext:value-type="float">
            <text:p>1376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1993" calcext:value-type="float">
            <text:p>1119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2315" calcext:value-type="float">
            <text:p>1323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8790" calcext:value-type="float">
            <text:p>1387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2053" calcext:value-type="float">
            <text:p>1120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281" calcext:value-type="float">
            <text:p>1392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0594" calcext:value-type="float">
            <text:p>9059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21" calcext:value-type="float">
            <text:p>917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691" calcext:value-type="float">
            <text:p>916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681" calcext:value-type="float">
            <text:p>916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2013" calcext:value-type="float">
            <text:p>1120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8800" calcext:value-type="float">
            <text:p>1388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5733" calcext:value-type="float">
            <text:p>1657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261" calcext:value-type="float">
            <text:p>1392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8780" calcext:value-type="float">
            <text:p>13878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11" calcext:value-type="float">
            <text:p>917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431" calcext:value-type="float">
            <text:p>1684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401" calcext:value-type="float">
            <text:p>1684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5252" calcext:value-type="float">
            <text:p>1652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01" calcext:value-type="float">
            <text:p>917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231" calcext:value-type="float">
            <text:p>1392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8775" calcext:value-type="float">
            <text:p>1587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11" calcext:value-type="float">
            <text:p>917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3402" calcext:value-type="float">
            <text:p>1334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50" calcext:value-type="float">
            <text:p>1131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3482" calcext:value-type="float">
            <text:p>13348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788" calcext:value-type="float">
            <text:p>927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0680" calcext:value-type="float">
            <text:p>20068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28" calcext:value-type="float">
            <text:p>1695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21" calcext:value-type="float">
            <text:p>917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18" calcext:value-type="float">
            <text:p>928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40" calcext:value-type="float">
            <text:p>1131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01" calcext:value-type="float">
            <text:p>917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18" calcext:value-type="float">
            <text:p>928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4841" calcext:value-type="float">
            <text:p>1548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38" calcext:value-type="float">
            <text:p>928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271" calcext:value-type="float">
            <text:p>13927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01" calcext:value-type="float">
            <text:p>917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691" calcext:value-type="float">
            <text:p>916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11" calcext:value-type="float">
            <text:p>917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28" calcext:value-type="float">
            <text:p>928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01" calcext:value-type="float">
            <text:p>917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261" calcext:value-type="float">
            <text:p>1392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431" calcext:value-type="float">
            <text:p>1684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3442" calcext:value-type="float">
            <text:p>1334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08" calcext:value-type="float">
            <text:p>928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47" calcext:value-type="float">
            <text:p>1142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08" calcext:value-type="float">
            <text:p>1695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451" calcext:value-type="float">
            <text:p>1684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1827" calcext:value-type="float">
            <text:p>2018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10" calcext:value-type="float">
            <text:p>1131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798" calcext:value-type="float">
            <text:p>927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30" calcext:value-type="float">
            <text:p>1131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28" calcext:value-type="float">
            <text:p>928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4569" calcext:value-type="float">
            <text:p>1345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60" calcext:value-type="float">
            <text:p>1131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21" calcext:value-type="float">
            <text:p>917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28" calcext:value-type="float">
            <text:p>928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1767" calcext:value-type="float">
            <text:p>20176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65" calcext:value-type="float">
            <text:p>939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20" calcext:value-type="float">
            <text:p>1131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368" calcext:value-type="float">
            <text:p>14036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38" calcext:value-type="float">
            <text:p>1695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18" calcext:value-type="float">
            <text:p>928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4841" calcext:value-type="float">
            <text:p>1548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08" calcext:value-type="float">
            <text:p>928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18" calcext:value-type="float">
            <text:p>928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897" calcext:value-type="float">
            <text:p>1398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378" calcext:value-type="float">
            <text:p>1403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4559" calcext:value-type="float">
            <text:p>1345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897" calcext:value-type="float">
            <text:p>1398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388" calcext:value-type="float">
            <text:p>1403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53" calcext:value-type="float">
            <text:p>1695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28" calcext:value-type="float">
            <text:p>928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33" calcext:value-type="float">
            <text:p>1695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4559" calcext:value-type="float">
            <text:p>1345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05" calcext:value-type="float">
            <text:p>939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927" calcext:value-type="float">
            <text:p>1399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28" calcext:value-type="float">
            <text:p>928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23" calcext:value-type="float">
            <text:p>1695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241" calcext:value-type="float">
            <text:p>1392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1812" calcext:value-type="float">
            <text:p>2018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18" calcext:value-type="float">
            <text:p>928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691" calcext:value-type="float">
            <text:p>916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6800" calcext:value-type="float">
            <text:p>1668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57" calcext:value-type="float">
            <text:p>1142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47" calcext:value-type="float">
            <text:p>1142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421" calcext:value-type="float">
            <text:p>1684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30" calcext:value-type="float">
            <text:p>1131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57" calcext:value-type="float">
            <text:p>1142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4559" calcext:value-type="float">
            <text:p>1345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496" calcext:value-type="float">
            <text:p>1674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23" calcext:value-type="float">
            <text:p>1695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77" calcext:value-type="float">
            <text:p>1142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55" calcext:value-type="float">
            <text:p>939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45" calcext:value-type="float">
            <text:p>939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33" calcext:value-type="float">
            <text:p>1695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85" calcext:value-type="float">
            <text:p>1414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70" calcext:value-type="float">
            <text:p>1706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08" calcext:value-type="float">
            <text:p>928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4559" calcext:value-type="float">
            <text:p>1345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024" calcext:value-type="float">
            <text:p>14102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75" calcext:value-type="float">
            <text:p>1414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3256" calcext:value-type="float">
            <text:p>2232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15" calcext:value-type="float">
            <text:p>939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28" calcext:value-type="float">
            <text:p>928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897" calcext:value-type="float">
            <text:p>1398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17" calcext:value-type="float">
            <text:p>1142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05" calcext:value-type="float">
            <text:p>939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37" calcext:value-type="float">
            <text:p>1142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33" calcext:value-type="float">
            <text:p>1695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798" calcext:value-type="float">
            <text:p>927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48" calcext:value-type="float">
            <text:p>1695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27" calcext:value-type="float">
            <text:p>1142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81311" calcext:value-type="float">
            <text:p>1813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37" calcext:value-type="float">
            <text:p>1142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37" calcext:value-type="float">
            <text:p>1142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45" calcext:value-type="float">
            <text:p>939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65" calcext:value-type="float">
            <text:p>1414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853" calcext:value-type="float">
            <text:p>1678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75" calcext:value-type="float">
            <text:p>1414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27" calcext:value-type="float">
            <text:p>1142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034" calcext:value-type="float">
            <text:p>1410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798" calcext:value-type="float">
            <text:p>927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5998" calcext:value-type="float">
            <text:p>1559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75" calcext:value-type="float">
            <text:p>1414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08" calcext:value-type="float">
            <text:p>928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75" calcext:value-type="float">
            <text:p>1414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52" calcext:value-type="float">
            <text:p>95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18" calcext:value-type="float">
            <text:p>928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947" calcext:value-type="float">
            <text:p>1679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35" calcext:value-type="float">
            <text:p>1706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885" calcext:value-type="float">
            <text:p>938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515" calcext:value-type="float">
            <text:p>1415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34" calcext:value-type="float">
            <text:p>1153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17" calcext:value-type="float">
            <text:p>1142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35" calcext:value-type="float">
            <text:p>1706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506" calcext:value-type="float">
            <text:p>1675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2929" calcext:value-type="float">
            <text:p>2029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592" calcext:value-type="float">
            <text:p>1425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927" calcext:value-type="float">
            <text:p>1679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18" calcext:value-type="float">
            <text:p>928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42" calcext:value-type="float">
            <text:p>95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65" calcext:value-type="float">
            <text:p>1414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55" calcext:value-type="float">
            <text:p>1706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476" calcext:value-type="float">
            <text:p>1674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27" calcext:value-type="float">
            <text:p>1142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2924" calcext:value-type="float">
            <text:p>20292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757" calcext:value-type="float">
            <text:p>1717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064" calcext:value-type="float">
            <text:p>1690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4388" calcext:value-type="float">
            <text:p>2243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6028" calcext:value-type="float">
            <text:p>1560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004" calcext:value-type="float">
            <text:p>14100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95" calcext:value-type="float">
            <text:p>1414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42" calcext:value-type="float">
            <text:p>95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686" calcext:value-type="float">
            <text:p>1356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5968" calcext:value-type="float">
            <text:p>15596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686" calcext:value-type="float">
            <text:p>1356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45" calcext:value-type="float">
            <text:p>939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014" calcext:value-type="float">
            <text:p>14101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55" calcext:value-type="float">
            <text:p>1706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767" calcext:value-type="float">
            <text:p>17176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526" calcext:value-type="float">
            <text:p>1675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15" calcext:value-type="float">
            <text:p>939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74" calcext:value-type="float">
            <text:p>1153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666" calcext:value-type="float">
            <text:p>1356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592" calcext:value-type="float">
            <text:p>1425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62" calcext:value-type="float">
            <text:p>950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04" calcext:value-type="float">
            <text:p>11530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45" calcext:value-type="float">
            <text:p>939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52" calcext:value-type="float">
            <text:p>95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55" calcext:value-type="float">
            <text:p>939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45" calcext:value-type="float">
            <text:p>939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08" calcext:value-type="float">
            <text:p>928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55" calcext:value-type="float">
            <text:p>1414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747" calcext:value-type="float">
            <text:p>1717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55" calcext:value-type="float">
            <text:p>1414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0921" calcext:value-type="float">
            <text:p>909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44" calcext:value-type="float">
            <text:p>1153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45" calcext:value-type="float">
            <text:p>939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686" calcext:value-type="float">
            <text:p>1356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131" calcext:value-type="float">
            <text:p>1421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696" calcext:value-type="float">
            <text:p>1356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475" calcext:value-type="float">
            <text:p>1414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40" calcext:value-type="float">
            <text:p>1706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592" calcext:value-type="float">
            <text:p>1425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64" calcext:value-type="float">
            <text:p>1153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4031" calcext:value-type="float">
            <text:p>2040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34" calcext:value-type="float">
            <text:p>1153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02" calcext:value-type="float">
            <text:p>1426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84" calcext:value-type="float">
            <text:p>1153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623" calcext:value-type="float">
            <text:p>1686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22" calcext:value-type="float">
            <text:p>95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12" calcext:value-type="float">
            <text:p>95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2345" calcext:value-type="float">
            <text:p>1323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7085" calcext:value-type="float">
            <text:p>1570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251" calcext:value-type="float">
            <text:p>1392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22" calcext:value-type="float">
            <text:p>95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696" calcext:value-type="float">
            <text:p>1356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491" calcext:value-type="float">
            <text:p>116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42" calcext:value-type="float">
            <text:p>95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42" calcext:value-type="float">
            <text:p>95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52" calcext:value-type="float">
            <text:p>95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737" calcext:value-type="float">
            <text:p>1717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4041" calcext:value-type="float">
            <text:p>2040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42" calcext:value-type="float">
            <text:p>95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32" calcext:value-type="float">
            <text:p>950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737" calcext:value-type="float">
            <text:p>1717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30" calcext:value-type="float">
            <text:p>1706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636" calcext:value-type="float">
            <text:p>13563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22" calcext:value-type="float">
            <text:p>95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74" calcext:value-type="float">
            <text:p>1153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42" calcext:value-type="float">
            <text:p>95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15" calcext:value-type="float">
            <text:p>939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592" calcext:value-type="float">
            <text:p>1425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4407" calcext:value-type="float">
            <text:p>2244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559" calcext:value-type="float">
            <text:p>1415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62" calcext:value-type="float">
            <text:p>928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81" calcext:value-type="float">
            <text:p>1142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69" calcext:value-type="float">
            <text:p>939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4085" calcext:value-type="float">
            <text:p>2040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5326" calcext:value-type="float">
            <text:p>1653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30608" calcext:value-type="float">
            <text:p>2306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25" calcext:value-type="float">
            <text:p>116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719" calcext:value-type="float">
            <text:p>1707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26" calcext:value-type="float">
            <text:p>1718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41" calcext:value-type="float">
            <text:p>1718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83" calcext:value-type="float">
            <text:p>961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3911" calcext:value-type="float">
            <text:p>2039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88" calcext:value-type="float">
            <text:p>1153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25" calcext:value-type="float">
            <text:p>116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764" calcext:value-type="float">
            <text:p>1697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18" calcext:value-type="float">
            <text:p>1154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167" calcext:value-type="float">
            <text:p>20516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18" calcext:value-type="float">
            <text:p>1729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098" calcext:value-type="float">
            <text:p>1410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32" calcext:value-type="float">
            <text:p>1433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73" calcext:value-type="float">
            <text:p>961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368" calcext:value-type="float">
            <text:p>16736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79" calcext:value-type="float">
            <text:p>939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15" calcext:value-type="float">
            <text:p>1165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4346" calcext:value-type="float">
            <text:p>943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18" calcext:value-type="float">
            <text:p>1729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217" calcext:value-type="float">
            <text:p>2052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235" calcext:value-type="float">
            <text:p>1422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67" calcext:value-type="float">
            <text:p>13686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2097" calcext:value-type="float">
            <text:p>1120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76" calcext:value-type="float">
            <text:p>142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06" calcext:value-type="float">
            <text:p>951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66" calcext:value-type="float">
            <text:p>950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41" calcext:value-type="float">
            <text:p>1718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262" calcext:value-type="float">
            <text:p>1432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33" calcext:value-type="float">
            <text:p>1729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45" calcext:value-type="float">
            <text:p>1165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34" calcext:value-type="float">
            <text:p>1379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53" calcext:value-type="float">
            <text:p>1729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55" calcext:value-type="float">
            <text:p>1165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22" calcext:value-type="float">
            <text:p>1433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4115" calcext:value-type="float">
            <text:p>2041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0547" calcext:value-type="float">
            <text:p>1905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26" calcext:value-type="float">
            <text:p>951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36" calcext:value-type="float">
            <text:p>9513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65" calcext:value-type="float">
            <text:p>917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99" calcext:value-type="float">
            <text:p>939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45" calcext:value-type="float">
            <text:p>1165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8296" calcext:value-type="float">
            <text:p>1582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18" calcext:value-type="float">
            <text:p>1154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63" calcext:value-type="float">
            <text:p>1729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290" calcext:value-type="float">
            <text:p>972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202" calcext:value-type="float">
            <text:p>2052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02" calcext:value-type="float">
            <text:p>1176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470" calcext:value-type="float">
            <text:p>1684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28" calcext:value-type="float">
            <text:p>1154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35" calcext:value-type="float">
            <text:p>939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23" calcext:value-type="float">
            <text:p>1729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088" calcext:value-type="float">
            <text:p>1410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195" calcext:value-type="float">
            <text:p>1701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0985" calcext:value-type="float">
            <text:p>909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25" calcext:value-type="float">
            <text:p>116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720" calcext:value-type="float">
            <text:p>1357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26" calcext:value-type="float">
            <text:p>1426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83" calcext:value-type="float">
            <text:p>1437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79" calcext:value-type="float">
            <text:p>939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10879" calcext:value-type="float">
            <text:p>210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47" calcext:value-type="float">
            <text:p>1368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36" calcext:value-type="float">
            <text:p>9513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31" calcext:value-type="float">
            <text:p>1718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83" calcext:value-type="float">
            <text:p>961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48" calcext:value-type="float">
            <text:p>1154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46" calcext:value-type="float">
            <text:p>951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86" calcext:value-type="float">
            <text:p>950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83" calcext:value-type="float">
            <text:p>961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46" calcext:value-type="float">
            <text:p>1718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398" calcext:value-type="float">
            <text:p>1153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352" calcext:value-type="float">
            <text:p>1713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06" calcext:value-type="float">
            <text:p>951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182" calcext:value-type="float">
            <text:p>20518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19" calcext:value-type="float">
            <text:p>2063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185" calcext:value-type="float">
            <text:p>1421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67" calcext:value-type="float">
            <text:p>13686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4019" calcext:value-type="float">
            <text:p>940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5346" calcext:value-type="float">
            <text:p>1653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5554" calcext:value-type="float">
            <text:p>22555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56" calcext:value-type="float">
            <text:p>1426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43" calcext:value-type="float">
            <text:p>96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19" calcext:value-type="float">
            <text:p>1444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43" calcext:value-type="float">
            <text:p>1437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569" calcext:value-type="float">
            <text:p>1415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73" calcext:value-type="float">
            <text:p>1437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35" calcext:value-type="float">
            <text:p>116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99" calcext:value-type="float">
            <text:p>1443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83" calcext:value-type="float">
            <text:p>961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26" calcext:value-type="float">
            <text:p>951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292" calcext:value-type="float">
            <text:p>1432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6601" calcext:value-type="float">
            <text:p>2266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54" calcext:value-type="float">
            <text:p>13795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17" calcext:value-type="float">
            <text:p>1368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63" calcext:value-type="float">
            <text:p>1437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73" calcext:value-type="float">
            <text:p>1437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227" calcext:value-type="float">
            <text:p>2052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289" calcext:value-type="float">
            <text:p>2062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549" calcext:value-type="float">
            <text:p>14154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93" calcext:value-type="float">
            <text:p>1437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53" calcext:value-type="float">
            <text:p>1437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35" calcext:value-type="float">
            <text:p>1740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15" calcext:value-type="float">
            <text:p>1165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8266" calcext:value-type="float">
            <text:p>1582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1644" calcext:value-type="float">
            <text:p>1916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45" calcext:value-type="float">
            <text:p>1165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86" calcext:value-type="float">
            <text:p>950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66" calcext:value-type="float">
            <text:p>1426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16" calcext:value-type="float">
            <text:p>1718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73" calcext:value-type="float">
            <text:p>961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48" calcext:value-type="float">
            <text:p>17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38" calcext:value-type="float">
            <text:p>1154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65" calcext:value-type="float">
            <text:p>917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8246" calcext:value-type="float">
            <text:p>1582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796" calcext:value-type="float">
            <text:p>1717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55" calcext:value-type="float">
            <text:p>917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28" calcext:value-type="float">
            <text:p>1154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40" calcext:value-type="float">
            <text:p>1740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55" calcext:value-type="float">
            <text:p>917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19" calcext:value-type="float">
            <text:p>1444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29" calcext:value-type="float">
            <text:p>1444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56" calcext:value-type="float">
            <text:p>1718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175" calcext:value-type="float">
            <text:p>1421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45821" calcext:value-type="float">
            <text:p>2458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89" calcext:value-type="float">
            <text:p>939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52" calcext:value-type="float">
            <text:p>1176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187" calcext:value-type="float">
            <text:p>2051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26" calcext:value-type="float">
            <text:p>951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50" calcext:value-type="float">
            <text:p>973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217" calcext:value-type="float">
            <text:p>2052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83" calcext:value-type="float">
            <text:p>961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89" calcext:value-type="float">
            <text:p>939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73" calcext:value-type="float">
            <text:p>961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05" calcext:value-type="float">
            <text:p>1165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860" calcext:value-type="float">
            <text:p>1448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18" calcext:value-type="float">
            <text:p>1729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3506" calcext:value-type="float">
            <text:p>1335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292" calcext:value-type="float">
            <text:p>1432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28" calcext:value-type="float">
            <text:p>1729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43" calcext:value-type="float">
            <text:p>1437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08" calcext:value-type="float">
            <text:p>1729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290" calcext:value-type="float">
            <text:p>972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15" calcext:value-type="float">
            <text:p>1165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292" calcext:value-type="float">
            <text:p>1432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52" calcext:value-type="float">
            <text:p>1176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44" calcext:value-type="float">
            <text:p>1379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3194" calcext:value-type="float">
            <text:p>11319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31797" calcext:value-type="float">
            <text:p>2317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46" calcext:value-type="float">
            <text:p>1426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911" calcext:value-type="float">
            <text:p>1709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25" calcext:value-type="float">
            <text:p>116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05" calcext:value-type="float">
            <text:p>1740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195" calcext:value-type="float">
            <text:p>1421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45" calcext:value-type="float">
            <text:p>1740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46" calcext:value-type="float">
            <text:p>1718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0017" calcext:value-type="float">
            <text:p>2000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1745" calcext:value-type="float">
            <text:p>917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18" calcext:value-type="float">
            <text:p>1154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6671" calcext:value-type="float">
            <text:p>22667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1634" calcext:value-type="float">
            <text:p>1916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08" calcext:value-type="float">
            <text:p>1729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89" calcext:value-type="float">
            <text:p>1443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25" calcext:value-type="float">
            <text:p>116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06" calcext:value-type="float">
            <text:p>951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72" calcext:value-type="float">
            <text:p>9287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870" calcext:value-type="float">
            <text:p>1448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774" calcext:value-type="float">
            <text:p>1697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43" calcext:value-type="float">
            <text:p>1729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08" calcext:value-type="float">
            <text:p>1729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76" calcext:value-type="float">
            <text:p>950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92" calcext:value-type="float">
            <text:p>928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8256" calcext:value-type="float">
            <text:p>1582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09" calcext:value-type="float">
            <text:p>2063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64" calcext:value-type="float">
            <text:p>1379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278" calcext:value-type="float">
            <text:p>1432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37" calcext:value-type="float">
            <text:p>984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43" calcext:value-type="float">
            <text:p>1437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35" calcext:value-type="float">
            <text:p>116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205" calcext:value-type="float">
            <text:p>1702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87" calcext:value-type="float">
            <text:p>1695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22" calcext:value-type="float">
            <text:p>1433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63" calcext:value-type="float">
            <text:p>1729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26" calcext:value-type="float">
            <text:p>1455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53" calcext:value-type="float">
            <text:p>962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235" calcext:value-type="float">
            <text:p>1702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02" calcext:value-type="float">
            <text:p>1433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86" calcext:value-type="float">
            <text:p>950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4130" calcext:value-type="float">
            <text:p>2041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43" calcext:value-type="float">
            <text:p>96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22" calcext:value-type="float">
            <text:p>1433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25" calcext:value-type="float">
            <text:p>116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89" calcext:value-type="float">
            <text:p>1443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12" calcext:value-type="float">
            <text:p>1433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12" calcext:value-type="float">
            <text:p>1176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43" calcext:value-type="float">
            <text:p>1729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192" calcext:value-type="float">
            <text:p>2051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41" calcext:value-type="float">
            <text:p>1390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74" calcext:value-type="float">
            <text:p>1379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292" calcext:value-type="float">
            <text:p>1432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89" calcext:value-type="float">
            <text:p>939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15" calcext:value-type="float">
            <text:p>1740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43" calcext:value-type="float">
            <text:p>1729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99" calcext:value-type="float">
            <text:p>1443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4356" calcext:value-type="float">
            <text:p>943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881" calcext:value-type="float">
            <text:p>1708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192" calcext:value-type="float">
            <text:p>2051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09" calcext:value-type="float">
            <text:p>1444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49" calcext:value-type="float">
            <text:p>11874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1866" calcext:value-type="float">
            <text:p>2018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53" calcext:value-type="float">
            <text:p>1437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3486" calcext:value-type="float">
            <text:p>1334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33" calcext:value-type="float">
            <text:p>1437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37" calcext:value-type="float">
            <text:p>1368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5770" calcext:value-type="float">
            <text:p>1357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422" calcext:value-type="float">
            <text:p>1404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67" calcext:value-type="float">
            <text:p>9846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66" calcext:value-type="float">
            <text:p>1426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09" calcext:value-type="float">
            <text:p>1444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19" calcext:value-type="float">
            <text:p>1444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9705" calcext:value-type="float">
            <text:p>1797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40" calcext:value-type="float">
            <text:p>1740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54" calcext:value-type="float">
            <text:p>13795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45" calcext:value-type="float">
            <text:p>1165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5534" calcext:value-type="float">
            <text:p>2255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73" calcext:value-type="float">
            <text:p>1437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45" calcext:value-type="float">
            <text:p>1165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6453" calcext:value-type="float">
            <text:p>1664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12" calcext:value-type="float">
            <text:p>1433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961" calcext:value-type="float">
            <text:p>1399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8328" calcext:value-type="float">
            <text:p>1683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41" calcext:value-type="float">
            <text:p>1390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485" calcext:value-type="float">
            <text:p>1164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977" calcext:value-type="float">
            <text:p>1459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587" calcext:value-type="float">
            <text:p>1695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45" calcext:value-type="float">
            <text:p>1740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72" calcext:value-type="float">
            <text:p>9287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28" calcext:value-type="float">
            <text:p>1729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54" calcext:value-type="float">
            <text:p>13795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961" calcext:value-type="float">
            <text:p>1399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4915" calcext:value-type="float">
            <text:p>1549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195" calcext:value-type="float">
            <text:p>1421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72" calcext:value-type="float">
            <text:p>9287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26" calcext:value-type="float">
            <text:p>1718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16" calcext:value-type="float">
            <text:p>1455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47" calcext:value-type="float">
            <text:p>1368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29" calcext:value-type="float">
            <text:p>1444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699" calcext:value-type="float">
            <text:p>1706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5519" calcext:value-type="float">
            <text:p>2255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8246" calcext:value-type="float">
            <text:p>1582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311" calcext:value-type="float">
            <text:p>1143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44" calcext:value-type="float">
            <text:p>1379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12" calcext:value-type="float">
            <text:p>1433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791" calcext:value-type="float">
            <text:p>1717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205" calcext:value-type="float">
            <text:p>1422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33" calcext:value-type="float">
            <text:p>1729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06" calcext:value-type="float">
            <text:p>1455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38" calcext:value-type="float">
            <text:p>1729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15" calcext:value-type="float">
            <text:p>1165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26" calcext:value-type="float">
            <text:p>1455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40" calcext:value-type="float">
            <text:p>1740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53" calcext:value-type="float">
            <text:p>1437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4120" calcext:value-type="float">
            <text:p>2041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44" calcext:value-type="float">
            <text:p>1379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35" calcext:value-type="float">
            <text:p>116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99" calcext:value-type="float">
            <text:p>1443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901" calcext:value-type="float">
            <text:p>1709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62" calcext:value-type="float">
            <text:p>928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4633" calcext:value-type="float">
            <text:p>1346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185" calcext:value-type="float">
            <text:p>1421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872" calcext:value-type="float">
            <text:p>14187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26" calcext:value-type="float">
            <text:p>951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6397" calcext:value-type="float">
            <text:p>226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39" calcext:value-type="float">
            <text:p>1187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71" calcext:value-type="float">
            <text:p>13907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47" calcext:value-type="float">
            <text:p>1368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62" calcext:value-type="float">
            <text:p>1176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15" calcext:value-type="float">
            <text:p>1165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07" calcext:value-type="float">
            <text:p>984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83" calcext:value-type="float">
            <text:p>961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870" calcext:value-type="float">
            <text:p>1448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290" calcext:value-type="float">
            <text:p>972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637" calcext:value-type="float">
            <text:p>976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158" calcext:value-type="float">
            <text:p>1401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850" calcext:value-type="float">
            <text:p>1448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9403" calcext:value-type="float">
            <text:p>1594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41" calcext:value-type="float">
            <text:p>1718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52" calcext:value-type="float">
            <text:p>1176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22" calcext:value-type="float">
            <text:p>1433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299" calcext:value-type="float">
            <text:p>2062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56" calcext:value-type="float">
            <text:p>1718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54" calcext:value-type="float">
            <text:p>13795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9846" calcext:value-type="float">
            <text:p>1198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47" calcext:value-type="float">
            <text:p>1751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25" calcext:value-type="float">
            <text:p>1740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09" calcext:value-type="float">
            <text:p>1444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50" calcext:value-type="float">
            <text:p>1740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227" calcext:value-type="float">
            <text:p>2052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89" calcext:value-type="float">
            <text:p>1443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45" calcext:value-type="float">
            <text:p>1165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49" calcext:value-type="float">
            <text:p>14444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205" calcext:value-type="float">
            <text:p>1702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981" calcext:value-type="float">
            <text:p>1399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16" calcext:value-type="float">
            <text:p>951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33" calcext:value-type="float">
            <text:p>1729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09" calcext:value-type="float">
            <text:p>1444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02" calcext:value-type="float">
            <text:p>1176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332" calcext:value-type="float">
            <text:p>1713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128" calcext:value-type="float">
            <text:p>1691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32" calcext:value-type="float">
            <text:p>1433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35" calcext:value-type="float">
            <text:p>116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15" calcext:value-type="float">
            <text:p>1740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35" calcext:value-type="float">
            <text:p>1740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89" calcext:value-type="float">
            <text:p>9398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704" calcext:value-type="float">
            <text:p>17070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362" calcext:value-type="float">
            <text:p>1713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27" calcext:value-type="float">
            <text:p>984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443" calcext:value-type="float">
            <text:p>954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8276" calcext:value-type="float">
            <text:p>1582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28" calcext:value-type="float">
            <text:p>1154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51" calcext:value-type="float">
            <text:p>1390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4613" calcext:value-type="float">
            <text:p>1346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9514" calcext:value-type="float">
            <text:p>9951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09" calcext:value-type="float">
            <text:p>1444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9846" calcext:value-type="float">
            <text:p>1198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301" calcext:value-type="float">
            <text:p>11430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43" calcext:value-type="float">
            <text:p>1437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6596" calcext:value-type="float">
            <text:p>2265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5197" calcext:value-type="float">
            <text:p>2051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28" calcext:value-type="float">
            <text:p>1729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15" calcext:value-type="float">
            <text:p>1165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6621" calcext:value-type="float">
            <text:p>2266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09" calcext:value-type="float">
            <text:p>2063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154" calcext:value-type="float">
            <text:p>17215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9846" calcext:value-type="float">
            <text:p>1198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69" calcext:value-type="float">
            <text:p>1187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63" calcext:value-type="float">
            <text:p>961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25" calcext:value-type="float">
            <text:p>1740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12" calcext:value-type="float">
            <text:p>1433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898" calcext:value-type="float">
            <text:p>1728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560" calcext:value-type="float">
            <text:p>1675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9675" calcext:value-type="float">
            <text:p>1796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409" calcext:value-type="float">
            <text:p>1724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29" calcext:value-type="float">
            <text:p>1187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26" calcext:value-type="float">
            <text:p>951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50" calcext:value-type="float">
            <text:p>973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63" calcext:value-type="float">
            <text:p>1729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86" calcext:value-type="float">
            <text:p>950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79" calcext:value-type="float">
            <text:p>939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82" calcext:value-type="float">
            <text:p>9288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1253" calcext:value-type="float">
            <text:p>1912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6867" calcext:value-type="float">
            <text:p>13686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33" calcext:value-type="float">
            <text:p>1729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6062" calcext:value-type="float">
            <text:p>1560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098" calcext:value-type="float">
            <text:p>1750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09" calcext:value-type="float">
            <text:p>2063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43" calcext:value-type="float">
            <text:p>96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99" calcext:value-type="float">
            <text:p>939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26" calcext:value-type="float">
            <text:p>951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17" calcext:value-type="float">
            <text:p>984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37" calcext:value-type="float">
            <text:p>984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19" calcext:value-type="float">
            <text:p>1187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45" calcext:value-type="float">
            <text:p>1740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7446" calcext:value-type="float">
            <text:p>2074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37" calcext:value-type="float">
            <text:p>984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774" calcext:value-type="float">
            <text:p>1697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91" calcext:value-type="float">
            <text:p>1390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892" calcext:value-type="float">
            <text:p>928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63" calcext:value-type="float">
            <text:p>1729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65" calcext:value-type="float">
            <text:p>1165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06" calcext:value-type="float">
            <text:p>1455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99" calcext:value-type="float">
            <text:p>939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74" calcext:value-type="float">
            <text:p>1379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69" calcext:value-type="float">
            <text:p>1187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69" calcext:value-type="float">
            <text:p>939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4075" calcext:value-type="float">
            <text:p>2040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39" calcext:value-type="float">
            <text:p>1444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52" calcext:value-type="float">
            <text:p>1751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291" calcext:value-type="float">
            <text:p>1142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33" calcext:value-type="float">
            <text:p>1729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62" calcext:value-type="float">
            <text:p>1176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44" calcext:value-type="float">
            <text:p>2063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43" calcext:value-type="float">
            <text:p>96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99" calcext:value-type="float">
            <text:p>939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29" calcext:value-type="float">
            <text:p>1444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25" calcext:value-type="float">
            <text:p>1740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50" calcext:value-type="float">
            <text:p>973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18" calcext:value-type="float">
            <text:p>1729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52" calcext:value-type="float">
            <text:p>1176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06" calcext:value-type="float">
            <text:p>951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52" calcext:value-type="float">
            <text:p>1176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61" calcext:value-type="float">
            <text:p>1390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73" calcext:value-type="float">
            <text:p>1437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62" calcext:value-type="float">
            <text:p>1176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80" calcext:value-type="float">
            <text:p>17408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39" calcext:value-type="float">
            <text:p>1187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35" calcext:value-type="float">
            <text:p>1740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342" calcext:value-type="float">
            <text:p>1713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18" calcext:value-type="float">
            <text:p>1729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24397" calcext:value-type="float">
            <text:p>224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7436" calcext:value-type="float">
            <text:p>20743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57" calcext:value-type="float">
            <text:p>1751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77" calcext:value-type="float">
            <text:p>1751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933" calcext:value-type="float">
            <text:p>1729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79" calcext:value-type="float">
            <text:p>939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93" calcext:value-type="float">
            <text:p>1437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39" calcext:value-type="float">
            <text:p>1187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64" calcext:value-type="float">
            <text:p>1379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2902" calcext:value-type="float">
            <text:p>929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47" calcext:value-type="float">
            <text:p>1751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148" calcext:value-type="float">
            <text:p>1401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47" calcext:value-type="float">
            <text:p>984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539" calcext:value-type="float">
            <text:p>1415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26" calcext:value-type="float">
            <text:p>1455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383" calcext:value-type="float">
            <text:p>983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26" calcext:value-type="float">
            <text:p>1718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52" calcext:value-type="float">
            <text:p>1176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4326" calcext:value-type="float">
            <text:p>943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676" calcext:value-type="float">
            <text:p>142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66" calcext:value-type="float">
            <text:p>950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22" calcext:value-type="float">
            <text:p>1176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29" calcext:value-type="float">
            <text:p>1444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02" calcext:value-type="float">
            <text:p>1433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34" calcext:value-type="float">
            <text:p>2063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9383" calcext:value-type="float">
            <text:p>1593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4341" calcext:value-type="float">
            <text:p>1143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9373" calcext:value-type="float">
            <text:p>1593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37" calcext:value-type="float">
            <text:p>984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56" calcext:value-type="float">
            <text:p>1718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27" calcext:value-type="float">
            <text:p>984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9423" calcext:value-type="float">
            <text:p>1594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24" calcext:value-type="float">
            <text:p>20632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699" calcext:value-type="float">
            <text:p>1186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69" calcext:value-type="float">
            <text:p>939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51" calcext:value-type="float">
            <text:p>1390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07" calcext:value-type="float">
            <text:p>984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71" calcext:value-type="float">
            <text:p>13907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43" calcext:value-type="float">
            <text:p>96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17" calcext:value-type="float">
            <text:p>984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50" calcext:value-type="float">
            <text:p>973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178" calcext:value-type="float">
            <text:p>1401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988" calcext:value-type="float">
            <text:p>1719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59423" calcext:value-type="float">
            <text:p>1594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1193" calcext:value-type="float">
            <text:p>191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0985" calcext:value-type="float">
            <text:p>909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9544" calcext:value-type="float">
            <text:p>995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27" calcext:value-type="float">
            <text:p>984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83" calcext:value-type="float">
            <text:p>1437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9856" calcext:value-type="float">
            <text:p>1198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32" calcext:value-type="float">
            <text:p>1751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40" calcext:value-type="float">
            <text:p>1740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46958" calcext:value-type="float">
            <text:p>2469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35" calcext:value-type="float">
            <text:p>116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7731" calcext:value-type="float">
            <text:p>1677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910" calcext:value-type="float">
            <text:p>1449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126" calcext:value-type="float">
            <text:p>951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69128" calcext:value-type="float">
            <text:p>1691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22" calcext:value-type="float">
            <text:p>1433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2175" calcext:value-type="float">
            <text:p>1421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47" calcext:value-type="float">
            <text:p>984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60" calcext:value-type="float">
            <text:p>1740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6633" calcext:value-type="float">
            <text:p>1466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42" calcext:value-type="float">
            <text:p>1751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42" calcext:value-type="float">
            <text:p>1176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6555" calcext:value-type="float">
            <text:p>1165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880" calcext:value-type="float">
            <text:p>14488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279" calcext:value-type="float">
            <text:p>2062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26" calcext:value-type="float">
            <text:p>1455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0148" calcext:value-type="float">
            <text:p>1401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2978" calcext:value-type="float">
            <text:p>20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79" calcext:value-type="float">
            <text:p>939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1213" calcext:value-type="float">
            <text:p>191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32" calcext:value-type="float">
            <text:p>117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93" calcext:value-type="float">
            <text:p>96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3999" calcext:value-type="float">
            <text:p>939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02" calcext:value-type="float">
            <text:p>1176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7461" calcext:value-type="float">
            <text:p>20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4020" calcext:value-type="float">
            <text:p>1740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39" calcext:value-type="float">
            <text:p>1187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06" calcext:value-type="float">
            <text:p>1455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9524" calcext:value-type="float">
            <text:p>9952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86" calcext:value-type="float">
            <text:p>950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47" calcext:value-type="float">
            <text:p>984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9856" calcext:value-type="float">
            <text:p>1198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2008" calcext:value-type="float">
            <text:p>1720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89430" calcext:value-type="float">
            <text:p>1894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173" calcext:value-type="float">
            <text:p>961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27" calcext:value-type="float">
            <text:p>9842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6229" calcext:value-type="float">
            <text:p>1762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1811" calcext:value-type="float">
            <text:p>1718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719" calcext:value-type="float">
            <text:p>1707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47" calcext:value-type="float">
            <text:p>984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12632" calcext:value-type="float">
            <text:p>2126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290" calcext:value-type="float">
            <text:p>972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9574" calcext:value-type="float">
            <text:p>995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10" calcext:value-type="float">
            <text:p>973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560" calcext:value-type="float">
            <text:p>965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9504" calcext:value-type="float">
            <text:p>9950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59" calcext:value-type="float">
            <text:p>1187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44" calcext:value-type="float">
            <text:p>1379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743" calcext:value-type="float">
            <text:p>1437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7672" calcext:value-type="float">
            <text:p>11767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26" calcext:value-type="float">
            <text:p>14552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99" calcext:value-type="float">
            <text:p>1443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549" calcext:value-type="float">
            <text:p>14154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13" calcext:value-type="float">
            <text:p>962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50" calcext:value-type="float">
            <text:p>973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24" calcext:value-type="float">
            <text:p>20632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79" calcext:value-type="float">
            <text:p>1187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5187" calcext:value-type="float">
            <text:p>1751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33" calcext:value-type="float">
            <text:p>962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9011" calcext:value-type="float">
            <text:p>1390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9856" calcext:value-type="float">
            <text:p>1198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850" calcext:value-type="float">
            <text:p>1448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206349" calcext:value-type="float">
            <text:p>20634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37" calcext:value-type="float">
            <text:p>984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290" calcext:value-type="float">
            <text:p>972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37" calcext:value-type="float">
            <text:p>984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891" calcext:value-type="float">
            <text:p>1708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5556" calcext:value-type="float">
            <text:p>1455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8457" calcext:value-type="float">
            <text:p>984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729" calcext:value-type="float">
            <text:p>1707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439" calcext:value-type="float">
            <text:p>1444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4379" calcext:value-type="float">
            <text:p>1443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23" calcext:value-type="float">
            <text:p>962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6203" calcext:value-type="float">
            <text:p>962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3322" calcext:value-type="float">
            <text:p>1433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30" calcext:value-type="float">
            <text:p>973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8779" calcext:value-type="float">
            <text:p>1187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714" calcext:value-type="float">
            <text:p>17071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41108" calcext:value-type="float">
            <text:p>1411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37984" calcext:value-type="float">
            <text:p>1379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70709" calcext:value-type="float">
            <text:p>1707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5096" calcext:value-type="float">
            <text:p>950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296" calcext:value-type="float">
            <text:p>9729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15428" calcext:value-type="float">
            <text:p>1154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insert x items</text:p>
          </table:table-cell>
          <table:table-cell office:value-type="string" calcext:value-type="string">
            <text:p>insert</text:p>
          </table:table-cell>
          <table:table-cell office:value-type="float" office:value="199657" calcext:value-type="float">
            <text:p>1996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4193" calcext:value-type="float">
            <text:p>114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1402" calcext:value-type="float">
            <text:p>1514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9163" calcext:value-type="float">
            <text:p>1291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7369" calcext:value-type="float">
            <text:p>1173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898" calcext:value-type="float">
            <text:p>11189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981" calcext:value-type="float">
            <text:p>929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7359" calcext:value-type="float">
            <text:p>1173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58" calcext:value-type="float">
            <text:p>629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151" calcext:value-type="float">
            <text:p>921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9733" calcext:value-type="float">
            <text:p>897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1915" calcext:value-type="float">
            <text:p>1519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20" calcext:value-type="float">
            <text:p>572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20" calcext:value-type="float">
            <text:p>572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4641" calcext:value-type="float">
            <text:p>946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981" calcext:value-type="float">
            <text:p>929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10" calcext:value-type="float">
            <text:p>572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38" calcext:value-type="float">
            <text:p>689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10" calcext:value-type="float">
            <text:p>1521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74" calcext:value-type="float">
            <text:p>1521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23" calcext:value-type="float">
            <text:p>864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885" calcext:value-type="float">
            <text:p>938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94587" calcext:value-type="float">
            <text:p>1945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13" calcext:value-type="float">
            <text:p>86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045" calcext:value-type="float">
            <text:p>930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834" calcext:value-type="float">
            <text:p>1118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909" calcext:value-type="float">
            <text:p>749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48" calcext:value-type="float">
            <text:p>6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9197" calcext:value-type="float">
            <text:p>1691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17" calcext:value-type="float">
            <text:p>873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7265" calcext:value-type="float">
            <text:p>1172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7265" calcext:value-type="float">
            <text:p>1172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10" calcext:value-type="float">
            <text:p>572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8807" calcext:value-type="float">
            <text:p>1288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082" calcext:value-type="float">
            <text:p>10408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878" calcext:value-type="float">
            <text:p>1048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99" calcext:value-type="float">
            <text:p>748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055" calcext:value-type="float">
            <text:p>930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20" calcext:value-type="float">
            <text:p>572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5471" calcext:value-type="float">
            <text:p>9547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573" calcext:value-type="float">
            <text:p>865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64" calcext:value-type="float">
            <text:p>1521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161" calcext:value-type="float">
            <text:p>921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112" calcext:value-type="float">
            <text:p>1041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7131" calcext:value-type="float">
            <text:p>971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543" calcext:value-type="float">
            <text:p>865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48" calcext:value-type="float">
            <text:p>6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045" calcext:value-type="float">
            <text:p>930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243" calcext:value-type="float">
            <text:p>87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253" calcext:value-type="float">
            <text:p>872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1328" calcext:value-type="float">
            <text:p>15132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909" calcext:value-type="float">
            <text:p>749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20" calcext:value-type="float">
            <text:p>572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844" calcext:value-type="float">
            <text:p>1118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6923" calcext:value-type="float">
            <text:p>1269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981" calcext:value-type="float">
            <text:p>929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9129" calcext:value-type="float">
            <text:p>12912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912" calcext:value-type="float">
            <text:p>1049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543" calcext:value-type="float">
            <text:p>865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834" calcext:value-type="float">
            <text:p>11183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8837" calcext:value-type="float">
            <text:p>1288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15" calcext:value-type="float">
            <text:p>748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8811" calcext:value-type="float">
            <text:p>1088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909" calcext:value-type="float">
            <text:p>749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991" calcext:value-type="float">
            <text:p>929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607" calcext:value-type="float">
            <text:p>866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58" calcext:value-type="float">
            <text:p>629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90442" calcext:value-type="float">
            <text:p>1904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1413" calcext:value-type="float">
            <text:p>101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13" calcext:value-type="float">
            <text:p>86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299" calcext:value-type="float">
            <text:p>1152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9197" calcext:value-type="float">
            <text:p>1691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7368" calcext:value-type="float">
            <text:p>10736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299" calcext:value-type="float">
            <text:p>1152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811" calcext:value-type="float">
            <text:p>938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15" calcext:value-type="float">
            <text:p>748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2377" calcext:value-type="float">
            <text:p>1323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151" calcext:value-type="float">
            <text:p>921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7369" calcext:value-type="float">
            <text:p>1173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4002" calcext:value-type="float">
            <text:p>84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8083" calcext:value-type="float">
            <text:p>880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1076" calcext:value-type="float">
            <text:p>1210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10" calcext:value-type="float">
            <text:p>572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821" calcext:value-type="float">
            <text:p>938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6413" calcext:value-type="float">
            <text:p>116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46572" calcext:value-type="float">
            <text:p>14657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161" calcext:value-type="float">
            <text:p>921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13" calcext:value-type="float">
            <text:p>86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2307" calcext:value-type="float">
            <text:p>1023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821" calcext:value-type="float">
            <text:p>938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2307" calcext:value-type="float">
            <text:p>10230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522" calcext:value-type="float">
            <text:p>1115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885" calcext:value-type="float">
            <text:p>938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9057" calcext:value-type="float">
            <text:p>1290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279" calcext:value-type="float">
            <text:p>1152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205" calcext:value-type="float">
            <text:p>1152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543" calcext:value-type="float">
            <text:p>865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512" calcext:value-type="float">
            <text:p>1115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045" calcext:value-type="float">
            <text:p>930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309" calcext:value-type="float">
            <text:p>1153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5708" calcext:value-type="float">
            <text:p>10570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9133" calcext:value-type="float">
            <text:p>1691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20" calcext:value-type="float">
            <text:p>572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48118" calcext:value-type="float">
            <text:p>1481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0662" calcext:value-type="float">
            <text:p>7066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10" calcext:value-type="float">
            <text:p>1521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3769" calcext:value-type="float">
            <text:p>1137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48" calcext:value-type="float">
            <text:p>6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76078" calcext:value-type="float">
            <text:p>1760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03992" calcext:value-type="float">
            <text:p>2039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64" calcext:value-type="float">
            <text:p>1521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41931" calcext:value-type="float">
            <text:p>14193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161" calcext:value-type="float">
            <text:p>921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2990" calcext:value-type="float">
            <text:p>1229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9676" calcext:value-type="float">
            <text:p>89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13" calcext:value-type="float">
            <text:p>86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15" calcext:value-type="float">
            <text:p>748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15" calcext:value-type="float">
            <text:p>748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9733" calcext:value-type="float">
            <text:p>897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151" calcext:value-type="float">
            <text:p>921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243" calcext:value-type="float">
            <text:p>87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5471" calcext:value-type="float">
            <text:p>9547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1356" calcext:value-type="float">
            <text:p>1313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243" calcext:value-type="float">
            <text:p>87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5255" calcext:value-type="float">
            <text:p>1552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15" calcext:value-type="float">
            <text:p>748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253" calcext:value-type="float">
            <text:p>872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2243" calcext:value-type="float">
            <text:p>1022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161" calcext:value-type="float">
            <text:p>921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6311" calcext:value-type="float">
            <text:p>963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6230" calcext:value-type="float">
            <text:p>962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2285" calcext:value-type="float">
            <text:p>13228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20987" calcext:value-type="float">
            <text:p>2209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8993" calcext:value-type="float">
            <text:p>1289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48" calcext:value-type="float">
            <text:p>6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05863" calcext:value-type="float">
            <text:p>2058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821" calcext:value-type="float">
            <text:p>938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253" calcext:value-type="float">
            <text:p>8725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7981" calcext:value-type="float">
            <text:p>1079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75266" calcext:value-type="float">
            <text:p>1752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58" calcext:value-type="float">
            <text:p>629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7939" calcext:value-type="float">
            <text:p>979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2990" calcext:value-type="float">
            <text:p>1229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8083" calcext:value-type="float">
            <text:p>8808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991" calcext:value-type="float">
            <text:p>929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88978" calcext:value-type="float">
            <text:p>188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566" calcext:value-type="float">
            <text:p>695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9599" calcext:value-type="float">
            <text:p>995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1477" calcext:value-type="float">
            <text:p>101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9369" calcext:value-type="float">
            <text:p>1293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40545" calcext:value-type="float">
            <text:p>1405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6099" calcext:value-type="float">
            <text:p>16609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395" calcext:value-type="float">
            <text:p>923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1337" calcext:value-type="float">
            <text:p>1013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01354" calcext:value-type="float">
            <text:p>20135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1066" calcext:value-type="float">
            <text:p>1210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1337" calcext:value-type="float">
            <text:p>7133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2990" calcext:value-type="float">
            <text:p>1229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555" calcext:value-type="float">
            <text:p>575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12" calcext:value-type="float">
            <text:p>69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94635" calcext:value-type="float">
            <text:p>1946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459" calcext:value-type="float">
            <text:p>9245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018" calcext:value-type="float">
            <text:p>1040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8377" calcext:value-type="float">
            <text:p>1283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7948" calcext:value-type="float">
            <text:p>77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75130" calcext:value-type="float">
            <text:p>1751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00" calcext:value-type="float">
            <text:p>1521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50" calcext:value-type="float">
            <text:p>74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4641" calcext:value-type="float">
            <text:p>946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48" calcext:value-type="float">
            <text:p>6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74464" calcext:value-type="float">
            <text:p>1744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85992" calcext:value-type="float">
            <text:p>18599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878" calcext:value-type="float">
            <text:p>1048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7319" calcext:value-type="float">
            <text:p>11731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0446" calcext:value-type="float">
            <text:p>1604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2544" calcext:value-type="float">
            <text:p>1325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2806" calcext:value-type="float">
            <text:p>16280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878" calcext:value-type="float">
            <text:p>1048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3705" calcext:value-type="float">
            <text:p>1137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0638" calcext:value-type="float">
            <text:p>1606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909" calcext:value-type="float">
            <text:p>749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4405" calcext:value-type="float">
            <text:p>1544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45" calcext:value-type="float">
            <text:p>748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395" calcext:value-type="float">
            <text:p>923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55" calcext:value-type="float">
            <text:p>725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357" calcext:value-type="float">
            <text:p>863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1477" calcext:value-type="float">
            <text:p>10147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78036" calcext:value-type="float">
            <text:p>17803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418" calcext:value-type="float">
            <text:p>9241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057" calcext:value-type="float">
            <text:p>11105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75180" calcext:value-type="float">
            <text:p>17518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90432" calcext:value-type="float">
            <text:p>1904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9705" calcext:value-type="float">
            <text:p>1097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3875" calcext:value-type="float">
            <text:p>938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84" calcext:value-type="float">
            <text:p>5728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97" calcext:value-type="float">
            <text:p>87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3769" calcext:value-type="float">
            <text:p>1137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365" calcext:value-type="float">
            <text:p>1153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7946" calcext:value-type="float">
            <text:p>13794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0960" calcext:value-type="float">
            <text:p>809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4566" calcext:value-type="float">
            <text:p>845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3705" calcext:value-type="float">
            <text:p>1137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7090" calcext:value-type="float">
            <text:p>16709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1321" calcext:value-type="float">
            <text:p>9132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9535" calcext:value-type="float">
            <text:p>99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5570" calcext:value-type="float">
            <text:p>7557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17" calcext:value-type="float">
            <text:p>873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5481" calcext:value-type="float">
            <text:p>1554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46844" calcext:value-type="float">
            <text:p>14684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9750" calcext:value-type="float">
            <text:p>897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395" calcext:value-type="float">
            <text:p>9239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64" calcext:value-type="float">
            <text:p>15216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1691" calcext:value-type="float">
            <text:p>1616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2215" calcext:value-type="float">
            <text:p>922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4641" calcext:value-type="float">
            <text:p>946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304" calcext:value-type="float">
            <text:p>5730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314" calcext:value-type="float">
            <text:p>5731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87" calcext:value-type="float">
            <text:p>8648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2981" calcext:value-type="float">
            <text:p>12298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45" calcext:value-type="float">
            <text:p>748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38" calcext:value-type="float">
            <text:p>689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89680" calcext:value-type="float">
            <text:p>18968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09263" calcext:value-type="float">
            <text:p>20926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22" calcext:value-type="float">
            <text:p>6302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1438" calcext:value-type="float">
            <text:p>7143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84833" calcext:value-type="float">
            <text:p>18483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91" calcext:value-type="float">
            <text:p>72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230" calcext:value-type="float">
            <text:p>1112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7948" calcext:value-type="float">
            <text:p>77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6230" calcext:value-type="float">
            <text:p>962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9209" calcext:value-type="float">
            <text:p>10920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61" calcext:value-type="float">
            <text:p>572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79" calcext:value-type="float">
            <text:p>7487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8945" calcext:value-type="float">
            <text:p>989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20" calcext:value-type="float">
            <text:p>5722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09273" calcext:value-type="float">
            <text:p>2092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6641" calcext:value-type="float">
            <text:p>1366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55" calcext:value-type="float">
            <text:p>875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3056" calcext:value-type="float">
            <text:p>1630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10" calcext:value-type="float">
            <text:p>572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3042" calcext:value-type="float">
            <text:p>6304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686" calcext:value-type="float">
            <text:p>7468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245" calcext:value-type="float">
            <text:p>1152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8811" calcext:value-type="float">
            <text:p>10881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80839" calcext:value-type="float">
            <text:p>18083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1105" calcext:value-type="float">
            <text:p>511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6230" calcext:value-type="float">
            <text:p>962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512" calcext:value-type="float">
            <text:p>11151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4048" calcext:value-type="float">
            <text:p>1040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1066" calcext:value-type="float">
            <text:p>12106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2641" calcext:value-type="float">
            <text:p>1326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365" calcext:value-type="float">
            <text:p>11536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84113" calcext:value-type="float">
            <text:p>1841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48" calcext:value-type="float">
            <text:p>6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49694" calcext:value-type="float">
            <text:p>24969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91" calcext:value-type="float">
            <text:p>72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002" calcext:value-type="float">
            <text:p>6900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9843" calcext:value-type="float">
            <text:p>16984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57210" calcext:value-type="float">
            <text:p>5721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23" calcext:value-type="float">
            <text:p>864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36671" calcext:value-type="float">
            <text:p>13667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58" calcext:value-type="float">
            <text:p>629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7215" calcext:value-type="float">
            <text:p>1072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303" calcext:value-type="float">
            <text:p>8630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0255" calcext:value-type="float">
            <text:p>15025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9676" calcext:value-type="float">
            <text:p>89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93747" calcext:value-type="float">
            <text:p>19374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6230" calcext:value-type="float">
            <text:p>9623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52169" calcext:value-type="float">
            <text:p>152169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0960" calcext:value-type="float">
            <text:p>8096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48504" calcext:value-type="float">
            <text:p>14850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58" calcext:value-type="float">
            <text:p>629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13" calcext:value-type="float">
            <text:p>86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458" calcext:value-type="float">
            <text:p>1114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47674" calcext:value-type="float">
            <text:p>147674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9535" calcext:value-type="float">
            <text:p>99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7100" calcext:value-type="float">
            <text:p>16710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07773" calcext:value-type="float">
            <text:p>20777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88" calcext:value-type="float">
            <text:p>6298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7151" calcext:value-type="float">
            <text:p>10715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58" calcext:value-type="float">
            <text:p>6295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293" calcext:value-type="float">
            <text:p>862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4535" calcext:value-type="float">
            <text:p>11453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15" calcext:value-type="float">
            <text:p>7481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1023" calcext:value-type="float">
            <text:p>1110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97141" calcext:value-type="float">
            <text:p>971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0193" calcext:value-type="float">
            <text:p>11019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2948" calcext:value-type="float">
            <text:p>6294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3056" calcext:value-type="float">
            <text:p>16305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5516" calcext:value-type="float">
            <text:p>755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9845" calcext:value-type="float">
            <text:p>898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4845" calcext:value-type="float">
            <text:p>7484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6423" calcext:value-type="float">
            <text:p>8642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01413" calcext:value-type="float">
            <text:p>101413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91" calcext:value-type="float">
            <text:p>72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0268" calcext:value-type="float">
            <text:p>160268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15205" calcext:value-type="float">
            <text:p>11520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03216" calcext:value-type="float">
            <text:p>203216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69532" calcext:value-type="float">
            <text:p>69532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66075" calcext:value-type="float">
            <text:p>166075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97" calcext:value-type="float">
            <text:p>87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95417" calcext:value-type="float">
            <text:p>19541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91" calcext:value-type="float">
            <text:p>72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124641" calcext:value-type="float">
            <text:p>12464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230650" calcext:value-type="float">
            <text:p>230650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91" calcext:value-type="float">
            <text:p>8749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72461" calcext:value-type="float">
            <text:p>72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97" calcext:value-type="float">
            <text:p>87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97" calcext:value-type="float">
            <text:p>87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97" calcext:value-type="float">
            <text:p>87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97" calcext:value-type="float">
            <text:p>87397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1">
          <table:table-cell office:value-type="string" calcext:value-type="string">
            <text:p>Contract: MyRedBlackTree tests</text:p>
          </table:table-cell>
          <table:table-cell office:value-type="string" calcext:value-type="string">
            <text:p>Contract: MyRedBlackTree tests remove x items</text:p>
          </table:table-cell>
          <table:table-cell office:value-type="string" calcext:value-type="string">
            <text:p>remove</text:p>
          </table:table-cell>
          <table:table-cell office:value-type="float" office:value="87397" calcext:value-type="float">
            <text:p>87397</text:p>
          </table:table-cell>
        </table:table-row>
      </table:table>
      <table:table table:name="heap exchange resul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Test contrac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Gas used</text:p>
          </table:table-cell>
        </table:table-row>
        <table:table-row table:style-name="ro3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46487" calcext:value-type="float">
            <text:p>14648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46537" calcext:value-type="float">
            <text:p>14653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5183" calcext:value-type="float">
            <text:p>155183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03851" calcext:value-type="float">
            <text:p>20385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226119" calcext:value-type="float">
            <text:p>2261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10" calcext:value-type="float">
            <text:p>15661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03851" calcext:value-type="float">
            <text:p>20385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49714" calcext:value-type="float">
            <text:p>24971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49714" calcext:value-type="float">
            <text:p>24971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560" calcext:value-type="float">
            <text:p>156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2965" calcext:value-type="float">
            <text:p>13296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49714" calcext:value-type="float">
            <text:p>24971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49714" calcext:value-type="float">
            <text:p>24971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03851" calcext:value-type="float">
            <text:p>20385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2965" calcext:value-type="float">
            <text:p>13296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05" calcext:value-type="float">
            <text:p>18020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203965" calcext:value-type="float">
            <text:p>20396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203965" calcext:value-type="float">
            <text:p>20396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3029" calcext:value-type="float">
            <text:p>1330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203965" calcext:value-type="float">
            <text:p>20396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203837" calcext:value-type="float">
            <text:p>20383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32965" calcext:value-type="float">
            <text:p>13296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buy / sell orders</text:p>
          </table:table-cell>
          <table:table-cell office:value-type="string" calcext:value-type="string">
            <text:p>SELL order</text:p>
          </table:table-cell>
          <table:table-cell office:value-type="float" office:value="180319" calcext:value-type="float">
            <text:p>18031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1 order</text:p>
          </table:table-cell>
          <table:table-cell office:value-type="string" calcext:value-type="string">
            <text:p>fillOrder</text:p>
          </table:table-cell>
          <table:table-cell office:value-type="float" office:value="202480" calcext:value-type="float">
            <text:p>20248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180438" calcext:value-type="float">
            <text:p>180438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10" calcext:value-type="float">
            <text:p>20251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70" calcext:value-type="float">
            <text:p>20197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70" calcext:value-type="float">
            <text:p>20257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6761" calcext:value-type="float">
            <text:p>20676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000" calcext:value-type="float">
            <text:p>20200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29343" calcext:value-type="float">
            <text:p>229343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40" calcext:value-type="float">
            <text:p>20194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10" calcext:value-type="float">
            <text:p>20251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28829" calcext:value-type="float">
            <text:p>2288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66" calcext:value-type="float">
            <text:p>20196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36" calcext:value-type="float">
            <text:p>2019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36" calcext:value-type="float">
            <text:p>2025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96" calcext:value-type="float">
            <text:p>20199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70" calcext:value-type="float">
            <text:p>20197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36" calcext:value-type="float">
            <text:p>2019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28829" calcext:value-type="float">
            <text:p>2288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10" calcext:value-type="float">
            <text:p>20251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000" calcext:value-type="float">
            <text:p>20200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96" calcext:value-type="float">
            <text:p>20199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96" calcext:value-type="float">
            <text:p>20199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026" calcext:value-type="float">
            <text:p>20202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179901" calcext:value-type="float">
            <text:p>17990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536" calcext:value-type="float">
            <text:p>2025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180438" calcext:value-type="float">
            <text:p>180438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66" calcext:value-type="float">
            <text:p>20196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480" calcext:value-type="float">
            <text:p>20248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70" calcext:value-type="float">
            <text:p>20197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180441" calcext:value-type="float">
            <text:p>18044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1970" calcext:value-type="float">
            <text:p>20197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202480" calcext:value-type="float">
            <text:p>20248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175104" calcext:value-type="float">
            <text:p>17510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49650" calcext:value-type="float">
            <text:p>24965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51206" calcext:value-type="float">
            <text:p>2512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496" calcext:value-type="float">
            <text:p>22749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51206" calcext:value-type="float">
            <text:p>2512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560" calcext:value-type="float">
            <text:p>156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496" calcext:value-type="float">
            <text:p>22749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74852" calcext:value-type="float">
            <text:p>27485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51206" calcext:value-type="float">
            <text:p>2512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27560" calcext:value-type="float">
            <text:p>2275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851" calcext:value-type="float">
            <text:p>20385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51206" calcext:value-type="float">
            <text:p>2512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787" calcext:value-type="float">
            <text:p>20378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56624" calcext:value-type="float">
            <text:p>15662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203915" calcext:value-type="float">
            <text:p>20391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80269" calcext:value-type="float">
            <text:p>1802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BUY order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place x small buy / + 1 big sell orders</text:p>
          </table:table-cell>
          <table:table-cell office:value-type="string" calcext:value-type="string">
            <text:p>SELL order</text:p>
          </table:table-cell>
          <table:table-cell office:value-type="float" office:value="249764" calcext:value-type="float">
            <text:p>24976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34100" calcext:value-type="float">
            <text:p>23410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34130" calcext:value-type="float">
            <text:p>23413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279" calcext:value-type="float">
            <text:p>22927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09" calcext:value-type="float">
            <text:p>22930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32" calcext:value-type="float">
            <text:p>25623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13" calcext:value-type="float">
            <text:p>256213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13" calcext:value-type="float">
            <text:p>256213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7267" calcext:value-type="float">
            <text:p>20726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32" calcext:value-type="float">
            <text:p>25623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62" calcext:value-type="float">
            <text:p>25626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92" calcext:value-type="float">
            <text:p>25629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32" calcext:value-type="float">
            <text:p>25623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32" calcext:value-type="float">
            <text:p>25623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62" calcext:value-type="float">
            <text:p>25626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34160" calcext:value-type="float">
            <text:p>23416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09" calcext:value-type="float">
            <text:p>22930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99" calcext:value-type="float">
            <text:p>22939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09" calcext:value-type="float">
            <text:p>22930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09" calcext:value-type="float">
            <text:p>22930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32" calcext:value-type="float">
            <text:p>25623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7267" calcext:value-type="float">
            <text:p>20726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09" calcext:value-type="float">
            <text:p>22930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62" calcext:value-type="float">
            <text:p>25626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56262" calcext:value-type="float">
            <text:p>25626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09" calcext:value-type="float">
            <text:p>22930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99" calcext:value-type="float">
            <text:p>22939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09" calcext:value-type="float">
            <text:p>22930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429" calcext:value-type="float">
            <text:p>2294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7387" calcext:value-type="float">
            <text:p>20738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7327" calcext:value-type="float">
            <text:p>20732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99" calcext:value-type="float">
            <text:p>22939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96" calcext:value-type="float">
            <text:p>20259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7357" calcext:value-type="float">
            <text:p>20735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429" calcext:value-type="float">
            <text:p>2294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429" calcext:value-type="float">
            <text:p>22942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99" calcext:value-type="float">
            <text:p>22939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80" calcext:value-type="float">
            <text:p>22938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39" calcext:value-type="float">
            <text:p>22933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99" calcext:value-type="float">
            <text:p>22939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29369" calcext:value-type="float">
            <text:p>229369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96" calcext:value-type="float">
            <text:p>20259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36" calcext:value-type="float">
            <text:p>2025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36" calcext:value-type="float">
            <text:p>2025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80494" calcext:value-type="float">
            <text:p>18049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7431" calcext:value-type="float">
            <text:p>20743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77" calcext:value-type="float">
            <text:p>20257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614" calcext:value-type="float">
            <text:p>17561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644" calcext:value-type="float">
            <text:p>17564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36" calcext:value-type="float">
            <text:p>2025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476" calcext:value-type="float">
            <text:p>20247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66" calcext:value-type="float">
            <text:p>20256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36" calcext:value-type="float">
            <text:p>20253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80535" calcext:value-type="float">
            <text:p>18053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06" calcext:value-type="float">
            <text:p>202506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644" calcext:value-type="float">
            <text:p>17564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704" calcext:value-type="float">
            <text:p>17570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202577" calcext:value-type="float">
            <text:p>202577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644" calcext:value-type="float">
            <text:p>17564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674" calcext:value-type="float">
            <text:p>175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674" calcext:value-type="float">
            <text:p>17567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704" calcext:value-type="float">
            <text:p>17570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764" calcext:value-type="float">
            <text:p>175764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48812" calcext:value-type="float">
            <text:p>14881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75835" calcext:value-type="float">
            <text:p>175835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48812" calcext:value-type="float">
            <text:p>14881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48812" calcext:value-type="float">
            <text:p>14881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48812" calcext:value-type="float">
            <text:p>14881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26773" calcext:value-type="float">
            <text:p>126773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48973" calcext:value-type="float">
            <text:p>148973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21951" calcext:value-type="float">
            <text:p>121951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22112" calcext:value-type="float">
            <text:p>12211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00212" calcext:value-type="float">
            <text:p>100212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95300" calcext:value-type="float">
            <text:p>9530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73190" calcext:value-type="float">
            <text:p>73190</text:p>
          </table:table-cell>
        </table:table-row>
        <table:table-row table:style-name="ro1">
          <table:table-cell office:value-type="string" calcext:value-type="string">
            <text:p>Contract: Exchange tests</text:p>
          </table:table-cell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41649" calcext:value-type="float">
            <text:p>41649</text:p>
          </table:table-cell>
        </table:table-row>
      </table:table>
      <table:table table:name="Pivot heap exchange results" table:style-name="ta1">
        <table:table-column table:style-name="co17" table:default-cell-style-name="ce4"/>
        <table:table-column table:style-name="co18" table:default-cell-style-name="ce10"/>
        <table:table-column table:style-name="co19" table:default-cell-style-name="ce16"/>
        <table:table-column table:style-name="co20" table:default-cell-style-name="ce22"/>
        <table:table-column table:style-name="co21" table:default-cell-style-name="ce22"/>
        <table:table-column table:style-name="co1" table:default-cell-style-name="ce29"/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Data</text:p>
          </table:table-cell>
          <table:table-cell table:style-name="ce20" table:number-columns-repeated="2"/>
          <table:table-cell table:style-name="ce27"/>
        </table:table-row>
        <table:table-row table:style-name="ro1">
          <table:table-cell table:style-name="ce3" office:value-type="string" calcext:value-type="string">
            <text:p><text:s/>Test</text:p>
          </table:table-cell>
          <table:table-cell table:style-name="ce9" office:value-type="string" calcext:value-type="string">
            <text:p><text:s/>Tx</text:p>
          </table:table-cell>
          <table:table-cell table:style-name="ce15" office:value-type="string" calcext:value-type="string">
            <text:p>Count - <text:s/>Gas used</text:p>
          </table:table-cell>
          <table:table-cell table:style-name="ce21" office:value-type="string" calcext:value-type="string">
            <text:p>Max - <text:s/>Gas used</text:p>
          </table:table-cell>
          <table:table-cell table:style-name="ce21" office:value-type="string" calcext:value-type="string">
            <text:p>Min - <text:s/>Gas used</text:p>
          </table:table-cell>
          <table:table-cell table:style-name="ce28" office:value-type="string" calcext:value-type="string">
            <text:p>Average - <text:s/>Gas used</text:p>
          </table:table-cell>
        </table:table-row>
        <table:table-row table:style-name="ro1">
          <table:table-cell office:value-type="string" calcext:value-type="string">
            <text:p>Contract: Exchange tests fill 1 order</text:p>
          </table:table-cell>
          <table:table-cell office:value-type="string" calcext:value-type="string">
            <text:p>fillOr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2480" calcext:value-type="float">
            <text:p>202,480</text:p>
          </table:table-cell>
        </table:table-row>
        <table:table-row table:style-name="ro1">
          <table:table-cell office:value-type="string" calcext:value-type="string">
            <text:p>Contract: Exchange tests fill all orders</text:p>
          </table:table-cell>
          <table:table-cell office:value-type="string" calcext:value-type="string">
            <text:p>fillOrder</text:p>
          </table:table-cell>
          <table:table-cell office:value-type="float" office:value="42" calcext:value-type="float">
            <text:p>42</text:p>
          </table:table-cell>
          <table:table-cell office:value-type="float" office:value="229369" calcext:value-type="float">
            <text:p>229,369</text:p>
          </table:table-cell>
          <table:table-cell office:value-type="float" office:value="175104" calcext:value-type="float">
            <text:p>175,104</text:p>
          </table:table-cell>
          <table:table-cell office:value-type="float" office:value="203461.5" calcext:value-type="float">
            <text:p>203,462</text:p>
          </table:table-cell>
        </table:table-row>
        <table:table-row table:style-name="ro1">
          <table:table-cell office:value-type="string" calcext:value-type="string">
            <text:p>Contract: Exchange tests fill all orders with one big sell</text:p>
          </table:table-cell>
          <table:table-cell office:value-type="string" calcext:value-type="string">
            <text:p>fillOrder</text:p>
          </table:table-cell>
          <table:table-cell office:value-type="float" office:value="130" calcext:value-type="float">
            <text:p>130</text:p>
          </table:table-cell>
          <table:table-cell office:value-type="float" office:value="256292" calcext:value-type="float">
            <text:p>256,292</text:p>
          </table:table-cell>
          <table:table-cell office:value-type="float" office:value="41649" calcext:value-type="float">
            <text:p>41,649</text:p>
          </table:table-cell>
          <table:table-cell office:value-type="float" office:value="215226.530769231" calcext:value-type="float">
            <text:p>215,227</text:p>
          </table:table-cell>
        </table:table-row>
        <table:table-row table:style-name="ro1">
          <table:table-cell table:style-name="ce5" office:value-type="string" calcext:value-type="string">
            <text:p>Contract: Exchange tests place x buy / sell orders</text:p>
          </table:table-cell>
          <table:table-cell table:style-name="ce11" office:value-type="string" calcext:value-type="string">
            <text:p>BUY order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249714" calcext:value-type="float">
            <text:p>249,714</text:p>
          </table:table-cell>
          <table:table-cell table:style-name="ce23" office:value-type="float" office:value="132979" calcext:value-type="float">
            <text:p>132,979</text:p>
          </table:table-cell>
          <table:table-cell table:style-name="ce30" office:value-type="float" office:value="166575.41509434" calcext:value-type="float">
            <text:p>166,575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LL order</text:p>
          </table:table-cell>
          <table:table-cell table:style-name="ce18" office:value-type="float" office:value="47" calcext:value-type="float">
            <text:p>47</text:p>
          </table:table-cell>
          <table:table-cell table:style-name="ce24" office:value-type="float" office:value="226119" calcext:value-type="float">
            <text:p>226,119</text:p>
          </table:table-cell>
          <table:table-cell table:style-name="ce24" office:value-type="float" office:value="132965" calcext:value-type="float">
            <text:p>132,965</text:p>
          </table:table-cell>
          <table:table-cell table:style-name="ce31" office:value-type="float" office:value="162926.914893617" calcext:value-type="float">
            <text:p>162,927</text:p>
          </table:table-cell>
        </table:table-row>
        <table:table-row table:style-name="ro1">
          <table:table-cell table:style-name="ce5" office:value-type="string" calcext:value-type="string">
            <text:p>Contract: Exchange tests place x small buy / + 1 big sell orders</text:p>
          </table:table-cell>
          <table:table-cell table:style-name="ce11" office:value-type="string" calcext:value-type="string">
            <text:p>BUY order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274852" calcext:value-type="float">
            <text:p>274,852</text:p>
          </table:table-cell>
          <table:table-cell table:style-name="ce23" office:value-type="float" office:value="132979" calcext:value-type="float">
            <text:p>132,979</text:p>
          </table:table-cell>
          <table:table-cell table:style-name="ce30" office:value-type="float" office:value="175521.02" calcext:value-type="float">
            <text:p>175,521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LL order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4" office:value-type="float" office:value="249764" calcext:value-type="float">
            <text:p>249,764</text:p>
          </table:table-cell>
          <table:table-cell table:style-name="ce31" office:value-type="float" office:value="249764" calcext:value-type="float">
            <text:p>249,764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float" office:value="374" calcext:value-type="float">
            <text:p>374</text:p>
          </table:table-cell>
          <table:table-cell table:style-name="ce25" office:value-type="float" office:value="274852" calcext:value-type="float">
            <text:p>274852</text:p>
          </table:table-cell>
          <table:table-cell table:style-name="ce26" office:value-type="float" office:value="41649" calcext:value-type="float">
            <text:p>41,649</text:p>
          </table:table-cell>
          <table:table-cell table:style-name="ce32" office:value-type="float" office:value="189880.320855615" calcext:value-type="float">
            <text:p>189,880</text:p>
          </table:table-cell>
        </table:table-row>
      </table:table>
      <table:named-expressions/>
      <table:database-ranges>
        <table:database-range table:name="__Anonymous_Sheet_DB__0" table:target-range-address="Sheet1.A1:Sheet1.D100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A1:Sheet2.D1000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Sheet3.A1:Sheet3.J10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heap results noid 1000'.E2:'heap results noid 1000'.E1001" table:contains-header="fals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heap exchange results'.A1:'Pivot heap exchange results'.F10" table:buttons="'Pivot heap exchange results'.A2 'Pivot heap exchange results'.B2 'Pivot heap exchange results'.C1" table:show-filter-button="false" table:drill-down-on-double-click="false">
          <table:source-cell-range table:cell-range-address="'heap exchange results'.A1:'heap exchange results'.D3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Test" table:orientation="row" table:used-hierarchy="0" table:function="auto">
            <table:data-pilot-level table:show-empty="false" calcext:repeat-item-labels="false">
              <table:data-pilot-members>
                <table:data-pilot-member table:name="Contract: Exchange tests fill 1 order" table:display="true" table:show-details="true"/>
                <table:data-pilot-member table:name="Contract: Exchange tests fill all orders" table:display="true" table:show-details="true"/>
                <table:data-pilot-member table:name="Contract: Exchange tests fill all orders with one big sell" table:display="true" table:show-details="true"/>
                <table:data-pilot-member table:name="Contract: Exchange tests place x buy / sell orders" table:display="true" table:show-details="true"/>
                <table:data-pilot-member table:name="Contract: Exchange tests place x small buy / + 1 big sell ord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x" table:orientation="row" table:used-hierarchy="0" table:function="auto">
            <table:data-pilot-level table:show-empty="false" calcext:repeat-item-labels="false">
              <table:data-pilot-members>
                <table:data-pilot-member table:name="BUY order" table:display="true" table:show-details="true"/>
                <table:data-pilot-member table:name="fillOrder" table:display="true" table:show-details="true"/>
                <table:data-pilot-member table:name="SELL ord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Gas used" table:orientation="data" table:used-hierarchy="0" table:function="count">
            <table:data-pilot-level table:show-empty="false" calcext:repeat-item-labels="false">
              <table:data-pilot-members>
                <table:data-pilot-member table:name="41649" table:display="true" table:show-details="true"/>
                <table:data-pilot-member table:name="73190" table:display="true" table:show-details="true"/>
                <table:data-pilot-member table:name="95300" table:display="true" table:show-details="true"/>
                <table:data-pilot-member table:name="100212" table:display="true" table:show-details="true"/>
                <table:data-pilot-member table:name="121951" table:display="true" table:show-details="true"/>
                <table:data-pilot-member table:name="122112" table:display="true" table:show-details="true"/>
                <table:data-pilot-member table:name="126773" table:display="true" table:show-details="true"/>
                <table:data-pilot-member table:name="132965" table:display="true" table:show-details="true"/>
                <table:data-pilot-member table:name="132979" table:display="true" table:show-details="true"/>
                <table:data-pilot-member table:name="133029" table:display="true" table:show-details="true"/>
                <table:data-pilot-member table:name="146487" table:display="true" table:show-details="true"/>
                <table:data-pilot-member table:name="146537" table:display="true" table:show-details="true"/>
                <table:data-pilot-member table:name="148812" table:display="true" table:show-details="true"/>
                <table:data-pilot-member table:name="148973" table:display="true" table:show-details="true"/>
                <table:data-pilot-member table:name="155183" table:display="true" table:show-details="true"/>
                <table:data-pilot-member table:name="156560" table:display="true" table:show-details="true"/>
                <table:data-pilot-member table:name="156610" table:display="true" table:show-details="true"/>
                <table:data-pilot-member table:name="156624" table:display="true" table:show-details="true"/>
                <table:data-pilot-member table:name="156674" table:display="true" table:show-details="true"/>
                <table:data-pilot-member table:name="175104" table:display="true" table:show-details="true"/>
                <table:data-pilot-member table:name="175614" table:display="true" table:show-details="true"/>
                <table:data-pilot-member table:name="175644" table:display="true" table:show-details="true"/>
                <table:data-pilot-member table:name="175674" table:display="true" table:show-details="true"/>
                <table:data-pilot-member table:name="175704" table:display="true" table:show-details="true"/>
                <table:data-pilot-member table:name="175764" table:display="true" table:show-details="true"/>
                <table:data-pilot-member table:name="175835" table:display="true" table:show-details="true"/>
                <table:data-pilot-member table:name="179901" table:display="true" table:show-details="true"/>
                <table:data-pilot-member table:name="180205" table:display="true" table:show-details="true"/>
                <table:data-pilot-member table:name="180269" table:display="true" table:show-details="true"/>
                <table:data-pilot-member table:name="180319" table:display="true" table:show-details="true"/>
                <table:data-pilot-member table:name="180438" table:display="true" table:show-details="true"/>
                <table:data-pilot-member table:name="180441" table:display="true" table:show-details="true"/>
                <table:data-pilot-member table:name="180494" table:display="true" table:show-details="true"/>
                <table:data-pilot-member table:name="180535" table:display="true" table:show-details="true"/>
                <table:data-pilot-member table:name="201936" table:display="true" table:show-details="true"/>
                <table:data-pilot-member table:name="201940" table:display="true" table:show-details="true"/>
                <table:data-pilot-member table:name="201966" table:display="true" table:show-details="true"/>
                <table:data-pilot-member table:name="201970" table:display="true" table:show-details="true"/>
                <table:data-pilot-member table:name="201996" table:display="true" table:show-details="true"/>
                <table:data-pilot-member table:name="202000" table:display="true" table:show-details="true"/>
                <table:data-pilot-member table:name="202026" table:display="true" table:show-details="true"/>
                <table:data-pilot-member table:name="202476" table:display="true" table:show-details="true"/>
                <table:data-pilot-member table:name="202480" table:display="true" table:show-details="true"/>
                <table:data-pilot-member table:name="202506" table:display="true" table:show-details="true"/>
                <table:data-pilot-member table:name="202510" table:display="true" table:show-details="true"/>
                <table:data-pilot-member table:name="202536" table:display="true" table:show-details="true"/>
                <table:data-pilot-member table:name="202566" table:display="true" table:show-details="true"/>
                <table:data-pilot-member table:name="202570" table:display="true" table:show-details="true"/>
                <table:data-pilot-member table:name="202577" table:display="true" table:show-details="true"/>
                <table:data-pilot-member table:name="202596" table:display="true" table:show-details="true"/>
                <table:data-pilot-member table:name="203787" table:display="true" table:show-details="true"/>
                <table:data-pilot-member table:name="203837" table:display="true" table:show-details="true"/>
                <table:data-pilot-member table:name="203851" table:display="true" table:show-details="true"/>
                <table:data-pilot-member table:name="203915" table:display="true" table:show-details="true"/>
                <table:data-pilot-member table:name="203965" table:display="true" table:show-details="true"/>
                <table:data-pilot-member table:name="206761" table:display="true" table:show-details="true"/>
                <table:data-pilot-member table:name="207267" table:display="true" table:show-details="true"/>
                <table:data-pilot-member table:name="207327" table:display="true" table:show-details="true"/>
                <table:data-pilot-member table:name="207357" table:display="true" table:show-details="true"/>
                <table:data-pilot-member table:name="207387" table:display="true" table:show-details="true"/>
                <table:data-pilot-member table:name="207431" table:display="true" table:show-details="true"/>
                <table:data-pilot-member table:name="226119" table:display="true" table:show-details="true"/>
                <table:data-pilot-member table:name="227496" table:display="true" table:show-details="true"/>
                <table:data-pilot-member table:name="227560" table:display="true" table:show-details="true"/>
                <table:data-pilot-member table:name="228829" table:display="true" table:show-details="true"/>
                <table:data-pilot-member table:name="229279" table:display="true" table:show-details="true"/>
                <table:data-pilot-member table:name="229309" table:display="true" table:show-details="true"/>
                <table:data-pilot-member table:name="229339" table:display="true" table:show-details="true"/>
                <table:data-pilot-member table:name="229343" table:display="true" table:show-details="true"/>
                <table:data-pilot-member table:name="229369" table:display="true" table:show-details="true"/>
                <table:data-pilot-member table:name="229380" table:display="true" table:show-details="true"/>
                <table:data-pilot-member table:name="229399" table:display="true" table:show-details="true"/>
                <table:data-pilot-member table:name="229429" table:display="true" table:show-details="true"/>
                <table:data-pilot-member table:name="234100" table:display="true" table:show-details="true"/>
                <table:data-pilot-member table:name="234130" table:display="true" table:show-details="true"/>
                <table:data-pilot-member table:name="234160" table:display="true" table:show-details="true"/>
                <table:data-pilot-member table:name="249650" table:display="true" table:show-details="true"/>
                <table:data-pilot-member table:name="249714" table:display="true" table:show-details="true"/>
                <table:data-pilot-member table:name="249764" table:display="true" table:show-details="true"/>
                <table:data-pilot-member table:name="251206" table:display="true" table:show-details="true"/>
                <table:data-pilot-member table:name="256172" table:display="true" table:show-details="true"/>
                <table:data-pilot-member table:name="256202" table:display="true" table:show-details="true"/>
                <table:data-pilot-member table:name="256213" table:display="true" table:show-details="true"/>
                <table:data-pilot-member table:name="256232" table:display="true" table:show-details="true"/>
                <table:data-pilot-member table:name="256262" table:display="true" table:show-details="true"/>
                <table:data-pilot-member table:name="256292" table:display="true" table:show-details="true"/>
                <table:data-pilot-member table:name="2748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Gas used" table:orientation="data" table:used-hierarchy="0" table:function="max">
            <table:data-pilot-level table:show-empty="false" calcext:repeat-item-labels="false">
              <table:data-pilot-members>
                <table:data-pilot-member table:name="41649" table:display="true" table:show-details="true"/>
                <table:data-pilot-member table:name="73190" table:display="true" table:show-details="true"/>
                <table:data-pilot-member table:name="95300" table:display="true" table:show-details="true"/>
                <table:data-pilot-member table:name="100212" table:display="true" table:show-details="true"/>
                <table:data-pilot-member table:name="121951" table:display="true" table:show-details="true"/>
                <table:data-pilot-member table:name="122112" table:display="true" table:show-details="true"/>
                <table:data-pilot-member table:name="126773" table:display="true" table:show-details="true"/>
                <table:data-pilot-member table:name="132965" table:display="true" table:show-details="true"/>
                <table:data-pilot-member table:name="132979" table:display="true" table:show-details="true"/>
                <table:data-pilot-member table:name="133029" table:display="true" table:show-details="true"/>
                <table:data-pilot-member table:name="146487" table:display="true" table:show-details="true"/>
                <table:data-pilot-member table:name="146537" table:display="true" table:show-details="true"/>
                <table:data-pilot-member table:name="148812" table:display="true" table:show-details="true"/>
                <table:data-pilot-member table:name="148973" table:display="true" table:show-details="true"/>
                <table:data-pilot-member table:name="155183" table:display="true" table:show-details="true"/>
                <table:data-pilot-member table:name="156560" table:display="true" table:show-details="true"/>
                <table:data-pilot-member table:name="156610" table:display="true" table:show-details="true"/>
                <table:data-pilot-member table:name="156624" table:display="true" table:show-details="true"/>
                <table:data-pilot-member table:name="156674" table:display="true" table:show-details="true"/>
                <table:data-pilot-member table:name="175104" table:display="true" table:show-details="true"/>
                <table:data-pilot-member table:name="175614" table:display="true" table:show-details="true"/>
                <table:data-pilot-member table:name="175644" table:display="true" table:show-details="true"/>
                <table:data-pilot-member table:name="175674" table:display="true" table:show-details="true"/>
                <table:data-pilot-member table:name="175704" table:display="true" table:show-details="true"/>
                <table:data-pilot-member table:name="175764" table:display="true" table:show-details="true"/>
                <table:data-pilot-member table:name="175835" table:display="true" table:show-details="true"/>
                <table:data-pilot-member table:name="179901" table:display="true" table:show-details="true"/>
                <table:data-pilot-member table:name="180205" table:display="true" table:show-details="true"/>
                <table:data-pilot-member table:name="180269" table:display="true" table:show-details="true"/>
                <table:data-pilot-member table:name="180319" table:display="true" table:show-details="true"/>
                <table:data-pilot-member table:name="180438" table:display="true" table:show-details="true"/>
                <table:data-pilot-member table:name="180441" table:display="true" table:show-details="true"/>
                <table:data-pilot-member table:name="180494" table:display="true" table:show-details="true"/>
                <table:data-pilot-member table:name="180535" table:display="true" table:show-details="true"/>
                <table:data-pilot-member table:name="201936" table:display="true" table:show-details="true"/>
                <table:data-pilot-member table:name="201940" table:display="true" table:show-details="true"/>
                <table:data-pilot-member table:name="201966" table:display="true" table:show-details="true"/>
                <table:data-pilot-member table:name="201970" table:display="true" table:show-details="true"/>
                <table:data-pilot-member table:name="201996" table:display="true" table:show-details="true"/>
                <table:data-pilot-member table:name="202000" table:display="true" table:show-details="true"/>
                <table:data-pilot-member table:name="202026" table:display="true" table:show-details="true"/>
                <table:data-pilot-member table:name="202476" table:display="true" table:show-details="true"/>
                <table:data-pilot-member table:name="202480" table:display="true" table:show-details="true"/>
                <table:data-pilot-member table:name="202506" table:display="true" table:show-details="true"/>
                <table:data-pilot-member table:name="202510" table:display="true" table:show-details="true"/>
                <table:data-pilot-member table:name="202536" table:display="true" table:show-details="true"/>
                <table:data-pilot-member table:name="202566" table:display="true" table:show-details="true"/>
                <table:data-pilot-member table:name="202570" table:display="true" table:show-details="true"/>
                <table:data-pilot-member table:name="202577" table:display="true" table:show-details="true"/>
                <table:data-pilot-member table:name="202596" table:display="true" table:show-details="true"/>
                <table:data-pilot-member table:name="203787" table:display="true" table:show-details="true"/>
                <table:data-pilot-member table:name="203837" table:display="true" table:show-details="true"/>
                <table:data-pilot-member table:name="203851" table:display="true" table:show-details="true"/>
                <table:data-pilot-member table:name="203915" table:display="true" table:show-details="true"/>
                <table:data-pilot-member table:name="203965" table:display="true" table:show-details="true"/>
                <table:data-pilot-member table:name="206761" table:display="true" table:show-details="true"/>
                <table:data-pilot-member table:name="207267" table:display="true" table:show-details="true"/>
                <table:data-pilot-member table:name="207327" table:display="true" table:show-details="true"/>
                <table:data-pilot-member table:name="207357" table:display="true" table:show-details="true"/>
                <table:data-pilot-member table:name="207387" table:display="true" table:show-details="true"/>
                <table:data-pilot-member table:name="207431" table:display="true" table:show-details="true"/>
                <table:data-pilot-member table:name="226119" table:display="true" table:show-details="true"/>
                <table:data-pilot-member table:name="227496" table:display="true" table:show-details="true"/>
                <table:data-pilot-member table:name="227560" table:display="true" table:show-details="true"/>
                <table:data-pilot-member table:name="228829" table:display="true" table:show-details="true"/>
                <table:data-pilot-member table:name="229279" table:display="true" table:show-details="true"/>
                <table:data-pilot-member table:name="229309" table:display="true" table:show-details="true"/>
                <table:data-pilot-member table:name="229339" table:display="true" table:show-details="true"/>
                <table:data-pilot-member table:name="229343" table:display="true" table:show-details="true"/>
                <table:data-pilot-member table:name="229369" table:display="true" table:show-details="true"/>
                <table:data-pilot-member table:name="229380" table:display="true" table:show-details="true"/>
                <table:data-pilot-member table:name="229399" table:display="true" table:show-details="true"/>
                <table:data-pilot-member table:name="229429" table:display="true" table:show-details="true"/>
                <table:data-pilot-member table:name="234100" table:display="true" table:show-details="true"/>
                <table:data-pilot-member table:name="234130" table:display="true" table:show-details="true"/>
                <table:data-pilot-member table:name="234160" table:display="true" table:show-details="true"/>
                <table:data-pilot-member table:name="249650" table:display="true" table:show-details="true"/>
                <table:data-pilot-member table:name="249714" table:display="true" table:show-details="true"/>
                <table:data-pilot-member table:name="249764" table:display="true" table:show-details="true"/>
                <table:data-pilot-member table:name="251206" table:display="true" table:show-details="true"/>
                <table:data-pilot-member table:name="256172" table:display="true" table:show-details="true"/>
                <table:data-pilot-member table:name="256202" table:display="true" table:show-details="true"/>
                <table:data-pilot-member table:name="256213" table:display="true" table:show-details="true"/>
                <table:data-pilot-member table:name="256232" table:display="true" table:show-details="true"/>
                <table:data-pilot-member table:name="256262" table:display="true" table:show-details="true"/>
                <table:data-pilot-member table:name="256292" table:display="true" table:show-details="true"/>
                <table:data-pilot-member table:name="2748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Gas used" table:orientation="data" table:used-hierarchy="0" table:function="min">
            <table:data-pilot-level table:show-empty="false" calcext:repeat-item-labels="false">
              <table:data-pilot-members>
                <table:data-pilot-member table:name="41649" table:display="true" table:show-details="true"/>
                <table:data-pilot-member table:name="73190" table:display="true" table:show-details="true"/>
                <table:data-pilot-member table:name="95300" table:display="true" table:show-details="true"/>
                <table:data-pilot-member table:name="100212" table:display="true" table:show-details="true"/>
                <table:data-pilot-member table:name="121951" table:display="true" table:show-details="true"/>
                <table:data-pilot-member table:name="122112" table:display="true" table:show-details="true"/>
                <table:data-pilot-member table:name="126773" table:display="true" table:show-details="true"/>
                <table:data-pilot-member table:name="132965" table:display="true" table:show-details="true"/>
                <table:data-pilot-member table:name="132979" table:display="true" table:show-details="true"/>
                <table:data-pilot-member table:name="133029" table:display="true" table:show-details="true"/>
                <table:data-pilot-member table:name="146487" table:display="true" table:show-details="true"/>
                <table:data-pilot-member table:name="146537" table:display="true" table:show-details="true"/>
                <table:data-pilot-member table:name="148812" table:display="true" table:show-details="true"/>
                <table:data-pilot-member table:name="148973" table:display="true" table:show-details="true"/>
                <table:data-pilot-member table:name="155183" table:display="true" table:show-details="true"/>
                <table:data-pilot-member table:name="156560" table:display="true" table:show-details="true"/>
                <table:data-pilot-member table:name="156610" table:display="true" table:show-details="true"/>
                <table:data-pilot-member table:name="156624" table:display="true" table:show-details="true"/>
                <table:data-pilot-member table:name="156674" table:display="true" table:show-details="true"/>
                <table:data-pilot-member table:name="175104" table:display="true" table:show-details="true"/>
                <table:data-pilot-member table:name="175614" table:display="true" table:show-details="true"/>
                <table:data-pilot-member table:name="175644" table:display="true" table:show-details="true"/>
                <table:data-pilot-member table:name="175674" table:display="true" table:show-details="true"/>
                <table:data-pilot-member table:name="175704" table:display="true" table:show-details="true"/>
                <table:data-pilot-member table:name="175764" table:display="true" table:show-details="true"/>
                <table:data-pilot-member table:name="175835" table:display="true" table:show-details="true"/>
                <table:data-pilot-member table:name="179901" table:display="true" table:show-details="true"/>
                <table:data-pilot-member table:name="180205" table:display="true" table:show-details="true"/>
                <table:data-pilot-member table:name="180269" table:display="true" table:show-details="true"/>
                <table:data-pilot-member table:name="180319" table:display="true" table:show-details="true"/>
                <table:data-pilot-member table:name="180438" table:display="true" table:show-details="true"/>
                <table:data-pilot-member table:name="180441" table:display="true" table:show-details="true"/>
                <table:data-pilot-member table:name="180494" table:display="true" table:show-details="true"/>
                <table:data-pilot-member table:name="180535" table:display="true" table:show-details="true"/>
                <table:data-pilot-member table:name="201936" table:display="true" table:show-details="true"/>
                <table:data-pilot-member table:name="201940" table:display="true" table:show-details="true"/>
                <table:data-pilot-member table:name="201966" table:display="true" table:show-details="true"/>
                <table:data-pilot-member table:name="201970" table:display="true" table:show-details="true"/>
                <table:data-pilot-member table:name="201996" table:display="true" table:show-details="true"/>
                <table:data-pilot-member table:name="202000" table:display="true" table:show-details="true"/>
                <table:data-pilot-member table:name="202026" table:display="true" table:show-details="true"/>
                <table:data-pilot-member table:name="202476" table:display="true" table:show-details="true"/>
                <table:data-pilot-member table:name="202480" table:display="true" table:show-details="true"/>
                <table:data-pilot-member table:name="202506" table:display="true" table:show-details="true"/>
                <table:data-pilot-member table:name="202510" table:display="true" table:show-details="true"/>
                <table:data-pilot-member table:name="202536" table:display="true" table:show-details="true"/>
                <table:data-pilot-member table:name="202566" table:display="true" table:show-details="true"/>
                <table:data-pilot-member table:name="202570" table:display="true" table:show-details="true"/>
                <table:data-pilot-member table:name="202577" table:display="true" table:show-details="true"/>
                <table:data-pilot-member table:name="202596" table:display="true" table:show-details="true"/>
                <table:data-pilot-member table:name="203787" table:display="true" table:show-details="true"/>
                <table:data-pilot-member table:name="203837" table:display="true" table:show-details="true"/>
                <table:data-pilot-member table:name="203851" table:display="true" table:show-details="true"/>
                <table:data-pilot-member table:name="203915" table:display="true" table:show-details="true"/>
                <table:data-pilot-member table:name="203965" table:display="true" table:show-details="true"/>
                <table:data-pilot-member table:name="206761" table:display="true" table:show-details="true"/>
                <table:data-pilot-member table:name="207267" table:display="true" table:show-details="true"/>
                <table:data-pilot-member table:name="207327" table:display="true" table:show-details="true"/>
                <table:data-pilot-member table:name="207357" table:display="true" table:show-details="true"/>
                <table:data-pilot-member table:name="207387" table:display="true" table:show-details="true"/>
                <table:data-pilot-member table:name="207431" table:display="true" table:show-details="true"/>
                <table:data-pilot-member table:name="226119" table:display="true" table:show-details="true"/>
                <table:data-pilot-member table:name="227496" table:display="true" table:show-details="true"/>
                <table:data-pilot-member table:name="227560" table:display="true" table:show-details="true"/>
                <table:data-pilot-member table:name="228829" table:display="true" table:show-details="true"/>
                <table:data-pilot-member table:name="229279" table:display="true" table:show-details="true"/>
                <table:data-pilot-member table:name="229309" table:display="true" table:show-details="true"/>
                <table:data-pilot-member table:name="229339" table:display="true" table:show-details="true"/>
                <table:data-pilot-member table:name="229343" table:display="true" table:show-details="true"/>
                <table:data-pilot-member table:name="229369" table:display="true" table:show-details="true"/>
                <table:data-pilot-member table:name="229380" table:display="true" table:show-details="true"/>
                <table:data-pilot-member table:name="229399" table:display="true" table:show-details="true"/>
                <table:data-pilot-member table:name="229429" table:display="true" table:show-details="true"/>
                <table:data-pilot-member table:name="234100" table:display="true" table:show-details="true"/>
                <table:data-pilot-member table:name="234130" table:display="true" table:show-details="true"/>
                <table:data-pilot-member table:name="234160" table:display="true" table:show-details="true"/>
                <table:data-pilot-member table:name="249650" table:display="true" table:show-details="true"/>
                <table:data-pilot-member table:name="249714" table:display="true" table:show-details="true"/>
                <table:data-pilot-member table:name="249764" table:display="true" table:show-details="true"/>
                <table:data-pilot-member table:name="251206" table:display="true" table:show-details="true"/>
                <table:data-pilot-member table:name="256172" table:display="true" table:show-details="true"/>
                <table:data-pilot-member table:name="256202" table:display="true" table:show-details="true"/>
                <table:data-pilot-member table:name="256213" table:display="true" table:show-details="true"/>
                <table:data-pilot-member table:name="256232" table:display="true" table:show-details="true"/>
                <table:data-pilot-member table:name="256262" table:display="true" table:show-details="true"/>
                <table:data-pilot-member table:name="256292" table:display="true" table:show-details="true"/>
                <table:data-pilot-member table:name="2748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Gas used" table:orientation="data" table:used-hierarchy="0" table:function="average">
            <table:data-pilot-level table:show-empty="false" calcext:repeat-item-labels="false">
              <table:data-pilot-members>
                <table:data-pilot-member table:name="41649" table:display="true" table:show-details="true"/>
                <table:data-pilot-member table:name="73190" table:display="true" table:show-details="true"/>
                <table:data-pilot-member table:name="95300" table:display="true" table:show-details="true"/>
                <table:data-pilot-member table:name="100212" table:display="true" table:show-details="true"/>
                <table:data-pilot-member table:name="121951" table:display="true" table:show-details="true"/>
                <table:data-pilot-member table:name="122112" table:display="true" table:show-details="true"/>
                <table:data-pilot-member table:name="126773" table:display="true" table:show-details="true"/>
                <table:data-pilot-member table:name="132965" table:display="true" table:show-details="true"/>
                <table:data-pilot-member table:name="132979" table:display="true" table:show-details="true"/>
                <table:data-pilot-member table:name="133029" table:display="true" table:show-details="true"/>
                <table:data-pilot-member table:name="146487" table:display="true" table:show-details="true"/>
                <table:data-pilot-member table:name="146537" table:display="true" table:show-details="true"/>
                <table:data-pilot-member table:name="148812" table:display="true" table:show-details="true"/>
                <table:data-pilot-member table:name="148973" table:display="true" table:show-details="true"/>
                <table:data-pilot-member table:name="155183" table:display="true" table:show-details="true"/>
                <table:data-pilot-member table:name="156560" table:display="true" table:show-details="true"/>
                <table:data-pilot-member table:name="156610" table:display="true" table:show-details="true"/>
                <table:data-pilot-member table:name="156624" table:display="true" table:show-details="true"/>
                <table:data-pilot-member table:name="156674" table:display="true" table:show-details="true"/>
                <table:data-pilot-member table:name="175104" table:display="true" table:show-details="true"/>
                <table:data-pilot-member table:name="175614" table:display="true" table:show-details="true"/>
                <table:data-pilot-member table:name="175644" table:display="true" table:show-details="true"/>
                <table:data-pilot-member table:name="175674" table:display="true" table:show-details="true"/>
                <table:data-pilot-member table:name="175704" table:display="true" table:show-details="true"/>
                <table:data-pilot-member table:name="175764" table:display="true" table:show-details="true"/>
                <table:data-pilot-member table:name="175835" table:display="true" table:show-details="true"/>
                <table:data-pilot-member table:name="179901" table:display="true" table:show-details="true"/>
                <table:data-pilot-member table:name="180205" table:display="true" table:show-details="true"/>
                <table:data-pilot-member table:name="180269" table:display="true" table:show-details="true"/>
                <table:data-pilot-member table:name="180319" table:display="true" table:show-details="true"/>
                <table:data-pilot-member table:name="180438" table:display="true" table:show-details="true"/>
                <table:data-pilot-member table:name="180441" table:display="true" table:show-details="true"/>
                <table:data-pilot-member table:name="180494" table:display="true" table:show-details="true"/>
                <table:data-pilot-member table:name="180535" table:display="true" table:show-details="true"/>
                <table:data-pilot-member table:name="201936" table:display="true" table:show-details="true"/>
                <table:data-pilot-member table:name="201940" table:display="true" table:show-details="true"/>
                <table:data-pilot-member table:name="201966" table:display="true" table:show-details="true"/>
                <table:data-pilot-member table:name="201970" table:display="true" table:show-details="true"/>
                <table:data-pilot-member table:name="201996" table:display="true" table:show-details="true"/>
                <table:data-pilot-member table:name="202000" table:display="true" table:show-details="true"/>
                <table:data-pilot-member table:name="202026" table:display="true" table:show-details="true"/>
                <table:data-pilot-member table:name="202476" table:display="true" table:show-details="true"/>
                <table:data-pilot-member table:name="202480" table:display="true" table:show-details="true"/>
                <table:data-pilot-member table:name="202506" table:display="true" table:show-details="true"/>
                <table:data-pilot-member table:name="202510" table:display="true" table:show-details="true"/>
                <table:data-pilot-member table:name="202536" table:display="true" table:show-details="true"/>
                <table:data-pilot-member table:name="202566" table:display="true" table:show-details="true"/>
                <table:data-pilot-member table:name="202570" table:display="true" table:show-details="true"/>
                <table:data-pilot-member table:name="202577" table:display="true" table:show-details="true"/>
                <table:data-pilot-member table:name="202596" table:display="true" table:show-details="true"/>
                <table:data-pilot-member table:name="203787" table:display="true" table:show-details="true"/>
                <table:data-pilot-member table:name="203837" table:display="true" table:show-details="true"/>
                <table:data-pilot-member table:name="203851" table:display="true" table:show-details="true"/>
                <table:data-pilot-member table:name="203915" table:display="true" table:show-details="true"/>
                <table:data-pilot-member table:name="203965" table:display="true" table:show-details="true"/>
                <table:data-pilot-member table:name="206761" table:display="true" table:show-details="true"/>
                <table:data-pilot-member table:name="207267" table:display="true" table:show-details="true"/>
                <table:data-pilot-member table:name="207327" table:display="true" table:show-details="true"/>
                <table:data-pilot-member table:name="207357" table:display="true" table:show-details="true"/>
                <table:data-pilot-member table:name="207387" table:display="true" table:show-details="true"/>
                <table:data-pilot-member table:name="207431" table:display="true" table:show-details="true"/>
                <table:data-pilot-member table:name="226119" table:display="true" table:show-details="true"/>
                <table:data-pilot-member table:name="227496" table:display="true" table:show-details="true"/>
                <table:data-pilot-member table:name="227560" table:display="true" table:show-details="true"/>
                <table:data-pilot-member table:name="228829" table:display="true" table:show-details="true"/>
                <table:data-pilot-member table:name="229279" table:display="true" table:show-details="true"/>
                <table:data-pilot-member table:name="229309" table:display="true" table:show-details="true"/>
                <table:data-pilot-member table:name="229339" table:display="true" table:show-details="true"/>
                <table:data-pilot-member table:name="229343" table:display="true" table:show-details="true"/>
                <table:data-pilot-member table:name="229369" table:display="true" table:show-details="true"/>
                <table:data-pilot-member table:name="229380" table:display="true" table:show-details="true"/>
                <table:data-pilot-member table:name="229399" table:display="true" table:show-details="true"/>
                <table:data-pilot-member table:name="229429" table:display="true" table:show-details="true"/>
                <table:data-pilot-member table:name="234100" table:display="true" table:show-details="true"/>
                <table:data-pilot-member table:name="234130" table:display="true" table:show-details="true"/>
                <table:data-pilot-member table:name="234160" table:display="true" table:show-details="true"/>
                <table:data-pilot-member table:name="249650" table:display="true" table:show-details="true"/>
                <table:data-pilot-member table:name="249714" table:display="true" table:show-details="true"/>
                <table:data-pilot-member table:name="249764" table:display="true" table:show-details="true"/>
                <table:data-pilot-member table:name="251206" table:display="true" table:show-details="true"/>
                <table:data-pilot-member table:name="256172" table:display="true" table:show-details="true"/>
                <table:data-pilot-member table:name="256202" table:display="true" table:show-details="true"/>
                <table:data-pilot-member table:name="256213" table:display="true" table:show-details="true"/>
                <table:data-pilot-member table:name="256232" table:display="true" table:show-details="true"/>
                <table:data-pilot-member table:name="256262" table:display="true" table:show-details="true"/>
                <table:data-pilot-member table:name="256292" table:display="true" table:show-details="true"/>
                <table:data-pilot-member table:name="2748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Petrovics</meta:initial-creator>
    <meta:creation-date>2017-12-06T11:29:06.827339886</meta:creation-date>
    <dc:date>2017-12-06T23:37:28.953181508</dc:date>
    <dc:creator>Peter Petrovics</dc:creator>
    <meta:editing-duration>PT3H3M22S</meta:editing-duration>
    <meta:editing-cycles>2</meta:editing-cycles>
    <meta:generator>LibreOffice/5.4.2.2$MacOSX_X86_64 LibreOffice_project/22b09f6418e8c2d508a9eaf86b2399209b0990f4</meta:generator>
    <meta:document-statistic meta:table-count="6" meta:cell-count="14956" meta:object-count="0"/>
  </office:meta>
</office:document-meta>
</file>